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B00000043B4CE135F9CDA9D37C.png" manifest:media-type="image/png"/>
  <manifest:file-entry manifest:full-path="Pictures/100000000000025800000190D0777EED08117D0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1" svg:font-family="'Courier New'" style:font-adornments="Normal" style:font-family-generic="modern" style:font-pitch="fixed"/>
    <style:font-face style:name="Marianne1" svg:font-family="Marianne" style:font-family-generic="modern" style:font-pitch="variable"/>
    <style:font-face style:name="Marianne Light" svg:font-family="'Marianne Light'" style:font-family-generic="modern" style:font-pitch="variable"/>
    <style:font-face style:name="Marianne Light1" svg:font-family="'Marianne Light'" style:font-adornments="Light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Marianne" svg:font-family="Marianne" style:font-family-generic="roman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6.002cm" fo:margin-left="0cm" fo:margin-top="0cm" fo:margin-bottom="0cm" table:align="left" style:writing-mode="lr-tb"/>
    </style:style>
    <style:style style:name="Tableau1.A" style:family="table-column">
      <style:table-column-properties style:column-width="15.002cm"/>
    </style:style>
    <style:style style:name="Tableau1.B" style:family="table-column">
      <style:table-column-properties style:column-width="0.998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611cm" fo:margin-left="0cm" fo:margin-top="0cm" fo:margin-bottom="0cm" table:align="left" style:writing-mode="lr-tb"/>
    </style:style>
    <style:style style:name="Tableau2.A" style:family="table-column">
      <style:table-column-properties style:column-width="2.752cm"/>
    </style:style>
    <style:style style:name="Tableau2.B" style:family="table-column">
      <style:table-column-properties style:column-width="4.69cm"/>
    </style:style>
    <style:style style:name="Tableau2.C" style:family="table-column">
      <style:table-column-properties style:column-width="2.526cm"/>
    </style:style>
    <style:style style:name="Tableau2.D" style:family="table-column">
      <style:table-column-properties style:column-width="3.321cm"/>
    </style:style>
    <style:style style:name="Tableau2.1" style:family="table-row">
      <style:table-row-properties style:min-row-height="0.706cm"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2" style:family="table-row">
      <style:table-row-properties style:min-row-height="0.697cm" fo:keep-together="auto"/>
    </style:style>
    <style:style style:name="Tableau2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.3" style:family="table-row">
      <style:table-row-properties style:min-row-height="0.961cm" fo:keep-together="auto"/>
    </style:style>
    <style:style style:name="Tableau2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" style:family="table">
      <style:table-properties style:width="16.611cm" fo:margin-left="0cm" fo:margin-top="0cm" fo:margin-bottom="0cm" table:align="left" style:writing-mode="lr-tb"/>
    </style:style>
    <style:style style:name="Tableau3.A" style:family="table-column">
      <style:table-column-properties style:column-width="2.752cm"/>
    </style:style>
    <style:style style:name="Tableau3.B" style:family="table-column">
      <style:table-column-properties style:column-width="4.701cm"/>
    </style:style>
    <style:style style:name="Tableau3.C" style:family="table-column">
      <style:table-column-properties style:column-width="2.515cm"/>
    </style:style>
    <style:style style:name="Tableau3.D" style:family="table-column">
      <style:table-column-properties style:column-width="3.321cm"/>
    </style:style>
    <style:style style:name="Tableau3.1" style:family="table-row">
      <style:table-row-properties style:min-row-height="0.706cm"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2" style:family="table-row">
      <style:table-row-properties style:min-row-height="0.794cm" fo:keep-together="auto"/>
    </style:style>
    <style:style style:name="Tableau3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.3" style:family="table-row">
      <style:table-row-properties style:min-row-height="0.961cm" fo:keep-together="auto"/>
    </style:style>
    <style:style style:name="Tableau3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" style:family="table">
      <style:table-properties style:width="16.611cm" fo:margin-left="0cm" fo:margin-top="0cm" fo:margin-bottom="0cm" table:align="left" style:writing-mode="lr-tb"/>
    </style:style>
    <style:style style:name="Tableau4.A" style:family="table-column">
      <style:table-column-properties style:column-width="2.752cm"/>
    </style:style>
    <style:style style:name="Tableau4.B" style:family="table-column">
      <style:table-column-properties style:column-width="4.701cm"/>
    </style:style>
    <style:style style:name="Tableau4.C" style:family="table-column">
      <style:table-column-properties style:column-width="2.515cm"/>
    </style:style>
    <style:style style:name="Tableau4.D" style:family="table-column">
      <style:table-column-properties style:column-width="3.321cm"/>
    </style:style>
    <style:style style:name="Tableau4.1" style:family="table-row">
      <style:table-row-properties style:min-row-height="0.706cm"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4.2" style:family="table-row">
      <style:table-row-properties style:min-row-height="0.697cm" fo:keep-together="auto"/>
    </style:style>
    <style:style style:name="Tableau4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.3" style:family="table-row">
      <style:table-row-properties style:min-row-height="1.088cm" fo:keep-together="auto"/>
    </style:style>
    <style:style style:name="Tableau4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" style:family="table">
      <style:table-properties style:width="16.611cm" fo:margin-left="0cm" fo:margin-top="0cm" fo:margin-bottom="0cm" table:align="left" style:writing-mode="lr-tb"/>
    </style:style>
    <style:style style:name="Tableau5.A" style:family="table-column">
      <style:table-column-properties style:column-width="6.689cm"/>
    </style:style>
    <style:style style:name="Tableau5.B" style:family="table-column">
      <style:table-column-properties style:column-width="9.92cm"/>
    </style:style>
    <style:style style:name="Tableau5.1" style:family="table-row">
      <style:table-row-properties style:min-row-height="0.706cm"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5.2" style:family="table-row">
      <style:table-row-properties style:min-row-height="0.697cm" fo:keep-together="auto"/>
    </style:style>
    <style:style style:name="Tableau5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.3" style:family="table-row">
      <style:table-row-properties style:min-row-height="0.961cm" fo:keep-together="auto"/>
    </style:style>
    <style:style style:name="Tableau5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6" style:family="table">
      <style:table-properties style:width="16.611cm" fo:margin-left="0cm" fo:margin-top="0cm" fo:margin-bottom="0cm" table:align="left" style:writing-mode="lr-tb"/>
    </style:style>
    <style:style style:name="Tableau6.A" style:family="table-column">
      <style:table-column-properties style:column-width="6.68cm"/>
    </style:style>
    <style:style style:name="Tableau6.B" style:family="table-column">
      <style:table-column-properties style:column-width="9.929cm"/>
    </style:style>
    <style:style style:name="Tableau6.1" style:family="table-row">
      <style:table-row-properties style:min-row-height="0.706cm"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6.2" style:family="table-row">
      <style:table-row-properties style:min-row-height="0.794cm" fo:keep-together="auto"/>
    </style:style>
    <style:style style:name="Tableau6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6.3" style:family="table-row">
      <style:table-row-properties style:min-row-height="0.961cm" fo:keep-together="auto"/>
    </style:style>
    <style:style style:name="Tableau6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6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7" style:family="table">
      <style:table-properties style:width="16.611cm" fo:margin-left="0cm" fo:margin-top="0cm" fo:margin-bottom="0cm" table:align="left" style:writing-mode="lr-tb"/>
    </style:style>
    <style:style style:name="Tableau7.A" style:family="table-column">
      <style:table-column-properties style:column-width="6.68cm"/>
    </style:style>
    <style:style style:name="Tableau7.B" style:family="table-column">
      <style:table-column-properties style:column-width="9.929cm"/>
    </style:style>
    <style:style style:name="Tableau7.1" style:family="table-row">
      <style:table-row-properties style:min-row-height="0.706cm"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7.2" style:family="table-row">
      <style:table-row-properties style:min-row-height="0.697cm" fo:keep-together="auto"/>
    </style:style>
    <style:style style:name="Tableau7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7.3" style:family="table-row">
      <style:table-row-properties style:min-row-height="1.088cm" fo:keep-together="auto"/>
    </style:style>
    <style:style style:name="Tableau7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7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8" style:family="table">
      <style:table-properties style:width="16.611cm" fo:margin-left="0cm" fo:margin-top="0cm" fo:margin-bottom="0cm" table:align="left" style:writing-mode="lr-tb"/>
    </style:style>
    <style:style style:name="Tableau8.A" style:family="table-column">
      <style:table-column-properties style:column-width="6.689cm"/>
    </style:style>
    <style:style style:name="Tableau8.B" style:family="table-column">
      <style:table-column-properties style:column-width="9.92cm"/>
    </style:style>
    <style:style style:name="Tableau8.1" style:family="table-row">
      <style:table-row-properties style:min-row-height="0.706cm" fo:keep-together="auto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8.2" style:family="table-row">
      <style:table-row-properties style:min-row-height="0.697cm" fo:keep-together="auto"/>
    </style:style>
    <style:style style:name="Tableau8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8.3" style:family="table-row">
      <style:table-row-properties style:min-row-height="0.961cm" fo:keep-together="auto"/>
    </style:style>
    <style:style style:name="Tableau8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8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9" style:family="table">
      <style:table-properties style:width="16.611cm" fo:margin-left="0cm" fo:margin-top="0cm" fo:margin-bottom="0cm" table:align="left" style:writing-mode="lr-tb"/>
    </style:style>
    <style:style style:name="Tableau9.A" style:family="table-column">
      <style:table-column-properties style:column-width="6.68cm"/>
    </style:style>
    <style:style style:name="Tableau9.B" style:family="table-column">
      <style:table-column-properties style:column-width="9.929cm"/>
    </style:style>
    <style:style style:name="Tableau9.1" style:family="table-row">
      <style:table-row-properties style:min-row-height="0.706cm" fo:keep-together="auto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9.2" style:family="table-row">
      <style:table-row-properties style:min-row-height="0.794cm" fo:keep-together="auto"/>
    </style:style>
    <style:style style:name="Tableau9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9.3" style:family="table-row">
      <style:table-row-properties style:min-row-height="0.961cm" fo:keep-together="auto"/>
    </style:style>
    <style:style style:name="Tableau9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9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0" style:family="table">
      <style:table-properties style:width="16.611cm" fo:margin-left="0cm" fo:margin-top="0cm" fo:margin-bottom="0cm" table:align="left" style:writing-mode="lr-tb"/>
    </style:style>
    <style:style style:name="Tableau10.A" style:family="table-column">
      <style:table-column-properties style:column-width="6.68cm"/>
    </style:style>
    <style:style style:name="Tableau10.B" style:family="table-column">
      <style:table-column-properties style:column-width="9.929cm"/>
    </style:style>
    <style:style style:name="Tableau10.1" style:family="table-row">
      <style:table-row-properties style:min-row-height="0.706cm"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0.2" style:family="table-row">
      <style:table-row-properties style:min-row-height="0.697cm" fo:keep-together="auto"/>
    </style:style>
    <style:style style:name="Tableau10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0.3" style:family="table-row">
      <style:table-row-properties style:min-row-height="1.088cm" fo:keep-together="auto"/>
    </style:style>
    <style:style style:name="Tableau10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0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1" style:family="table">
      <style:table-properties style:width="16.611cm" fo:margin-left="0cm" fo:margin-top="0cm" fo:margin-bottom="0cm" table:align="left" style:writing-mode="lr-tb"/>
    </style:style>
    <style:style style:name="Tableau11.A" style:family="table-column">
      <style:table-column-properties style:column-width="6.689cm"/>
    </style:style>
    <style:style style:name="Tableau11.B" style:family="table-column">
      <style:table-column-properties style:column-width="9.92cm"/>
    </style:style>
    <style:style style:name="Tableau11.1" style:family="table-row">
      <style:table-row-properties style:min-row-height="0.706cm" fo:keep-together="auto"/>
    </style:style>
    <style:style style:name="Tableau11.A1" style:family="table-cell">
      <style:table-cell-properties fo:padding-left="0.191cm" fo:padding-right="0.191cm" fo:padding-top="0cm" fo:padding-bottom="0cm" fo:border="0.5pt solid #000000"/>
    </style:style>
    <style:style style:name="Tableau11.2" style:family="table-row">
      <style:table-row-properties style:min-row-height="0.697cm" fo:keep-together="auto"/>
    </style:style>
    <style:style style:name="Tableau11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1.3" style:family="table-row">
      <style:table-row-properties style:min-row-height="0.961cm" fo:keep-together="auto"/>
    </style:style>
    <style:style style:name="Tableau11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1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2" style:family="table">
      <style:table-properties style:width="16.611cm" fo:margin-left="0cm" fo:margin-top="0cm" fo:margin-bottom="0cm" table:align="left" style:writing-mode="lr-tb"/>
    </style:style>
    <style:style style:name="Tableau12.A" style:family="table-column">
      <style:table-column-properties style:column-width="6.68cm"/>
    </style:style>
    <style:style style:name="Tableau12.B" style:family="table-column">
      <style:table-column-properties style:column-width="9.929cm"/>
    </style:style>
    <style:style style:name="Tableau12.1" style:family="table-row">
      <style:table-row-properties style:min-row-height="0.706cm" fo:keep-together="auto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2.2" style:family="table-row">
      <style:table-row-properties style:min-row-height="0.794cm" fo:keep-together="auto"/>
    </style:style>
    <style:style style:name="Tableau12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2.3" style:family="table-row">
      <style:table-row-properties style:min-row-height="0.961cm" fo:keep-together="auto"/>
    </style:style>
    <style:style style:name="Tableau12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2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3" style:family="table">
      <style:table-properties style:width="16.611cm" fo:margin-left="0cm" fo:margin-top="0cm" fo:margin-bottom="0cm" table:align="left" style:writing-mode="lr-tb"/>
    </style:style>
    <style:style style:name="Tableau13.A" style:family="table-column">
      <style:table-column-properties style:column-width="6.68cm"/>
    </style:style>
    <style:style style:name="Tableau13.B" style:family="table-column">
      <style:table-column-properties style:column-width="9.929cm"/>
    </style:style>
    <style:style style:name="Tableau13.1" style:family="table-row">
      <style:table-row-properties style:min-row-height="0.706cm" fo:keep-together="auto"/>
    </style:style>
    <style:style style:name="Tableau13.A1" style:family="table-cell">
      <style:table-cell-properties fo:padding-left="0.191cm" fo:padding-right="0.191cm" fo:padding-top="0cm" fo:padding-bottom="0cm" fo:border="0.5pt solid #000000"/>
    </style:style>
    <style:style style:name="Tableau13.2" style:family="table-row">
      <style:table-row-properties style:min-row-height="0.697cm" fo:keep-together="auto"/>
    </style:style>
    <style:style style:name="Tableau13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3.3" style:family="table-row">
      <style:table-row-properties style:min-row-height="1.088cm" fo:keep-together="auto"/>
    </style:style>
    <style:style style:name="Tableau13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3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4" style:family="table">
      <style:table-properties style:width="16.611cm" fo:margin-left="0cm" fo:margin-top="0cm" fo:margin-bottom="0cm" table:align="left" style:writing-mode="lr-tb"/>
    </style:style>
    <style:style style:name="Tableau14.A" style:family="table-column">
      <style:table-column-properties style:column-width="6.689cm"/>
    </style:style>
    <style:style style:name="Tableau14.B" style:family="table-column">
      <style:table-column-properties style:column-width="9.92cm"/>
    </style:style>
    <style:style style:name="Tableau14.1" style:family="table-row">
      <style:table-row-properties style:min-row-height="0.706cm" fo:keep-together="auto"/>
    </style:style>
    <style:style style:name="Tableau14.A1" style:family="table-cell">
      <style:table-cell-properties fo:padding-left="0.191cm" fo:padding-right="0.191cm" fo:padding-top="0cm" fo:padding-bottom="0cm" fo:border="0.5pt solid #000000"/>
    </style:style>
    <style:style style:name="Tableau14.2" style:family="table-row">
      <style:table-row-properties style:min-row-height="0.697cm" fo:keep-together="auto"/>
    </style:style>
    <style:style style:name="Tableau14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4.3" style:family="table-row">
      <style:table-row-properties style:min-row-height="0.961cm" fo:keep-together="auto"/>
    </style:style>
    <style:style style:name="Tableau14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4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5" style:family="table">
      <style:table-properties style:width="16.611cm" fo:margin-left="0cm" fo:margin-top="0cm" fo:margin-bottom="0cm" table:align="left" style:writing-mode="lr-tb"/>
    </style:style>
    <style:style style:name="Tableau15.A" style:family="table-column">
      <style:table-column-properties style:column-width="6.68cm"/>
    </style:style>
    <style:style style:name="Tableau15.B" style:family="table-column">
      <style:table-column-properties style:column-width="9.929cm"/>
    </style:style>
    <style:style style:name="Tableau15.1" style:family="table-row">
      <style:table-row-properties style:min-row-height="0.706cm" fo:keep-together="auto"/>
    </style:style>
    <style:style style:name="Tableau15.A1" style:family="table-cell">
      <style:table-cell-properties fo:padding-left="0.191cm" fo:padding-right="0.191cm" fo:padding-top="0cm" fo:padding-bottom="0cm" fo:border="0.5pt solid #000000"/>
    </style:style>
    <style:style style:name="Tableau15.2" style:family="table-row">
      <style:table-row-properties style:min-row-height="0.794cm" fo:keep-together="auto"/>
    </style:style>
    <style:style style:name="Tableau15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5.3" style:family="table-row">
      <style:table-row-properties style:min-row-height="0.961cm" fo:keep-together="auto"/>
    </style:style>
    <style:style style:name="Tableau15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5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6" style:family="table">
      <style:table-properties style:width="16.611cm" fo:margin-left="0cm" fo:margin-top="0cm" fo:margin-bottom="0cm" table:align="left" style:writing-mode="lr-tb"/>
    </style:style>
    <style:style style:name="Tableau16.A" style:family="table-column">
      <style:table-column-properties style:column-width="6.68cm"/>
    </style:style>
    <style:style style:name="Tableau16.B" style:family="table-column">
      <style:table-column-properties style:column-width="9.929cm"/>
    </style:style>
    <style:style style:name="Tableau16.1" style:family="table-row">
      <style:table-row-properties style:min-row-height="0.706cm" fo:keep-together="auto"/>
    </style:style>
    <style:style style:name="Tableau16.A1" style:family="table-cell">
      <style:table-cell-properties fo:padding-left="0.191cm" fo:padding-right="0.191cm" fo:padding-top="0cm" fo:padding-bottom="0cm" fo:border="0.5pt solid #000000"/>
    </style:style>
    <style:style style:name="Tableau16.2" style:family="table-row">
      <style:table-row-properties style:min-row-height="0.697cm" fo:keep-together="auto"/>
    </style:style>
    <style:style style:name="Tableau16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6.3" style:family="table-row">
      <style:table-row-properties style:min-row-height="1.088cm" fo:keep-together="auto"/>
    </style:style>
    <style:style style:name="Tableau16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6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7" style:family="table">
      <style:table-properties style:width="16.611cm" fo:margin-left="0cm" fo:margin-top="0cm" fo:margin-bottom="0cm" table:align="left" style:writing-mode="lr-tb"/>
    </style:style>
    <style:style style:name="Tableau17.A" style:family="table-column">
      <style:table-column-properties style:column-width="6.689cm"/>
    </style:style>
    <style:style style:name="Tableau17.B" style:family="table-column">
      <style:table-column-properties style:column-width="9.92cm"/>
    </style:style>
    <style:style style:name="Tableau17.1" style:family="table-row">
      <style:table-row-properties style:min-row-height="0.706cm" fo:keep-together="auto"/>
    </style:style>
    <style:style style:name="Tableau17.A1" style:family="table-cell">
      <style:table-cell-properties fo:padding-left="0.191cm" fo:padding-right="0.191cm" fo:padding-top="0cm" fo:padding-bottom="0cm" fo:border="0.5pt solid #000000"/>
    </style:style>
    <style:style style:name="Tableau17.2" style:family="table-row">
      <style:table-row-properties style:min-row-height="0.697cm" fo:keep-together="auto"/>
    </style:style>
    <style:style style:name="Tableau17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7.3" style:family="table-row">
      <style:table-row-properties style:min-row-height="0.961cm" fo:keep-together="auto"/>
    </style:style>
    <style:style style:name="Tableau17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7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8" style:family="table">
      <style:table-properties style:width="16.611cm" fo:margin-left="0cm" fo:margin-top="0cm" fo:margin-bottom="0cm" table:align="left" style:writing-mode="lr-tb"/>
    </style:style>
    <style:style style:name="Tableau18.A" style:family="table-column">
      <style:table-column-properties style:column-width="6.68cm"/>
    </style:style>
    <style:style style:name="Tableau18.B" style:family="table-column">
      <style:table-column-properties style:column-width="9.929cm"/>
    </style:style>
    <style:style style:name="Tableau18.1" style:family="table-row">
      <style:table-row-properties style:min-row-height="0.706cm" fo:keep-together="auto"/>
    </style:style>
    <style:style style:name="Tableau18.A1" style:family="table-cell">
      <style:table-cell-properties fo:padding-left="0.191cm" fo:padding-right="0.191cm" fo:padding-top="0cm" fo:padding-bottom="0cm" fo:border="0.5pt solid #000000"/>
    </style:style>
    <style:style style:name="Tableau18.2" style:family="table-row">
      <style:table-row-properties style:min-row-height="0.794cm" fo:keep-together="auto"/>
    </style:style>
    <style:style style:name="Tableau18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8.3" style:family="table-row">
      <style:table-row-properties style:min-row-height="0.961cm" fo:keep-together="auto"/>
    </style:style>
    <style:style style:name="Tableau18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8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9" style:family="table">
      <style:table-properties style:width="16.611cm" fo:margin-left="0cm" fo:margin-top="0cm" fo:margin-bottom="0cm" table:align="left" style:writing-mode="lr-tb"/>
    </style:style>
    <style:style style:name="Tableau19.A" style:family="table-column">
      <style:table-column-properties style:column-width="6.68cm"/>
    </style:style>
    <style:style style:name="Tableau19.B" style:family="table-column">
      <style:table-column-properties style:column-width="9.929cm"/>
    </style:style>
    <style:style style:name="Tableau19.1" style:family="table-row">
      <style:table-row-properties style:min-row-height="0.706cm" fo:keep-together="auto"/>
    </style:style>
    <style:style style:name="Tableau19.A1" style:family="table-cell">
      <style:table-cell-properties fo:padding-left="0.191cm" fo:padding-right="0.191cm" fo:padding-top="0cm" fo:padding-bottom="0cm" fo:border="0.5pt solid #000000"/>
    </style:style>
    <style:style style:name="Tableau19.2" style:family="table-row">
      <style:table-row-properties style:min-row-height="0.697cm" fo:keep-together="auto"/>
    </style:style>
    <style:style style:name="Tableau19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9.3" style:family="table-row">
      <style:table-row-properties style:min-row-height="1.088cm" fo:keep-together="auto"/>
    </style:style>
    <style:style style:name="Tableau19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9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0" style:family="table">
      <style:table-properties style:width="16.611cm" fo:margin-left="0cm" fo:margin-top="0cm" fo:margin-bottom="0cm" table:align="left" style:writing-mode="lr-tb"/>
    </style:style>
    <style:style style:name="Tableau20.A" style:family="table-column">
      <style:table-column-properties style:column-width="6.689cm"/>
    </style:style>
    <style:style style:name="Tableau20.B" style:family="table-column">
      <style:table-column-properties style:column-width="9.92cm"/>
    </style:style>
    <style:style style:name="Tableau20.1" style:family="table-row">
      <style:table-row-properties style:min-row-height="0.706cm" fo:keep-together="auto"/>
    </style:style>
    <style:style style:name="Tableau20.A1" style:family="table-cell">
      <style:table-cell-properties fo:padding-left="0.191cm" fo:padding-right="0.191cm" fo:padding-top="0cm" fo:padding-bottom="0cm" fo:border="0.5pt solid #000000"/>
    </style:style>
    <style:style style:name="Tableau20.2" style:family="table-row">
      <style:table-row-properties style:min-row-height="0.697cm" fo:keep-together="auto"/>
    </style:style>
    <style:style style:name="Tableau20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0.3" style:family="table-row">
      <style:table-row-properties style:min-row-height="0.961cm" fo:keep-together="auto"/>
    </style:style>
    <style:style style:name="Tableau20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0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1" style:family="table">
      <style:table-properties style:width="16.611cm" fo:margin-left="0cm" fo:margin-top="0cm" fo:margin-bottom="0cm" table:align="left" style:writing-mode="lr-tb"/>
    </style:style>
    <style:style style:name="Tableau21.A" style:family="table-column">
      <style:table-column-properties style:column-width="6.68cm"/>
    </style:style>
    <style:style style:name="Tableau21.B" style:family="table-column">
      <style:table-column-properties style:column-width="9.929cm"/>
    </style:style>
    <style:style style:name="Tableau21.1" style:family="table-row">
      <style:table-row-properties style:min-row-height="0.706cm" fo:keep-together="auto"/>
    </style:style>
    <style:style style:name="Tableau21.A1" style:family="table-cell">
      <style:table-cell-properties fo:padding-left="0.191cm" fo:padding-right="0.191cm" fo:padding-top="0cm" fo:padding-bottom="0cm" fo:border="0.5pt solid #000000"/>
    </style:style>
    <style:style style:name="Tableau21.2" style:family="table-row">
      <style:table-row-properties style:min-row-height="0.794cm" fo:keep-together="auto"/>
    </style:style>
    <style:style style:name="Tableau21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1.3" style:family="table-row">
      <style:table-row-properties style:min-row-height="0.961cm" fo:keep-together="auto"/>
    </style:style>
    <style:style style:name="Tableau21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1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2" style:family="table">
      <style:table-properties style:width="16.611cm" fo:margin-left="0cm" fo:margin-top="0cm" fo:margin-bottom="0cm" table:align="left" style:writing-mode="lr-tb"/>
    </style:style>
    <style:style style:name="Tableau22.A" style:family="table-column">
      <style:table-column-properties style:column-width="6.68cm"/>
    </style:style>
    <style:style style:name="Tableau22.B" style:family="table-column">
      <style:table-column-properties style:column-width="9.929cm"/>
    </style:style>
    <style:style style:name="Tableau22.1" style:family="table-row">
      <style:table-row-properties style:min-row-height="0.706cm" fo:keep-together="auto"/>
    </style:style>
    <style:style style:name="Tableau22.A1" style:family="table-cell">
      <style:table-cell-properties fo:padding-left="0.191cm" fo:padding-right="0.191cm" fo:padding-top="0cm" fo:padding-bottom="0cm" fo:border="0.5pt solid #000000"/>
    </style:style>
    <style:style style:name="Tableau22.2" style:family="table-row">
      <style:table-row-properties style:min-row-height="0.697cm" fo:keep-together="auto"/>
    </style:style>
    <style:style style:name="Tableau22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2.3" style:family="table-row">
      <style:table-row-properties style:min-row-height="1.088cm" fo:keep-together="auto"/>
    </style:style>
    <style:style style:name="Tableau22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2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3" style:family="table">
      <style:table-properties style:width="16.611cm" fo:margin-left="0cm" fo:margin-top="0cm" fo:margin-bottom="0cm" table:align="left" style:writing-mode="lr-tb"/>
    </style:style>
    <style:style style:name="Tableau23.A" style:family="table-column">
      <style:table-column-properties style:column-width="6.689cm"/>
    </style:style>
    <style:style style:name="Tableau23.B" style:family="table-column">
      <style:table-column-properties style:column-width="9.92cm"/>
    </style:style>
    <style:style style:name="Tableau23.1" style:family="table-row">
      <style:table-row-properties style:min-row-height="0.706cm" fo:keep-together="auto"/>
    </style:style>
    <style:style style:name="Tableau23.A1" style:family="table-cell">
      <style:table-cell-properties fo:padding-left="0.191cm" fo:padding-right="0.191cm" fo:padding-top="0cm" fo:padding-bottom="0cm" fo:border="0.5pt solid #000000"/>
    </style:style>
    <style:style style:name="Tableau23.2" style:family="table-row">
      <style:table-row-properties style:min-row-height="0.697cm" fo:keep-together="auto"/>
    </style:style>
    <style:style style:name="Tableau23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3.3" style:family="table-row">
      <style:table-row-properties style:min-row-height="0.961cm" fo:keep-together="auto"/>
    </style:style>
    <style:style style:name="Tableau23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3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4" style:family="table">
      <style:table-properties style:width="16.611cm" fo:margin-left="0cm" fo:margin-top="0cm" fo:margin-bottom="0cm" table:align="left" style:writing-mode="lr-tb"/>
    </style:style>
    <style:style style:name="Tableau24.A" style:family="table-column">
      <style:table-column-properties style:column-width="6.68cm"/>
    </style:style>
    <style:style style:name="Tableau24.B" style:family="table-column">
      <style:table-column-properties style:column-width="9.929cm"/>
    </style:style>
    <style:style style:name="Tableau24.1" style:family="table-row">
      <style:table-row-properties style:min-row-height="0.706cm" fo:keep-together="auto"/>
    </style:style>
    <style:style style:name="Tableau24.A1" style:family="table-cell">
      <style:table-cell-properties fo:padding-left="0.191cm" fo:padding-right="0.191cm" fo:padding-top="0cm" fo:padding-bottom="0cm" fo:border="0.5pt solid #000000"/>
    </style:style>
    <style:style style:name="Tableau24.2" style:family="table-row">
      <style:table-row-properties style:min-row-height="0.794cm" fo:keep-together="auto"/>
    </style:style>
    <style:style style:name="Tableau24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4.3" style:family="table-row">
      <style:table-row-properties style:min-row-height="0.961cm" fo:keep-together="auto"/>
    </style:style>
    <style:style style:name="Tableau24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4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5" style:family="table">
      <style:table-properties style:width="16.611cm" fo:margin-left="0cm" fo:margin-top="0cm" fo:margin-bottom="0cm" table:align="left" style:writing-mode="lr-tb"/>
    </style:style>
    <style:style style:name="Tableau25.A" style:family="table-column">
      <style:table-column-properties style:column-width="6.68cm"/>
    </style:style>
    <style:style style:name="Tableau25.B" style:family="table-column">
      <style:table-column-properties style:column-width="9.929cm"/>
    </style:style>
    <style:style style:name="Tableau25.1" style:family="table-row">
      <style:table-row-properties style:min-row-height="0.706cm" fo:keep-together="auto"/>
    </style:style>
    <style:style style:name="Tableau25.A1" style:family="table-cell">
      <style:table-cell-properties fo:padding-left="0.191cm" fo:padding-right="0.191cm" fo:padding-top="0cm" fo:padding-bottom="0cm" fo:border="0.5pt solid #000000"/>
    </style:style>
    <style:style style:name="Tableau25.2" style:family="table-row">
      <style:table-row-properties style:min-row-height="0.697cm" fo:keep-together="auto"/>
    </style:style>
    <style:style style:name="Tableau25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5.3" style:family="table-row">
      <style:table-row-properties style:min-row-height="1.088cm" fo:keep-together="auto"/>
    </style:style>
    <style:style style:name="Tableau25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5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6" style:family="table">
      <style:table-properties style:width="16.611cm" fo:margin-left="0cm" fo:margin-top="0cm" fo:margin-bottom="0cm" table:align="left" style:writing-mode="lr-tb"/>
    </style:style>
    <style:style style:name="Tableau26.A" style:family="table-column">
      <style:table-column-properties style:column-width="6.689cm"/>
    </style:style>
    <style:style style:name="Tableau26.B" style:family="table-column">
      <style:table-column-properties style:column-width="9.92cm"/>
    </style:style>
    <style:style style:name="Tableau26.1" style:family="table-row">
      <style:table-row-properties style:min-row-height="0.706cm" fo:keep-together="auto"/>
    </style:style>
    <style:style style:name="Tableau26.A1" style:family="table-cell">
      <style:table-cell-properties fo:padding-left="0.191cm" fo:padding-right="0.191cm" fo:padding-top="0cm" fo:padding-bottom="0cm" fo:border="0.5pt solid #000000"/>
    </style:style>
    <style:style style:name="Tableau26.2" style:family="table-row">
      <style:table-row-properties style:min-row-height="0.697cm" fo:keep-together="auto"/>
    </style:style>
    <style:style style:name="Tableau26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6.3" style:family="table-row">
      <style:table-row-properties style:min-row-height="0.961cm" fo:keep-together="auto"/>
    </style:style>
    <style:style style:name="Tableau26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6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7" style:family="table">
      <style:table-properties style:width="16.611cm" fo:margin-left="0cm" fo:margin-top="0cm" fo:margin-bottom="0cm" table:align="left" style:writing-mode="lr-tb"/>
    </style:style>
    <style:style style:name="Tableau27.A" style:family="table-column">
      <style:table-column-properties style:column-width="6.68cm"/>
    </style:style>
    <style:style style:name="Tableau27.B" style:family="table-column">
      <style:table-column-properties style:column-width="9.929cm"/>
    </style:style>
    <style:style style:name="Tableau27.1" style:family="table-row">
      <style:table-row-properties style:min-row-height="0.706cm" fo:keep-together="auto"/>
    </style:style>
    <style:style style:name="Tableau27.A1" style:family="table-cell">
      <style:table-cell-properties fo:padding-left="0.191cm" fo:padding-right="0.191cm" fo:padding-top="0cm" fo:padding-bottom="0cm" fo:border="0.5pt solid #000000"/>
    </style:style>
    <style:style style:name="Tableau27.2" style:family="table-row">
      <style:table-row-properties style:min-row-height="0.794cm" fo:keep-together="auto"/>
    </style:style>
    <style:style style:name="Tableau27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7.3" style:family="table-row">
      <style:table-row-properties style:min-row-height="0.961cm" fo:keep-together="auto"/>
    </style:style>
    <style:style style:name="Tableau27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7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8" style:family="table">
      <style:table-properties style:width="16.611cm" fo:margin-left="0cm" fo:margin-top="0cm" fo:margin-bottom="0cm" table:align="left" style:writing-mode="lr-tb"/>
    </style:style>
    <style:style style:name="Tableau28.A" style:family="table-column">
      <style:table-column-properties style:column-width="6.68cm"/>
    </style:style>
    <style:style style:name="Tableau28.B" style:family="table-column">
      <style:table-column-properties style:column-width="9.929cm"/>
    </style:style>
    <style:style style:name="Tableau28.1" style:family="table-row">
      <style:table-row-properties style:min-row-height="0.706cm" fo:keep-together="auto"/>
    </style:style>
    <style:style style:name="Tableau28.A1" style:family="table-cell">
      <style:table-cell-properties fo:padding-left="0.191cm" fo:padding-right="0.191cm" fo:padding-top="0cm" fo:padding-bottom="0cm" fo:border="0.5pt solid #000000"/>
    </style:style>
    <style:style style:name="Tableau28.2" style:family="table-row">
      <style:table-row-properties style:min-row-height="0.697cm" fo:keep-together="auto"/>
    </style:style>
    <style:style style:name="Tableau28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8.3" style:family="table-row">
      <style:table-row-properties style:min-row-height="1.088cm" fo:keep-together="auto"/>
    </style:style>
    <style:style style:name="Tableau28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8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9" style:family="table">
      <style:table-properties style:width="16.611cm" fo:margin-left="0cm" fo:margin-top="0cm" fo:margin-bottom="0cm" table:align="left" style:writing-mode="lr-tb"/>
    </style:style>
    <style:style style:name="Tableau29.A" style:family="table-column">
      <style:table-column-properties style:column-width="6.689cm"/>
    </style:style>
    <style:style style:name="Tableau29.B" style:family="table-column">
      <style:table-column-properties style:column-width="9.92cm"/>
    </style:style>
    <style:style style:name="Tableau29.1" style:family="table-row">
      <style:table-row-properties style:min-row-height="0.706cm" fo:keep-together="auto"/>
    </style:style>
    <style:style style:name="Tableau29.A1" style:family="table-cell">
      <style:table-cell-properties fo:padding-left="0.191cm" fo:padding-right="0.191cm" fo:padding-top="0cm" fo:padding-bottom="0cm" fo:border="0.5pt solid #000000"/>
    </style:style>
    <style:style style:name="Tableau29.2" style:family="table-row">
      <style:table-row-properties style:min-row-height="0.697cm" fo:keep-together="auto"/>
    </style:style>
    <style:style style:name="Tableau29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9.3" style:family="table-row">
      <style:table-row-properties style:min-row-height="0.961cm" fo:keep-together="auto"/>
    </style:style>
    <style:style style:name="Tableau29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9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0" style:family="table">
      <style:table-properties style:width="16.611cm" fo:margin-left="0cm" fo:margin-top="0cm" fo:margin-bottom="0cm" table:align="left" style:writing-mode="lr-tb"/>
    </style:style>
    <style:style style:name="Tableau30.A" style:family="table-column">
      <style:table-column-properties style:column-width="6.68cm"/>
    </style:style>
    <style:style style:name="Tableau30.B" style:family="table-column">
      <style:table-column-properties style:column-width="9.929cm"/>
    </style:style>
    <style:style style:name="Tableau30.1" style:family="table-row">
      <style:table-row-properties style:min-row-height="0.706cm" fo:keep-together="auto"/>
    </style:style>
    <style:style style:name="Tableau30.A1" style:family="table-cell">
      <style:table-cell-properties fo:padding-left="0.191cm" fo:padding-right="0.191cm" fo:padding-top="0cm" fo:padding-bottom="0cm" fo:border="0.5pt solid #000000"/>
    </style:style>
    <style:style style:name="Tableau30.2" style:family="table-row">
      <style:table-row-properties style:min-row-height="0.794cm" fo:keep-together="auto"/>
    </style:style>
    <style:style style:name="Tableau30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0.3" style:family="table-row">
      <style:table-row-properties style:min-row-height="0.961cm" fo:keep-together="auto"/>
    </style:style>
    <style:style style:name="Tableau30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0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1" style:family="table">
      <style:table-properties style:width="16.611cm" fo:margin-left="0cm" fo:margin-top="0cm" fo:margin-bottom="0cm" table:align="left" style:writing-mode="lr-tb"/>
    </style:style>
    <style:style style:name="Tableau31.A" style:family="table-column">
      <style:table-column-properties style:column-width="6.68cm"/>
    </style:style>
    <style:style style:name="Tableau31.B" style:family="table-column">
      <style:table-column-properties style:column-width="9.929cm"/>
    </style:style>
    <style:style style:name="Tableau31.1" style:family="table-row">
      <style:table-row-properties style:min-row-height="0.706cm" fo:keep-together="auto"/>
    </style:style>
    <style:style style:name="Tableau31.A1" style:family="table-cell">
      <style:table-cell-properties fo:padding-left="0.191cm" fo:padding-right="0.191cm" fo:padding-top="0cm" fo:padding-bottom="0cm" fo:border="0.5pt solid #000000"/>
    </style:style>
    <style:style style:name="Tableau31.2" style:family="table-row">
      <style:table-row-properties style:min-row-height="0.697cm" fo:keep-together="auto"/>
    </style:style>
    <style:style style:name="Tableau31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1.3" style:family="table-row">
      <style:table-row-properties style:min-row-height="1.088cm" fo:keep-together="auto"/>
    </style:style>
    <style:style style:name="Tableau31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1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2" style:family="table">
      <style:table-properties style:width="16.611cm" fo:margin-left="0cm" fo:margin-top="0cm" fo:margin-bottom="0cm" table:align="left" style:writing-mode="lr-tb"/>
    </style:style>
    <style:style style:name="Tableau32.A" style:family="table-column">
      <style:table-column-properties style:column-width="6.689cm"/>
    </style:style>
    <style:style style:name="Tableau32.B" style:family="table-column">
      <style:table-column-properties style:column-width="9.92cm"/>
    </style:style>
    <style:style style:name="Tableau32.1" style:family="table-row">
      <style:table-row-properties style:min-row-height="0.706cm" fo:keep-together="auto"/>
    </style:style>
    <style:style style:name="Tableau32.A1" style:family="table-cell">
      <style:table-cell-properties fo:padding-left="0.191cm" fo:padding-right="0.191cm" fo:padding-top="0cm" fo:padding-bottom="0cm" fo:border="0.5pt solid #000000"/>
    </style:style>
    <style:style style:name="Tableau32.2" style:family="table-row">
      <style:table-row-properties style:min-row-height="0.697cm" fo:keep-together="auto"/>
    </style:style>
    <style:style style:name="Tableau32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2.3" style:family="table-row">
      <style:table-row-properties style:min-row-height="0.961cm" fo:keep-together="auto"/>
    </style:style>
    <style:style style:name="Tableau32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2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3" style:family="table">
      <style:table-properties style:width="16.611cm" fo:margin-left="0cm" fo:margin-top="0cm" fo:margin-bottom="0cm" table:align="left" style:writing-mode="lr-tb"/>
    </style:style>
    <style:style style:name="Tableau33.A" style:family="table-column">
      <style:table-column-properties style:column-width="6.68cm"/>
    </style:style>
    <style:style style:name="Tableau33.B" style:family="table-column">
      <style:table-column-properties style:column-width="9.929cm"/>
    </style:style>
    <style:style style:name="Tableau33.1" style:family="table-row">
      <style:table-row-properties style:min-row-height="0.706cm" fo:keep-together="auto"/>
    </style:style>
    <style:style style:name="Tableau33.A1" style:family="table-cell">
      <style:table-cell-properties fo:padding-left="0.191cm" fo:padding-right="0.191cm" fo:padding-top="0cm" fo:padding-bottom="0cm" fo:border="0.5pt solid #000000"/>
    </style:style>
    <style:style style:name="Tableau33.2" style:family="table-row">
      <style:table-row-properties style:min-row-height="0.794cm" fo:keep-together="auto"/>
    </style:style>
    <style:style style:name="Tableau33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3.3" style:family="table-row">
      <style:table-row-properties style:min-row-height="0.961cm" fo:keep-together="auto"/>
    </style:style>
    <style:style style:name="Tableau33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3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4" style:family="table">
      <style:table-properties style:width="16.611cm" fo:margin-left="0cm" fo:margin-top="0cm" fo:margin-bottom="0cm" table:align="left" style:writing-mode="lr-tb"/>
    </style:style>
    <style:style style:name="Tableau34.A" style:family="table-column">
      <style:table-column-properties style:column-width="6.68cm"/>
    </style:style>
    <style:style style:name="Tableau34.B" style:family="table-column">
      <style:table-column-properties style:column-width="9.929cm"/>
    </style:style>
    <style:style style:name="Tableau34.1" style:family="table-row">
      <style:table-row-properties style:min-row-height="0.706cm" fo:keep-together="auto"/>
    </style:style>
    <style:style style:name="Tableau34.A1" style:family="table-cell">
      <style:table-cell-properties fo:padding-left="0.191cm" fo:padding-right="0.191cm" fo:padding-top="0cm" fo:padding-bottom="0cm" fo:border="0.5pt solid #000000"/>
    </style:style>
    <style:style style:name="Tableau34.2" style:family="table-row">
      <style:table-row-properties style:min-row-height="0.697cm" fo:keep-together="auto"/>
    </style:style>
    <style:style style:name="Tableau34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4.3" style:family="table-row">
      <style:table-row-properties style:min-row-height="1.088cm" fo:keep-together="auto"/>
    </style:style>
    <style:style style:name="Tableau34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4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5" style:family="table">
      <style:table-properties style:width="16.611cm" fo:margin-left="0cm" fo:margin-top="0cm" fo:margin-bottom="0cm" table:align="left" style:writing-mode="lr-tb"/>
    </style:style>
    <style:style style:name="Tableau35.A" style:family="table-column">
      <style:table-column-properties style:column-width="4.586cm"/>
    </style:style>
    <style:style style:name="Tableau35.B" style:family="table-column">
      <style:table-column-properties style:column-width="7.818cm"/>
    </style:style>
    <style:style style:name="Tableau35.C" style:family="table-column">
      <style:table-column-properties style:column-width="4.207cm"/>
    </style:style>
    <style:style style:name="Tableau35.1" style:family="table-row">
      <style:table-row-properties style:min-row-height="0.706cm" fo:keep-together="auto"/>
    </style:style>
    <style:style style:name="Tableau35.A1" style:family="table-cell">
      <style:table-cell-properties fo:padding-left="0.191cm" fo:padding-right="0.191cm" fo:padding-top="0cm" fo:padding-bottom="0cm" fo:border="0.5pt solid #000000"/>
    </style:style>
    <style:style style:name="Tableau35.2" style:family="table-row">
      <style:table-row-properties style:min-row-height="0.697cm" fo:keep-together="auto"/>
    </style:style>
    <style:style style:name="Tableau35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5.3" style:family="table-row">
      <style:table-row-properties style:min-row-height="0.961cm" fo:keep-together="auto"/>
    </style:style>
    <style:style style:name="Tableau35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5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6" style:family="table">
      <style:table-properties style:width="16.611cm" fo:margin-left="0cm" fo:margin-top="0cm" fo:margin-bottom="0cm" table:align="left" style:writing-mode="lr-tb"/>
    </style:style>
    <style:style style:name="Tableau36.A" style:family="table-column">
      <style:table-column-properties style:column-width="4.586cm"/>
    </style:style>
    <style:style style:name="Tableau36.B" style:family="table-column">
      <style:table-column-properties style:column-width="7.835cm"/>
    </style:style>
    <style:style style:name="Tableau36.C" style:family="table-column">
      <style:table-column-properties style:column-width="4.189cm"/>
    </style:style>
    <style:style style:name="Tableau36.1" style:family="table-row">
      <style:table-row-properties style:min-row-height="0.706cm" fo:keep-together="auto"/>
    </style:style>
    <style:style style:name="Tableau36.A1" style:family="table-cell">
      <style:table-cell-properties fo:padding-left="0.191cm" fo:padding-right="0.191cm" fo:padding-top="0cm" fo:padding-bottom="0cm" fo:border="0.5pt solid #000000"/>
    </style:style>
    <style:style style:name="Tableau36.2" style:family="table-row">
      <style:table-row-properties style:min-row-height="0.794cm" fo:keep-together="auto"/>
    </style:style>
    <style:style style:name="Tableau36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6.3" style:family="table-row">
      <style:table-row-properties style:min-row-height="0.961cm" fo:keep-together="auto"/>
    </style:style>
    <style:style style:name="Tableau36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6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7" style:family="table">
      <style:table-properties style:width="16.611cm" fo:margin-left="0cm" fo:margin-top="0cm" fo:margin-bottom="0cm" table:align="left" style:writing-mode="lr-tb"/>
    </style:style>
    <style:style style:name="Tableau37.A" style:family="table-column">
      <style:table-column-properties style:column-width="4.586cm"/>
    </style:style>
    <style:style style:name="Tableau37.B" style:family="table-column">
      <style:table-column-properties style:column-width="7.835cm"/>
    </style:style>
    <style:style style:name="Tableau37.C" style:family="table-column">
      <style:table-column-properties style:column-width="4.189cm"/>
    </style:style>
    <style:style style:name="Tableau37.1" style:family="table-row">
      <style:table-row-properties style:min-row-height="0.706cm" fo:keep-together="auto"/>
    </style:style>
    <style:style style:name="Tableau37.A1" style:family="table-cell">
      <style:table-cell-properties fo:padding-left="0.191cm" fo:padding-right="0.191cm" fo:padding-top="0cm" fo:padding-bottom="0cm" fo:border="0.5pt solid #000000"/>
    </style:style>
    <style:style style:name="Tableau37.2" style:family="table-row">
      <style:table-row-properties style:min-row-height="0.697cm" fo:keep-together="auto"/>
    </style:style>
    <style:style style:name="Tableau37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7.3" style:family="table-row">
      <style:table-row-properties style:min-row-height="1.088cm" fo:keep-together="auto"/>
    </style:style>
    <style:style style:name="Tableau37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7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8" style:family="table">
      <style:table-properties style:width="16.611cm" fo:margin-left="0cm" fo:margin-top="0cm" fo:margin-bottom="0cm" table:align="left" style:writing-mode="lr-tb"/>
    </style:style>
    <style:style style:name="Tableau38.A" style:family="table-column">
      <style:table-column-properties style:column-width="6.689cm"/>
    </style:style>
    <style:style style:name="Tableau38.B" style:family="table-column">
      <style:table-column-properties style:column-width="9.92cm"/>
    </style:style>
    <style:style style:name="Tableau38.1" style:family="table-row">
      <style:table-row-properties style:min-row-height="0.706cm" fo:keep-together="auto"/>
    </style:style>
    <style:style style:name="Tableau38.A1" style:family="table-cell">
      <style:table-cell-properties fo:padding-left="0.191cm" fo:padding-right="0.191cm" fo:padding-top="0cm" fo:padding-bottom="0cm" fo:border="0.5pt solid #000000"/>
    </style:style>
    <style:style style:name="Tableau38.2" style:family="table-row">
      <style:table-row-properties style:min-row-height="0.697cm" fo:keep-together="auto"/>
    </style:style>
    <style:style style:name="Tableau38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8.3" style:family="table-row">
      <style:table-row-properties style:min-row-height="0.961cm" fo:keep-together="auto"/>
    </style:style>
    <style:style style:name="Tableau38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8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9" style:family="table">
      <style:table-properties style:width="16.611cm" fo:margin-left="0cm" fo:margin-top="0cm" fo:margin-bottom="0cm" table:align="left" style:writing-mode="lr-tb"/>
    </style:style>
    <style:style style:name="Tableau39.A" style:family="table-column">
      <style:table-column-properties style:column-width="6.68cm"/>
    </style:style>
    <style:style style:name="Tableau39.B" style:family="table-column">
      <style:table-column-properties style:column-width="9.929cm"/>
    </style:style>
    <style:style style:name="Tableau39.1" style:family="table-row">
      <style:table-row-properties style:min-row-height="0.706cm" fo:keep-together="auto"/>
    </style:style>
    <style:style style:name="Tableau39.A1" style:family="table-cell">
      <style:table-cell-properties fo:padding-left="0.191cm" fo:padding-right="0.191cm" fo:padding-top="0cm" fo:padding-bottom="0cm" fo:border="0.5pt solid #000000"/>
    </style:style>
    <style:style style:name="Tableau39.2" style:family="table-row">
      <style:table-row-properties style:min-row-height="0.794cm" fo:keep-together="auto"/>
    </style:style>
    <style:style style:name="Tableau39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9.3" style:family="table-row">
      <style:table-row-properties style:min-row-height="0.961cm" fo:keep-together="auto"/>
    </style:style>
    <style:style style:name="Tableau39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9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0" style:family="table">
      <style:table-properties style:width="16.611cm" fo:margin-left="0cm" fo:margin-top="0cm" fo:margin-bottom="0cm" table:align="left" style:writing-mode="lr-tb"/>
    </style:style>
    <style:style style:name="Tableau40.A" style:family="table-column">
      <style:table-column-properties style:column-width="6.68cm"/>
    </style:style>
    <style:style style:name="Tableau40.B" style:family="table-column">
      <style:table-column-properties style:column-width="9.929cm"/>
    </style:style>
    <style:style style:name="Tableau40.1" style:family="table-row">
      <style:table-row-properties style:min-row-height="0.706cm" fo:keep-together="auto"/>
    </style:style>
    <style:style style:name="Tableau40.A1" style:family="table-cell">
      <style:table-cell-properties fo:padding-left="0.191cm" fo:padding-right="0.191cm" fo:padding-top="0cm" fo:padding-bottom="0cm" fo:border="0.5pt solid #000000"/>
    </style:style>
    <style:style style:name="Tableau40.2" style:family="table-row">
      <style:table-row-properties style:min-row-height="0.697cm" fo:keep-together="auto"/>
    </style:style>
    <style:style style:name="Tableau40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0.3" style:family="table-row">
      <style:table-row-properties style:min-row-height="1.088cm" fo:keep-together="auto"/>
    </style:style>
    <style:style style:name="Tableau40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0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1" style:family="table">
      <style:table-properties style:width="16.611cm" fo:margin-left="0cm" fo:margin-top="0cm" fo:margin-bottom="0cm" table:align="left" style:writing-mode="lr-tb"/>
    </style:style>
    <style:style style:name="Tableau41.A" style:family="table-column">
      <style:table-column-properties style:column-width="6.689cm"/>
    </style:style>
    <style:style style:name="Tableau41.B" style:family="table-column">
      <style:table-column-properties style:column-width="9.92cm"/>
    </style:style>
    <style:style style:name="Tableau41.1" style:family="table-row">
      <style:table-row-properties style:min-row-height="0.706cm" fo:keep-together="auto"/>
    </style:style>
    <style:style style:name="Tableau41.A1" style:family="table-cell">
      <style:table-cell-properties fo:padding-left="0.191cm" fo:padding-right="0.191cm" fo:padding-top="0cm" fo:padding-bottom="0cm" fo:border="0.5pt solid #000000"/>
    </style:style>
    <style:style style:name="Tableau41.2" style:family="table-row">
      <style:table-row-properties style:min-row-height="0.697cm" fo:keep-together="auto"/>
    </style:style>
    <style:style style:name="Tableau41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1.3" style:family="table-row">
      <style:table-row-properties style:min-row-height="0.961cm" fo:keep-together="auto"/>
    </style:style>
    <style:style style:name="Tableau41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1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2" style:family="table">
      <style:table-properties style:width="16.611cm" fo:margin-left="0cm" fo:margin-top="0cm" fo:margin-bottom="0cm" table:align="left" style:writing-mode="lr-tb"/>
    </style:style>
    <style:style style:name="Tableau42.A" style:family="table-column">
      <style:table-column-properties style:column-width="6.68cm"/>
    </style:style>
    <style:style style:name="Tableau42.B" style:family="table-column">
      <style:table-column-properties style:column-width="9.929cm"/>
    </style:style>
    <style:style style:name="Tableau42.1" style:family="table-row">
      <style:table-row-properties style:min-row-height="0.706cm" fo:keep-together="auto"/>
    </style:style>
    <style:style style:name="Tableau42.A1" style:family="table-cell">
      <style:table-cell-properties fo:padding-left="0.191cm" fo:padding-right="0.191cm" fo:padding-top="0cm" fo:padding-bottom="0cm" fo:border="0.5pt solid #000000"/>
    </style:style>
    <style:style style:name="Tableau42.2" style:family="table-row">
      <style:table-row-properties style:min-row-height="0.794cm" fo:keep-together="auto"/>
    </style:style>
    <style:style style:name="Tableau42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2.3" style:family="table-row">
      <style:table-row-properties style:min-row-height="0.961cm" fo:keep-together="auto"/>
    </style:style>
    <style:style style:name="Tableau42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2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3" style:family="table">
      <style:table-properties style:width="16.611cm" fo:margin-left="0cm" fo:margin-top="0cm" fo:margin-bottom="0cm" table:align="left" style:writing-mode="lr-tb"/>
    </style:style>
    <style:style style:name="Tableau43.A" style:family="table-column">
      <style:table-column-properties style:column-width="6.68cm"/>
    </style:style>
    <style:style style:name="Tableau43.B" style:family="table-column">
      <style:table-column-properties style:column-width="9.929cm"/>
    </style:style>
    <style:style style:name="Tableau43.1" style:family="table-row">
      <style:table-row-properties style:min-row-height="0.706cm" fo:keep-together="auto"/>
    </style:style>
    <style:style style:name="Tableau43.A1" style:family="table-cell">
      <style:table-cell-properties fo:padding-left="0.191cm" fo:padding-right="0.191cm" fo:padding-top="0cm" fo:padding-bottom="0cm" fo:border="0.5pt solid #000000"/>
    </style:style>
    <style:style style:name="Tableau43.2" style:family="table-row">
      <style:table-row-properties style:min-row-height="0.697cm" fo:keep-together="auto"/>
    </style:style>
    <style:style style:name="Tableau43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3.3" style:family="table-row">
      <style:table-row-properties style:min-row-height="1.088cm" fo:keep-together="auto"/>
    </style:style>
    <style:style style:name="Tableau43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3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4" style:family="table">
      <style:table-properties style:width="16.611cm" fo:margin-left="0cm" fo:margin-top="0cm" fo:margin-bottom="0cm" table:align="left" style:writing-mode="lr-tb"/>
    </style:style>
    <style:style style:name="Tableau44.A" style:family="table-column">
      <style:table-column-properties style:column-width="6.689cm"/>
    </style:style>
    <style:style style:name="Tableau44.B" style:family="table-column">
      <style:table-column-properties style:column-width="9.92cm"/>
    </style:style>
    <style:style style:name="Tableau44.1" style:family="table-row">
      <style:table-row-properties style:min-row-height="0.706cm" fo:keep-together="auto"/>
    </style:style>
    <style:style style:name="Tableau44.A1" style:family="table-cell">
      <style:table-cell-properties fo:padding-left="0.191cm" fo:padding-right="0.191cm" fo:padding-top="0cm" fo:padding-bottom="0cm" fo:border="0.5pt solid #000000"/>
    </style:style>
    <style:style style:name="Tableau44.2" style:family="table-row">
      <style:table-row-properties style:min-row-height="0.697cm" fo:keep-together="auto"/>
    </style:style>
    <style:style style:name="Tableau44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4.3" style:family="table-row">
      <style:table-row-properties style:min-row-height="0.961cm" fo:keep-together="auto"/>
    </style:style>
    <style:style style:name="Tableau44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4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5" style:family="table">
      <style:table-properties style:width="16.611cm" fo:margin-left="0cm" fo:margin-top="0cm" fo:margin-bottom="0cm" table:align="left" style:writing-mode="lr-tb"/>
    </style:style>
    <style:style style:name="Tableau45.A" style:family="table-column">
      <style:table-column-properties style:column-width="6.68cm"/>
    </style:style>
    <style:style style:name="Tableau45.B" style:family="table-column">
      <style:table-column-properties style:column-width="9.929cm"/>
    </style:style>
    <style:style style:name="Tableau45.1" style:family="table-row">
      <style:table-row-properties style:min-row-height="0.706cm" fo:keep-together="auto"/>
    </style:style>
    <style:style style:name="Tableau45.A1" style:family="table-cell">
      <style:table-cell-properties fo:padding-left="0.191cm" fo:padding-right="0.191cm" fo:padding-top="0cm" fo:padding-bottom="0cm" fo:border="0.5pt solid #000000"/>
    </style:style>
    <style:style style:name="Tableau45.2" style:family="table-row">
      <style:table-row-properties style:min-row-height="0.794cm" fo:keep-together="auto"/>
    </style:style>
    <style:style style:name="Tableau45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5.3" style:family="table-row">
      <style:table-row-properties style:min-row-height="0.961cm" fo:keep-together="auto"/>
    </style:style>
    <style:style style:name="Tableau45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5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6" style:family="table">
      <style:table-properties style:width="16.611cm" fo:margin-left="0cm" fo:margin-top="0cm" fo:margin-bottom="0cm" table:align="left" style:writing-mode="lr-tb"/>
    </style:style>
    <style:style style:name="Tableau46.A" style:family="table-column">
      <style:table-column-properties style:column-width="6.68cm"/>
    </style:style>
    <style:style style:name="Tableau46.B" style:family="table-column">
      <style:table-column-properties style:column-width="9.929cm"/>
    </style:style>
    <style:style style:name="Tableau46.1" style:family="table-row">
      <style:table-row-properties style:min-row-height="0.706cm" fo:keep-together="auto"/>
    </style:style>
    <style:style style:name="Tableau46.A1" style:family="table-cell">
      <style:table-cell-properties fo:padding-left="0.191cm" fo:padding-right="0.191cm" fo:padding-top="0cm" fo:padding-bottom="0cm" fo:border="0.5pt solid #000000"/>
    </style:style>
    <style:style style:name="Tableau46.2" style:family="table-row">
      <style:table-row-properties style:min-row-height="0.697cm" fo:keep-together="auto"/>
    </style:style>
    <style:style style:name="Tableau46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6.3" style:family="table-row">
      <style:table-row-properties style:min-row-height="1.088cm" fo:keep-together="auto"/>
    </style:style>
    <style:style style:name="Tableau46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6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7" style:family="table">
      <style:table-properties style:width="16.611cm" fo:margin-left="0cm" fo:margin-top="0cm" fo:margin-bottom="0cm" table:align="left" style:writing-mode="lr-tb"/>
    </style:style>
    <style:style style:name="Tableau47.A" style:family="table-column">
      <style:table-column-properties style:column-width="6.689cm"/>
    </style:style>
    <style:style style:name="Tableau47.B" style:family="table-column">
      <style:table-column-properties style:column-width="9.92cm"/>
    </style:style>
    <style:style style:name="Tableau47.1" style:family="table-row">
      <style:table-row-properties style:min-row-height="0.706cm" fo:keep-together="auto"/>
    </style:style>
    <style:style style:name="Tableau47.A1" style:family="table-cell">
      <style:table-cell-properties fo:padding-left="0.191cm" fo:padding-right="0.191cm" fo:padding-top="0cm" fo:padding-bottom="0cm" fo:border="0.5pt solid #000000"/>
    </style:style>
    <style:style style:name="Tableau47.2" style:family="table-row">
      <style:table-row-properties style:min-row-height="0.697cm" fo:keep-together="auto"/>
    </style:style>
    <style:style style:name="Tableau47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7.3" style:family="table-row">
      <style:table-row-properties style:min-row-height="0.961cm" fo:keep-together="auto"/>
    </style:style>
    <style:style style:name="Tableau47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7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8" style:family="table">
      <style:table-properties style:width="16.611cm" fo:margin-left="0cm" fo:margin-top="0cm" fo:margin-bottom="0cm" table:align="left" style:writing-mode="lr-tb"/>
    </style:style>
    <style:style style:name="Tableau48.A" style:family="table-column">
      <style:table-column-properties style:column-width="6.68cm"/>
    </style:style>
    <style:style style:name="Tableau48.B" style:family="table-column">
      <style:table-column-properties style:column-width="9.929cm"/>
    </style:style>
    <style:style style:name="Tableau48.1" style:family="table-row">
      <style:table-row-properties style:min-row-height="0.706cm" fo:keep-together="auto"/>
    </style:style>
    <style:style style:name="Tableau48.A1" style:family="table-cell">
      <style:table-cell-properties fo:padding-left="0.191cm" fo:padding-right="0.191cm" fo:padding-top="0cm" fo:padding-bottom="0cm" fo:border="0.5pt solid #000000"/>
    </style:style>
    <style:style style:name="Tableau48.2" style:family="table-row">
      <style:table-row-properties style:min-row-height="0.794cm" fo:keep-together="auto"/>
    </style:style>
    <style:style style:name="Tableau48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8.3" style:family="table-row">
      <style:table-row-properties style:min-row-height="0.961cm" fo:keep-together="auto"/>
    </style:style>
    <style:style style:name="Tableau48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8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9" style:family="table">
      <style:table-properties style:width="16.611cm" fo:margin-left="0cm" fo:margin-top="0cm" fo:margin-bottom="0cm" table:align="left" style:writing-mode="lr-tb"/>
    </style:style>
    <style:style style:name="Tableau49.A" style:family="table-column">
      <style:table-column-properties style:column-width="6.68cm"/>
    </style:style>
    <style:style style:name="Tableau49.B" style:family="table-column">
      <style:table-column-properties style:column-width="9.929cm"/>
    </style:style>
    <style:style style:name="Tableau49.1" style:family="table-row">
      <style:table-row-properties style:min-row-height="0.706cm" fo:keep-together="auto"/>
    </style:style>
    <style:style style:name="Tableau49.A1" style:family="table-cell">
      <style:table-cell-properties fo:padding-left="0.191cm" fo:padding-right="0.191cm" fo:padding-top="0cm" fo:padding-bottom="0cm" fo:border="0.5pt solid #000000"/>
    </style:style>
    <style:style style:name="Tableau49.2" style:family="table-row">
      <style:table-row-properties style:min-row-height="0.697cm" fo:keep-together="auto"/>
    </style:style>
    <style:style style:name="Tableau49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9.3" style:family="table-row">
      <style:table-row-properties style:min-row-height="1.088cm" fo:keep-together="auto"/>
    </style:style>
    <style:style style:name="Tableau49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9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0" style:family="table">
      <style:table-properties style:width="16.611cm" fo:margin-left="0cm" fo:margin-top="0cm" fo:margin-bottom="0cm" table:align="left" style:writing-mode="lr-tb"/>
    </style:style>
    <style:style style:name="Tableau50.A" style:family="table-column">
      <style:table-column-properties style:column-width="6.689cm"/>
    </style:style>
    <style:style style:name="Tableau50.B" style:family="table-column">
      <style:table-column-properties style:column-width="9.92cm"/>
    </style:style>
    <style:style style:name="Tableau50.1" style:family="table-row">
      <style:table-row-properties style:min-row-height="0.706cm" fo:keep-together="auto"/>
    </style:style>
    <style:style style:name="Tableau50.A1" style:family="table-cell">
      <style:table-cell-properties fo:padding-left="0.191cm" fo:padding-right="0.191cm" fo:padding-top="0cm" fo:padding-bottom="0cm" fo:border="0.5pt solid #000000"/>
    </style:style>
    <style:style style:name="Tableau50.2" style:family="table-row">
      <style:table-row-properties style:min-row-height="0.697cm" fo:keep-together="auto"/>
    </style:style>
    <style:style style:name="Tableau50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0.3" style:family="table-row">
      <style:table-row-properties style:min-row-height="0.961cm" fo:keep-together="auto"/>
    </style:style>
    <style:style style:name="Tableau50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0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1" style:family="table">
      <style:table-properties style:width="16.611cm" fo:margin-left="0cm" fo:margin-top="0cm" fo:margin-bottom="0cm" table:align="left" style:writing-mode="lr-tb"/>
    </style:style>
    <style:style style:name="Tableau51.A" style:family="table-column">
      <style:table-column-properties style:column-width="6.68cm"/>
    </style:style>
    <style:style style:name="Tableau51.B" style:family="table-column">
      <style:table-column-properties style:column-width="9.929cm"/>
    </style:style>
    <style:style style:name="Tableau51.1" style:family="table-row">
      <style:table-row-properties style:min-row-height="0.706cm" fo:keep-together="auto"/>
    </style:style>
    <style:style style:name="Tableau51.A1" style:family="table-cell">
      <style:table-cell-properties fo:padding-left="0.191cm" fo:padding-right="0.191cm" fo:padding-top="0cm" fo:padding-bottom="0cm" fo:border="0.5pt solid #000000"/>
    </style:style>
    <style:style style:name="Tableau51.2" style:family="table-row">
      <style:table-row-properties style:min-row-height="0.794cm" fo:keep-together="auto"/>
    </style:style>
    <style:style style:name="Tableau51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1.3" style:family="table-row">
      <style:table-row-properties style:min-row-height="0.961cm" fo:keep-together="auto"/>
    </style:style>
    <style:style style:name="Tableau51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1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2" style:family="table">
      <style:table-properties style:width="16.611cm" fo:margin-left="0cm" fo:margin-top="0cm" fo:margin-bottom="0cm" table:align="left" style:writing-mode="lr-tb"/>
    </style:style>
    <style:style style:name="Tableau52.A" style:family="table-column">
      <style:table-column-properties style:column-width="6.68cm"/>
    </style:style>
    <style:style style:name="Tableau52.B" style:family="table-column">
      <style:table-column-properties style:column-width="9.929cm"/>
    </style:style>
    <style:style style:name="Tableau52.1" style:family="table-row">
      <style:table-row-properties style:min-row-height="0.706cm" fo:keep-together="auto"/>
    </style:style>
    <style:style style:name="Tableau52.A1" style:family="table-cell">
      <style:table-cell-properties fo:padding-left="0.191cm" fo:padding-right="0.191cm" fo:padding-top="0cm" fo:padding-bottom="0cm" fo:border="0.5pt solid #000000"/>
    </style:style>
    <style:style style:name="Tableau52.2" style:family="table-row">
      <style:table-row-properties style:min-row-height="0.697cm" fo:keep-together="auto"/>
    </style:style>
    <style:style style:name="Tableau52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2.3" style:family="table-row">
      <style:table-row-properties style:min-row-height="1.088cm" fo:keep-together="auto"/>
    </style:style>
    <style:style style:name="Tableau52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2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3" style:family="table">
      <style:table-properties style:width="16.611cm" fo:margin-left="0cm" fo:margin-top="0cm" fo:margin-bottom="0cm" table:align="left" style:writing-mode="lr-tb"/>
    </style:style>
    <style:style style:name="Tableau53.A" style:family="table-column">
      <style:table-column-properties style:column-width="6.689cm"/>
    </style:style>
    <style:style style:name="Tableau53.B" style:family="table-column">
      <style:table-column-properties style:column-width="9.92cm"/>
    </style:style>
    <style:style style:name="Tableau53.1" style:family="table-row">
      <style:table-row-properties style:min-row-height="0.706cm" fo:keep-together="auto"/>
    </style:style>
    <style:style style:name="Tableau53.A1" style:family="table-cell">
      <style:table-cell-properties fo:padding-left="0.191cm" fo:padding-right="0.191cm" fo:padding-top="0cm" fo:padding-bottom="0cm" fo:border="0.5pt solid #000000"/>
    </style:style>
    <style:style style:name="Tableau53.2" style:family="table-row">
      <style:table-row-properties style:min-row-height="0.697cm" fo:keep-together="auto"/>
    </style:style>
    <style:style style:name="Tableau53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3.3" style:family="table-row">
      <style:table-row-properties style:min-row-height="0.961cm" fo:keep-together="auto"/>
    </style:style>
    <style:style style:name="Tableau53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3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4" style:family="table">
      <style:table-properties style:width="16.611cm" fo:margin-left="0cm" fo:margin-top="0cm" fo:margin-bottom="0cm" table:align="left" style:writing-mode="lr-tb"/>
    </style:style>
    <style:style style:name="Tableau54.A" style:family="table-column">
      <style:table-column-properties style:column-width="6.68cm"/>
    </style:style>
    <style:style style:name="Tableau54.B" style:family="table-column">
      <style:table-column-properties style:column-width="9.929cm"/>
    </style:style>
    <style:style style:name="Tableau54.1" style:family="table-row">
      <style:table-row-properties style:min-row-height="0.706cm" fo:keep-together="auto"/>
    </style:style>
    <style:style style:name="Tableau54.A1" style:family="table-cell">
      <style:table-cell-properties fo:padding-left="0.191cm" fo:padding-right="0.191cm" fo:padding-top="0cm" fo:padding-bottom="0cm" fo:border="0.5pt solid #000000"/>
    </style:style>
    <style:style style:name="Tableau54.2" style:family="table-row">
      <style:table-row-properties style:min-row-height="0.794cm" fo:keep-together="auto"/>
    </style:style>
    <style:style style:name="Tableau54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4.3" style:family="table-row">
      <style:table-row-properties style:min-row-height="0.961cm" fo:keep-together="auto"/>
    </style:style>
    <style:style style:name="Tableau54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4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5" style:family="table">
      <style:table-properties style:width="16.611cm" fo:margin-left="0cm" fo:margin-top="0cm" fo:margin-bottom="0cm" table:align="left" style:writing-mode="lr-tb"/>
    </style:style>
    <style:style style:name="Tableau55.A" style:family="table-column">
      <style:table-column-properties style:column-width="6.68cm"/>
    </style:style>
    <style:style style:name="Tableau55.B" style:family="table-column">
      <style:table-column-properties style:column-width="9.929cm"/>
    </style:style>
    <style:style style:name="Tableau55.1" style:family="table-row">
      <style:table-row-properties style:min-row-height="0.706cm" fo:keep-together="auto"/>
    </style:style>
    <style:style style:name="Tableau55.A1" style:family="table-cell">
      <style:table-cell-properties fo:padding-left="0.191cm" fo:padding-right="0.191cm" fo:padding-top="0cm" fo:padding-bottom="0cm" fo:border="0.5pt solid #000000"/>
    </style:style>
    <style:style style:name="Tableau55.2" style:family="table-row">
      <style:table-row-properties style:min-row-height="0.697cm" fo:keep-together="auto"/>
    </style:style>
    <style:style style:name="Tableau55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5.3" style:family="table-row">
      <style:table-row-properties style:min-row-height="1.088cm" fo:keep-together="auto"/>
    </style:style>
    <style:style style:name="Tableau55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5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6" style:family="table">
      <style:table-properties style:width="16.611cm" fo:margin-left="0cm" fo:margin-top="0cm" fo:margin-bottom="0cm" table:align="left" style:writing-mode="lr-tb"/>
    </style:style>
    <style:style style:name="Tableau56.A" style:family="table-column">
      <style:table-column-properties style:column-width="6.689cm"/>
    </style:style>
    <style:style style:name="Tableau56.B" style:family="table-column">
      <style:table-column-properties style:column-width="9.92cm"/>
    </style:style>
    <style:style style:name="Tableau56.1" style:family="table-row">
      <style:table-row-properties style:min-row-height="0.706cm" fo:keep-together="auto"/>
    </style:style>
    <style:style style:name="Tableau56.A1" style:family="table-cell">
      <style:table-cell-properties fo:padding-left="0.191cm" fo:padding-right="0.191cm" fo:padding-top="0cm" fo:padding-bottom="0cm" fo:border="0.5pt solid #000000"/>
    </style:style>
    <style:style style:name="Tableau56.2" style:family="table-row">
      <style:table-row-properties style:min-row-height="0.697cm" fo:keep-together="auto"/>
    </style:style>
    <style:style style:name="Tableau56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6.3" style:family="table-row">
      <style:table-row-properties style:min-row-height="0.961cm" fo:keep-together="auto"/>
    </style:style>
    <style:style style:name="Tableau56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6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7" style:family="table">
      <style:table-properties style:width="16.611cm" fo:margin-left="0cm" fo:margin-top="0cm" fo:margin-bottom="0cm" table:align="left" style:writing-mode="lr-tb"/>
    </style:style>
    <style:style style:name="Tableau57.A" style:family="table-column">
      <style:table-column-properties style:column-width="6.68cm"/>
    </style:style>
    <style:style style:name="Tableau57.B" style:family="table-column">
      <style:table-column-properties style:column-width="9.929cm"/>
    </style:style>
    <style:style style:name="Tableau57.1" style:family="table-row">
      <style:table-row-properties style:min-row-height="0.706cm" fo:keep-together="auto"/>
    </style:style>
    <style:style style:name="Tableau57.A1" style:family="table-cell">
      <style:table-cell-properties fo:padding-left="0.191cm" fo:padding-right="0.191cm" fo:padding-top="0cm" fo:padding-bottom="0cm" fo:border="0.5pt solid #000000"/>
    </style:style>
    <style:style style:name="Tableau57.2" style:family="table-row">
      <style:table-row-properties style:min-row-height="0.794cm" fo:keep-together="auto"/>
    </style:style>
    <style:style style:name="Tableau57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7.3" style:family="table-row">
      <style:table-row-properties style:min-row-height="0.961cm" fo:keep-together="auto"/>
    </style:style>
    <style:style style:name="Tableau57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7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8" style:family="table">
      <style:table-properties style:width="16.611cm" fo:margin-left="0cm" fo:margin-top="0cm" fo:margin-bottom="0cm" table:align="left" style:writing-mode="lr-tb"/>
    </style:style>
    <style:style style:name="Tableau58.A" style:family="table-column">
      <style:table-column-properties style:column-width="6.68cm"/>
    </style:style>
    <style:style style:name="Tableau58.B" style:family="table-column">
      <style:table-column-properties style:column-width="9.929cm"/>
    </style:style>
    <style:style style:name="Tableau58.1" style:family="table-row">
      <style:table-row-properties style:min-row-height="0.706cm" fo:keep-together="auto"/>
    </style:style>
    <style:style style:name="Tableau58.A1" style:family="table-cell">
      <style:table-cell-properties fo:padding-left="0.191cm" fo:padding-right="0.191cm" fo:padding-top="0cm" fo:padding-bottom="0cm" fo:border="0.5pt solid #000000"/>
    </style:style>
    <style:style style:name="Tableau58.2" style:family="table-row">
      <style:table-row-properties style:min-row-height="0.697cm" fo:keep-together="auto"/>
    </style:style>
    <style:style style:name="Tableau58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8.3" style:family="table-row">
      <style:table-row-properties style:min-row-height="1.088cm" fo:keep-together="auto"/>
    </style:style>
    <style:style style:name="Tableau58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8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9" style:family="table">
      <style:table-properties style:width="16.611cm" fo:margin-left="0cm" fo:margin-top="0cm" fo:margin-bottom="0cm" table:align="left" style:writing-mode="lr-tb"/>
    </style:style>
    <style:style style:name="Tableau59.A" style:family="table-column">
      <style:table-column-properties style:column-width="6.689cm"/>
    </style:style>
    <style:style style:name="Tableau59.B" style:family="table-column">
      <style:table-column-properties style:column-width="9.92cm"/>
    </style:style>
    <style:style style:name="Tableau59.1" style:family="table-row">
      <style:table-row-properties style:min-row-height="0.706cm" fo:keep-together="auto"/>
    </style:style>
    <style:style style:name="Tableau59.A1" style:family="table-cell">
      <style:table-cell-properties fo:padding-left="0.191cm" fo:padding-right="0.191cm" fo:padding-top="0cm" fo:padding-bottom="0cm" fo:border="0.5pt solid #000000"/>
    </style:style>
    <style:style style:name="Tableau59.2" style:family="table-row">
      <style:table-row-properties style:min-row-height="0.697cm" fo:keep-together="auto"/>
    </style:style>
    <style:style style:name="Tableau59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9.3" style:family="table-row">
      <style:table-row-properties style:min-row-height="0.961cm" fo:keep-together="auto"/>
    </style:style>
    <style:style style:name="Tableau59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9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60" style:family="table">
      <style:table-properties style:width="16.611cm" fo:margin-left="0cm" fo:margin-top="0cm" fo:margin-bottom="0cm" table:align="left" style:writing-mode="lr-tb"/>
    </style:style>
    <style:style style:name="Tableau60.A" style:family="table-column">
      <style:table-column-properties style:column-width="6.68cm"/>
    </style:style>
    <style:style style:name="Tableau60.B" style:family="table-column">
      <style:table-column-properties style:column-width="9.929cm"/>
    </style:style>
    <style:style style:name="Tableau60.1" style:family="table-row">
      <style:table-row-properties style:min-row-height="0.706cm" fo:keep-together="auto"/>
    </style:style>
    <style:style style:name="Tableau60.A1" style:family="table-cell">
      <style:table-cell-properties fo:padding-left="0.191cm" fo:padding-right="0.191cm" fo:padding-top="0cm" fo:padding-bottom="0cm" fo:border="0.5pt solid #000000"/>
    </style:style>
    <style:style style:name="Tableau60.2" style:family="table-row">
      <style:table-row-properties style:min-row-height="0.794cm" fo:keep-together="auto"/>
    </style:style>
    <style:style style:name="Tableau60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60.3" style:family="table-row">
      <style:table-row-properties style:min-row-height="0.961cm" fo:keep-together="auto"/>
    </style:style>
    <style:style style:name="Tableau60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60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61" style:family="table">
      <style:table-properties style:width="16.611cm" fo:margin-left="0cm" fo:margin-top="0cm" fo:margin-bottom="0cm" table:align="left" style:writing-mode="lr-tb"/>
    </style:style>
    <style:style style:name="Tableau61.A" style:family="table-column">
      <style:table-column-properties style:column-width="6.68cm"/>
    </style:style>
    <style:style style:name="Tableau61.B" style:family="table-column">
      <style:table-column-properties style:column-width="9.929cm"/>
    </style:style>
    <style:style style:name="Tableau61.1" style:family="table-row">
      <style:table-row-properties style:min-row-height="0.706cm" fo:keep-together="auto"/>
    </style:style>
    <style:style style:name="Tableau61.A1" style:family="table-cell">
      <style:table-cell-properties fo:padding-left="0.191cm" fo:padding-right="0.191cm" fo:padding-top="0cm" fo:padding-bottom="0cm" fo:border="0.5pt solid #000000"/>
    </style:style>
    <style:style style:name="Tableau61.2" style:family="table-row">
      <style:table-row-properties style:min-row-height="0.697cm" fo:keep-together="auto"/>
    </style:style>
    <style:style style:name="Tableau61.A2" style:family="table-cell">
      <style:table-cell-properties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61.3" style:family="table-row">
      <style:table-row-properties style:min-row-height="1.088cm" fo:keep-together="auto"/>
    </style:style>
    <style:style style:name="Tableau61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61.B3" style:family="table-cell">
      <style:table-cell-properties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Obsah_20_tabulky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text-properties style:font-name="Arial" fo:font-size="28pt" style:font-size-asian="28pt" style:font-name-complex="Arial1" style:font-size-complex="28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5" style:family="paragraph" style:parent-style-name="Standard">
      <style:paragraph-properties fo:margin-top="0cm" fo:margin-bottom="0.282cm" loext:contextual-spacing="false" fo:line-height="108%" fo:text-align="justify" style:justify-single-word="false" fo:orphans="2" fo:widows="2" style:writing-mode="lr-tb"/>
    </style:style>
    <style:style style:name="P6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25pt" fo:font-weight="bold" style:font-size-asian="25pt" style:font-weight-asian="bold" style:font-size-complex="25pt" style:font-weight-complex="bold"/>
    </style:style>
    <style:style style:name="P7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fo:break-before="page" style:writing-mode="lr-tb"/>
    </style:style>
    <style:style style:name="P8" style:family="paragraph" style:parent-style-name="Standard">
      <style:paragraph-properties fo:margin-top="0cm" fo:margin-bottom="0.282cm" loext:contextual-spacing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text-align="center" style:justify-single-word="false" fo:break-before="page"/>
    </style:style>
    <style:style style:name="P11" style:family="paragraph" style:parent-style-name="Standard">
      <style:paragraph-properties fo:margin-top="0cm" fo:margin-bottom="0.081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style:punctuation-wrap="simple"/>
      <style:text-properties style:use-window-font-color="true" style:font-name="Calibri" fo:font-weight="bold" officeooo:rsid="000b6d25" officeooo:paragraph-rsid="000b6d25" style:font-name-asian="Calibri2" style:font-weight-asian="bold" style:font-name-complex="F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style:punctuation-wrap="simple"/>
      <style:text-properties style:use-window-font-color="true" style:font-name="Calibri" fo:font-weight="bold" style:font-name-asian="Calibri2" style:font-weight-asian="bold" style:font-name-complex="F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style:punctuation-wrap="simple"/>
      <style:text-properties style:use-window-font-color="true" style:font-name="Calibri" fo:font-size="11pt" fo:font-weight="bold" style:font-name-asian="Calibri2" style:font-size-asian="11pt" style:font-weight-asian="bold" style:font-name-complex="F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 style:punctuation-wrap="simple"/>
      <style:text-properties style:use-window-font-color="true" style:font-name="Calibri" fo:font-size="11pt" fo:font-weight="bold" style:font-name-asian="Calibri2" style:font-size-asian="11pt" style:font-weight-asian="bold" style:font-name-complex="F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 style:punctuation-wrap="simple"/>
      <style:text-properties style:use-window-font-color="true" style:font-name="Calibri" fo:font-size="11pt" fo:font-weight="bold" officeooo:paragraph-rsid="000f8a77" style:font-name-asian="Calibri2" style:font-size-asian="11pt" style:font-weight-asian="bold" style:font-name-complex="F" style:font-size-complex="11pt" style:font-weight-complex="bold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Frame_20_contents">
      <style:paragraph-properties fo:margin-top="0cm" fo:margin-bottom="0cm" loext:contextual-spacing="false" fo:line-height="100%" style:punctuation-wrap="simple"/>
    </style:style>
    <style:style style:name="P21" style:family="paragraph" style:parent-style-name="Frame_20_contents">
      <style:paragraph-properties fo:margin-top="0cm" fo:margin-bottom="0cm" loext:contextual-spacing="false" fo:line-height="100%" fo:text-align="center" style:justify-single-word="false" style:punctuation-wrap="hanging"/>
    </style:style>
    <style:style style:name="P22" style:family="paragraph" style:parent-style-name="Frame_20_contents">
      <style:paragraph-properties fo:margin-top="0cm" fo:margin-bottom="0cm" loext:contextual-spacing="false" fo:line-height="100%" fo:text-align="center" style:justify-single-word="false" style:punctuation-wrap="simple"/>
    </style:style>
    <style:style style:name="P23" style:family="paragraph" style:parent-style-name="Frame_20_contents">
      <style:paragraph-properties fo:margin-top="0cm" fo:margin-bottom="0cm" loext:contextual-spacing="false" fo:line-height="100%" style:punctuation-wrap="simple"/>
      <style:text-properties style:use-window-font-color="true" style:font-name="Calibri" fo:font-weight="bold" style:font-name-asian="Calibri2" style:font-weight-asian="bold" style:font-name-complex="F" style:font-weight-complex="bold"/>
    </style:style>
    <style:style style:name="P24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style:use-window-font-color="true" style:font-name="Calibri" fo:font-weight="bold" style:font-name-asian="Calibri2" style:font-weight-asian="bold" style:font-name-complex="F" style:font-weight-complex="bold"/>
    </style:style>
    <style:style style:name="P25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style:use-window-font-color="true" style:font-name="Calibri" fo:font-weight="normal" officeooo:rsid="000b9194" officeooo:paragraph-rsid="000b9194" style:font-name-asian="Calibri2" style:font-weight-asian="normal" style:font-name-complex="F" style:font-weight-complex="normal"/>
    </style:style>
    <style:style style:name="P26" style:family="paragraph" style:parent-style-name="Frame_20_contents">
      <style:paragraph-properties fo:margin-top="0cm" fo:margin-bottom="0cm" loext:contextual-spacing="false" fo:line-height="100%" style:punctuation-wrap="simple"/>
      <style:text-properties style:use-window-font-color="true" style:font-name="Calibri" fo:font-weight="normal" style:font-name-asian="Calibri2" style:font-weight-asian="normal" style:font-name-complex="F" style:font-weight-complex="normal"/>
    </style:style>
    <style:style style:name="P27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style:use-window-font-color="true" style:font-name="Calibri" fo:font-weight="normal" officeooo:rsid="00105f9f" officeooo:paragraph-rsid="00105f9f" style:font-name-asian="Calibri2" style:font-weight-asian="normal" style:font-name-complex="F" style:font-weight-complex="normal"/>
    </style:style>
    <style:style style:name="P28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style:use-window-font-color="true" style:font-name="Calibri" fo:font-weight="normal" officeooo:rsid="00105f9f" officeooo:paragraph-rsid="00133de0" style:font-name-asian="Calibri2" style:font-weight-asian="normal" style:font-name-complex="F" style:font-weight-complex="normal"/>
    </style:style>
    <style:style style:name="P29" style:family="paragraph" style:parent-style-name="Frame_20_contents">
      <style:paragraph-properties fo:margin-top="0cm" fo:margin-bottom="0cm" loext:contextual-spacing="false" fo:line-height="100%" style:punctuation-wrap="simple"/>
      <style:text-properties style:use-window-font-color="true" style:font-name="Calibri" fo:font-weight="normal" officeooo:rsid="0011317d" officeooo:paragraph-rsid="0011317d" style:font-name-asian="Calibri2" style:font-weight-asian="normal" style:font-name-complex="F" style:font-weight-complex="normal"/>
    </style:style>
    <style:style style:name="P30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style:use-window-font-color="true" style:font-name="Calibri" fo:font-weight="normal" officeooo:rsid="0011317d" officeooo:paragraph-rsid="00105f9f" style:font-name-asian="Calibri2" style:font-weight-asian="normal" style:font-name-complex="F" style:font-weight-complex="normal"/>
    </style:style>
    <style:style style:name="P31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style:use-window-font-color="true" style:font-name="Calibri" fo:font-weight="normal" officeooo:rsid="0011317d" officeooo:paragraph-rsid="00133de0" style:font-name-asian="Calibri2" style:font-weight-asian="normal" style:font-name-complex="F" style:font-weight-complex="normal"/>
    </style:style>
    <style:style style:name="P32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style:use-window-font-color="true" style:font-name="Calibri" fo:font-size="11pt" fo:font-weight="normal" style:font-name-asian="Calibri2" style:font-size-asian="11pt" style:font-weight-asian="normal" style:font-name-complex="F" style:font-size-complex="11pt" style:font-weight-complex="normal"/>
    </style:style>
    <style:style style:name="P33" style:family="paragraph" style:parent-style-name="Frame_20_contents">
      <style:paragraph-properties fo:margin-top="0cm" fo:margin-bottom="0cm" loext:contextual-spacing="false" fo:line-height="100%" style:punctuation-wrap="simple"/>
      <style:text-properties style:use-window-font-color="true" style:font-name="Calibri1" fo:font-weight="bold" style:font-name-asian="Calibri2" style:font-weight-asian="bold" style:font-name-complex="F" style:font-weight-complex="bold"/>
    </style:style>
    <style:style style:name="P34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style:use-window-font-color="true" style:font-name="Calibri1" fo:font-size="11pt" fo:font-style="normal" fo:font-weight="normal" officeooo:rsid="000b6d25" officeooo:paragraph-rsid="000b6d25" style:font-name-asian="Calibri2" style:font-size-asian="11pt" style:font-style-asian="normal" style:font-weight-asian="normal" style:font-name-complex="F" style:font-size-complex="11pt" style:font-style-complex="normal" style:font-weight-complex="normal"/>
    </style:style>
    <style:style style:name="P35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style:use-window-font-color="true" style:font-name="Calibri1" fo:font-weight="normal" officeooo:rsid="000c5711" officeooo:paragraph-rsid="000c5711" style:font-name-asian="Calibri2" style:font-weight-asian="normal" style:font-name-complex="F" style:font-weight-complex="normal"/>
    </style:style>
    <style:style style:name="P36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style:use-window-font-color="true" style:font-name="Calibri1" fo:font-weight="normal" style:font-name-asian="Calibri2" style:font-weight-asian="normal" style:font-name-complex="F" style:font-weight-complex="normal"/>
    </style:style>
    <style:style style:name="P37" style:family="paragraph" style:parent-style-name="Frame_20_contents">
      <style:paragraph-properties fo:margin-top="0cm" fo:margin-bottom="0cm" loext:contextual-spacing="false" fo:line-height="100%" style:punctuation-wrap="simple"/>
      <style:text-properties officeooo:rsid="000b1567" officeooo:paragraph-rsid="000b1567"/>
    </style:style>
    <style:style style:name="P38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fo:font-weight="normal" officeooo:paragraph-rsid="000f8a77" style:font-weight-asian="normal" style:font-weight-complex="normal"/>
    </style:style>
    <style:style style:name="P39" style:family="paragraph" style:parent-style-name="Frame_20_contents">
      <style:paragraph-properties fo:margin-top="0cm" fo:margin-bottom="0cm" loext:contextual-spacing="false" fo:line-height="100%" style:punctuation-wrap="simple"/>
      <style:text-properties fo:font-weight="normal" officeooo:rsid="00133de0" officeooo:paragraph-rsid="00133de0" style:font-weight-asian="normal" style:font-weight-complex="normal"/>
    </style:style>
    <style:style style:name="P40" style:family="paragraph" style:parent-style-name="Frame_20_contents">
      <style:paragraph-properties fo:margin-top="0cm" fo:margin-bottom="0cm" loext:contextual-spacing="false" fo:line-height="100%" style:punctuation-wrap="simple"/>
      <style:text-properties fo:font-weight="normal" officeooo:rsid="00133de0" officeooo:paragraph-rsid="0013a551" style:font-weight-asian="normal" style:font-weight-complex="normal"/>
    </style:style>
    <style:style style:name="P41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fo:font-size="11pt" fo:font-weight="normal" officeooo:rsid="000b1567" officeooo:paragraph-rsid="000b1567" style:font-size-asian="11pt" style:font-weight-asian="normal" style:font-size-complex="11pt" style:font-weight-complex="normal"/>
    </style:style>
    <style:style style:name="P42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fo:font-size="11pt" fo:font-weight="normal" officeooo:rsid="000b6d25" officeooo:paragraph-rsid="000b6d25" style:font-size-asian="11pt" style:font-weight-asian="normal" style:font-size-complex="11pt" style:font-weight-complex="normal"/>
    </style:style>
    <style:style style:name="P43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style:font-name="Calibri1" officeooo:paragraph-rsid="000c11af"/>
    </style:style>
    <style:style style:name="P44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style:font-name="Calibri1" fo:font-size="11pt" fo:font-style="normal" fo:font-weight="normal" officeooo:paragraph-rsid="000b6d25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Frame_20_contents">
      <style:paragraph-properties fo:margin-top="0cm" fo:margin-bottom="0cm" loext:contextual-spacing="false" fo:line-height="100%" style:punctuation-wrap="simple"/>
      <style:text-properties officeooo:rsid="00133de0" officeooo:paragraph-rsid="00133de0"/>
    </style:style>
    <style:style style:name="P46" style:family="paragraph" style:parent-style-name="Table_20_Contents">
      <style:paragraph-properties style:line-height-at-least="0.564cm"/>
    </style:style>
    <style:style style:name="P47" style:family="paragraph" style:parent-style-name="Table_20_Contents">
      <style:paragraph-properties fo:margin-top="0cm" fo:margin-bottom="0.282cm" loext:contextual-spacing="false" style:line-height-at-least="0.564cm"/>
    </style:style>
    <style:style style:name="P48" style:family="paragraph" style:parent-style-name="_30_3_5f_liste-tiret" style:list-style-name="WWNum1">
      <style:paragraph-properties fo:margin-left="0.499cm" fo:margin-right="0cm" fo:text-align="justify" style:justify-single-word="false" fo:text-indent="-0.379cm" style:auto-text-indent="false"/>
      <style:text-properties fo:color="#000000" style:font-name="Calibri1" fo:font-size="11pt" fo:font-weight="normal" officeooo:rsid="0019724a" officeooo:paragraph-rsid="000c11af" style:font-size-asian="11pt" style:font-weight-asian="normal" style:font-size-complex="11pt" style:font-weight-complex="normal"/>
    </style:style>
    <style:style style:name="P49" style:family="paragraph" style:parent-style-name="_30_3_5f_liste-tiret" style:list-style-name="WWNum1">
      <style:paragraph-properties fo:margin-left="0.499cm" fo:margin-right="0cm" fo:text-align="justify" style:justify-single-word="false" fo:text-indent="-0.379cm" style:auto-text-indent="false"/>
      <style:text-properties fo:color="#000000" style:font-name="Calibri1" fo:font-size="11pt" fo:font-weight="normal" officeooo:paragraph-rsid="000c11af" style:font-size-asian="11pt" style:font-weight-asian="normal" style:font-size-complex="11pt" style:font-weight-complex="normal"/>
    </style:style>
    <style:style style:name="P50" style:family="paragraph" style:parent-style-name="_30_3_5f_liste-tiret" style:list-style-name="WWNum1">
      <style:paragraph-properties fo:margin-left="0.12cm" fo:margin-right="0cm" fo:margin-top="0cm" fo:margin-bottom="0cm" loext:contextual-spacing="false" fo:line-height="100%" fo:text-align="justify" style:justify-single-word="false" fo:text-indent="0cm" style:auto-text-indent="false" style:punctuation-wrap="simple"/>
      <style:text-properties fo:color="#000000" style:font-name="Calibri1" fo:font-weight="normal" officeooo:paragraph-rsid="000c11af" style:font-name-asian="Calibri2" style:font-weight-asian="normal" style:font-name-complex="F" style:font-weight-complex="normal"/>
    </style:style>
    <style:style style:name="P51" style:family="paragraph" style:parent-style-name="_30_2_5f_inter_20_2">
      <style:paragraph-properties fo:text-align="justify" style:justify-single-word="false"/>
      <style:text-properties fo:color="#000000" style:font-name="Calibri1" fo:font-size="11pt" fo:font-weight="normal" officeooo:paragraph-rsid="000c11af" style:font-size-asian="11pt" style:font-weight-asian="normal" style:font-size-complex="11pt" style:font-weight-complex="normal"/>
    </style:style>
    <style:style style:name="P52" style:family="paragraph" style:parent-style-name="_30_3_5f_texte-courant">
      <style:paragraph-properties fo:margin-top="0.201cm" fo:margin-bottom="0.201cm" loext:contextual-spacing="false" fo:line-height="100%" fo:text-align="justify" style:justify-single-word="false" style:punctuation-wrap="simple"/>
      <style:text-properties style:use-window-font-color="true" style:font-name="Calibri1" fo:font-weight="normal" officeooo:rsid="0033224e" officeooo:paragraph-rsid="000c5711" style:font-name-asian="Calibri2" style:font-weight-asian="normal" style:font-name-complex="F" style:font-weight-complex="normal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Arial" fo:font-size="28pt" fo:font-weight="bold" style:font-size-asian="28pt" style:font-weight-asian="bold" style:font-name-complex="Arial1" style:font-size-complex="28pt" style:font-weight-complex="bold"/>
    </style:style>
    <style:style style:name="T2" style:family="text">
      <style:text-properties style:font-name="Arial" fo:font-size="28pt" fo:font-weight="bold" officeooo:rsid="00133de0" style:font-size-asian="28pt" style:font-weight-asian="bold" style:font-name-complex="Arial1" style:font-size-complex="28pt" style:font-weight-complex="bold"/>
    </style:style>
    <style:style style:name="T3" style:family="text">
      <style:text-properties style:font-name="Arial" fo:font-size="28pt" style:font-size-asian="28pt" style:font-name-complex="Arial1" style:font-size-complex="28pt"/>
    </style:style>
    <style:style style:name="T4" style:family="text">
      <style:text-properties style:font-name="Arial" fo:font-size="20pt" fo:font-style="italic" style:font-size-asian="20pt" style:font-style-asian="italic" style:font-name-complex="Arial1" style:font-size-complex="20pt" style:font-style-complex="italic"/>
    </style:style>
    <style:style style:name="T5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6" style:family="text"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T7" style:family="text">
      <style:text-properties style:font-name="Arial" fo:font-size="10pt" style:font-size-asian="10pt" style:font-name-complex="Arial1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5pt" fo:font-weight="bold" style:font-size-asian="25pt" style:font-weight-asian="bold" style:font-size-complex="25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use-window-font-color="true" fo:font-weight="bold" style:font-name-asian="Calibri2" style:font-weight-asian="bold" style:font-name-complex="F" style:font-weight-complex="bold"/>
    </style:style>
    <style:style style:name="T13" style:family="text">
      <style:text-properties style:use-window-font-color="true" fo:font-weight="bold" officeooo:rsid="0013a551" style:font-name-asian="Calibri2" style:font-weight-asian="bold" style:font-name-complex="F" style:font-weight-complex="bold"/>
    </style:style>
    <style:style style:name="T14" style:family="text">
      <style:text-properties style:use-window-font-color="true" style:font-name="Calibri" fo:font-size="9pt" style:font-name-asian="Calibri2" style:font-size-asian="9pt" style:font-name-complex="F" style:font-size-complex="9pt"/>
    </style:style>
    <style:style style:name="T15" style:family="text">
      <style:text-properties style:use-window-font-color="true" style:font-name="Calibri" fo:font-size="11pt" officeooo:rsid="000f8a77" style:font-name-asian="Calibri2" style:font-size-asian="11pt" style:font-name-complex="F" style:font-size-complex="11pt"/>
    </style:style>
    <style:style style:name="T16" style:family="text">
      <style:text-properties style:use-window-font-color="true" fo:font-size="9pt" style:font-name-asian="Calibri2" style:font-size-asian="9pt" style:font-name-complex="F" style:font-size-complex="9pt"/>
    </style:style>
    <style:style style:name="T17" style:family="text">
      <style:text-properties style:use-window-font-color="true" fo:font-size="10pt" fo:font-weight="bold" style:font-name-asian="Calibri2" style:font-size-asian="10pt" style:font-weight-asian="bold" style:font-name-complex="F" style:font-size-complex="10pt" style:font-weight-complex="bold"/>
    </style:style>
    <style:style style:name="T18" style:family="text">
      <style:text-properties style:use-window-font-color="true" fo:font-size="10pt" fo:font-weight="bold" officeooo:rsid="000b6d25" style:font-name-asian="Calibri2" style:font-size-asian="10pt" style:font-weight-asian="bold" style:font-name-complex="F" style:font-size-complex="10pt" style:font-weight-complex="bold"/>
    </style:style>
    <style:style style:name="T19" style:family="text">
      <style:text-properties style:use-window-font-color="true" style:text-position="super 58%" style:font-name-asian="Calibri2" style:font-name-complex="F"/>
    </style:style>
    <style:style style:name="T20" style:family="text">
      <style:text-properties style:use-window-font-color="true" style:font-name-asian="Calibri2" style:font-name-complex="F"/>
    </style:style>
    <style:style style:name="T21" style:family="text">
      <style:text-properties style:use-window-font-color="true" officeooo:rsid="000b6d25" style:font-name-asian="Calibri2" style:font-name-complex="F"/>
    </style:style>
    <style:style style:name="T22" style:family="text">
      <style:text-properties style:use-window-font-color="true" officeooo:rsid="000b6d25" style:font-name-asian="Calibri2" style:font-name-complex="F"/>
    </style:style>
    <style:style style:name="T23" style:family="text">
      <style:text-properties style:use-window-font-color="true" officeooo:rsid="0013a551" style:font-name-asian="Calibri2" style:font-name-complex="F"/>
    </style:style>
    <style:style style:name="T24" style:family="text">
      <style:text-properties style:use-window-font-color="true" fo:font-weight="normal" officeooo:rsid="000c11af" style:font-name-asian="Calibri2" style:font-weight-asian="normal" style:font-name-complex="F" style:font-weight-complex="normal"/>
    </style:style>
    <style:style style:name="T25" style:family="text">
      <style:text-properties style:use-window-font-color="true" fo:font-weight="normal" officeooo:rsid="000c5711" style:font-name-asian="Calibri2" style:font-weight-asian="normal" style:font-name-complex="F" style:font-weight-complex="normal"/>
    </style:style>
    <style:style style:name="T26" style:family="text">
      <style:text-properties fo:font-size="11pt" officeooo:rsid="0019724a" style:font-size-asian="11pt" style:font-size-complex="11pt"/>
    </style:style>
    <style:style style:name="T27" style:family="text">
      <style:text-properties fo:font-size="11pt" fo:background-color="#ffffff" loext:char-shading-value="0" style:font-size-asian="11pt" style:font-size-complex="11pt"/>
    </style:style>
    <style:style style:name="T28" style:family="text">
      <style:text-properties fo:font-size="11pt" officeooo:rsid="00101e5a" fo:background-color="#ffffff" loext:char-shading-value="0" style:font-size-asian="11pt" style:font-size-complex="11pt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weight="bold" style:font-size-asian="10pt" style:font-weight-asian="bold" style:font-size-complex="10pt" style:font-weight-complex="bold"/>
    </style:style>
    <style:style style:name="T31" style:family="text">
      <style:text-properties fo:color="#ffffff" style:font-name="Arial" fo:font-size="10pt" fo:font-weight="bold" style:font-size-asian="10pt" style:font-weight-asian="bold" style:font-name-complex="Arial1" style:font-size-complex="10pt" style:font-weight-complex="bold"/>
    </style:style>
    <style:style style:name="T32" style:family="text">
      <style:text-properties fo:color="#ffffff"/>
    </style:style>
    <style:style style:name="T33" style:family="text">
      <style:text-properties style:text-position="super 58%"/>
    </style:style>
    <style:style style:name="T34" style:family="text">
      <style:text-properties fo:color="#000000" style:text-outline="false" style:text-line-through-style="none" style:text-line-through-type="none" fo:text-shadow="none" style:text-underline-style="none" style:text-emphasize="none"/>
    </style:style>
    <style:style style:name="T35" style:family="text">
      <style:text-properties fo:color="#000000" style:text-outline="false" style:text-line-through-style="none" style:text-line-through-type="none" fo:text-shadow="none" style:text-underline-style="none" officeooo:rsid="000b6d25" style:text-emphasize="none"/>
    </style:style>
    <style:style style:name="T3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f8a77" style:font-style-asian="normal" style:font-weight-asian="normal" style:text-emphasize="none"/>
    </style:style>
    <style:style style:name="T38" style:family="text">
      <style:text-properties officeooo:rsid="000b9194"/>
    </style:style>
    <style:style style:name="T39" style:family="text">
      <style:text-properties officeooo:rsid="0019724a"/>
    </style:style>
    <style:style style:name="T40" style:family="text">
      <style:text-properties officeooo:rsid="0045e0be"/>
    </style:style>
    <style:style style:name="T41" style:family="text">
      <style:text-properties officeooo:rsid="0033feae"/>
    </style:style>
    <style:style style:name="T42" style:family="text">
      <style:text-properties officeooo:rsid="00216472"/>
    </style:style>
    <style:style style:name="T43" style:family="text">
      <style:text-properties officeooo:rsid="00333403"/>
    </style:style>
    <style:style style:name="T44" style:family="text">
      <style:text-properties officeooo:rsid="0011317d"/>
    </style:style>
    <style:style style:name="fr1" style:family="graphic" style:parent-style-name="Graphics">
      <style:graphic-properties fo:margin-left="0.318cm" fo:margin-right="0.318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fill="none" draw:textarea-vertical-align="top" draw:auto-grow-height="false" fo:min-height="6.484cm" fo:min-width="16.09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7.362cm" fo:min-width="16.59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cm" svg:stroke-color="#000000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><text:span text:style-name="T1">SUIVI TERRITORIAL</text:span></text:p>
      <text:p text:style-name="Standard"><text:span text:style-name="T1">DU PLAN RELANCE</text:span></text:p>
      <text:p text:style-name="P2"/>
      <text:p text:style-name="Standard"><text:span text:style-name="T4">Données pour le département : Mayenne</text:span></text:p>
      <text:p text:style-name="Standard"><text:span text:style-name="T4">Date : 2021-04-28</text:span></text:p>
      <text:p text:style-name="P4"/>
      <text:p text:style-name="P7"/>
      <text:p text:style-name="P6"/>
      <text:p text:style-name="P4"><text:span text:style-name="T9">Sommaire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text:span text:style-name="T10">Ecologie ---------------------------------------------------------------------------------- </text:span></text:p>
            <text:p text:style-name="P5"><text:span text:style-name="T10"><text:tab/>Ma Prime Rénov' -------------------------------------------------------------- </text:span></text:p>
            <text:p text:style-name="P5"><text:span text:style-name="T10"><text:tab/>Bonus électrique -------------------------------------------------------------- </text:span></text:p>
            <text:p text:style-name="P5"><text:span text:style-name="T10"><text:tab/>AAP Efficacité énergétique ------------------------------------------------ </text:span></text:p>
            <text:p text:style-name="P5"><text:span text:style-name="T10"><text:s text:c="9"/>AAP industrie : Modernisation des filières auto et aéro ---------- </text:span></text:p>
            <text:p text:style-name="P5"><text:span text:style-name="T10"><text:tab/>Prime à la conversion des véhicules légers -------------------------- <text:s/></text:span></text:p>
            <text:p text:style-name="P5"><text:span text:style-name="T10"><text:tab/>Soutien recherche aéronautique civil ---------------------------------- </text:span></text:p>
            <text:p text:style-name="P5"><text:span text:style-name="T10"><text:tab/>Rénovation des bâtiments Etats (marchés notifiés) -------------- </text:span></text:p>
            <text:p text:style-name="P5"><text:span text:style-name="T10">Compétitivité -------------------------------------------------------------------------- </text:span></text:p>
            <text:p text:style-name="P5"><text:span text:style-name="T10"><text:tab/>Assurance prospection -----------------------------------------------------</text:span></text:p>
            <text:p text:style-name="P5"><text:span text:style-name="T10"><text:tab/>France Num : aide à la numérisation des TPE,PME,ETI ----------- </text:span></text:p>
            <text:p text:style-name="P5"><text:span text:style-name="T10"><text:tab/>AAP Industrie : Soutien aux projets industriels territoires ------- </text:span></text:p>
            <text:p text:style-name="P5"><text:span text:style-name="T10"><text:tab/>AAP Industrie : Sécurisation approvisionnements critiques ----- </text:span></text:p>
            <text:p text:style-name="P5"><text:span text:style-name="T10"><text:tab/>Renforcement subventions Business France ------------------------ </text:span></text:p>
            <text:p text:style-name="P5"><text:span text:style-name="T10">Cohésion -------------------------------------------------------------------------------- </text:span></text:p>
            <text:p text:style-name="P5"><text:span text:style-name="T10"><text:tab/>Apprentissage ----------------------------------------------------------------- </text:span></text:p>
            <text:p text:style-name="P5"><text:span text:style-name="T10"><text:tab/>Prime à l'embauche des jeunes -----------------------------------------</text:span></text:p>
            <text:p text:style-name="P5"><text:span text:style-name="T10"><text:tab/>Prime à l'embauche pour les travailleurs handicapés ------------ </text:span></text:p>
            <text:p text:style-name="P5"><text:span text:style-name="T10"><text:tab/>Contrats Initiatives Emploi (CIE) Jeunes -------------------------------</text:span></text:p>
            <text:p text:style-name="P5"><text:span text:style-name="T10"><text:tab/>Contrats de professionnalisation ---------------------------------------- </text:span></text:p>
            <text:p text:style-name="P5"><text:span text:style-name="T10"><text:tab/>Garantie jeunes ---------------------------------------------------------------</text:span></text:p>
            <text:p text:style-name="P5"><text:span text:style-name="T10"><text:tab/>Parcours emploi compétences (PEC) Jeunes -------------------------</text:span></text:p>
            <text:p text:style-name="P5"><text:span text:style-name="T10"><text:tab/>Service civique ----------------------------------------------------------------</text:span></text:p>
          </table:table-cell>
          <table:table-cell table:style-name="Tableau1.A1" office:value-type="string">
            <text:p text:style-name="P46">2</text:p>
            <text:p text:style-name="P46">3</text:p>
            <text:p text:style-name="P46">4</text:p>
            <text:p text:style-name="P46">5</text:p>
            <text:p text:style-name="P46">6</text:p>
            <text:p text:style-name="P46">7</text:p>
            <text:p text:style-name="P46">8</text:p>
            <text:p text:style-name="P46">9</text:p>
            <text:p text:style-name="P46">10</text:p>
            <text:p text:style-name="P46">11</text:p>
            <text:p text:style-name="P46">12</text:p>
            <text:p text:style-name="P46">13</text:p>
            <text:p text:style-name="P46">14</text:p>
            <text:p text:style-name="P46">15</text:p>
            <text:p text:style-name="P46">16</text:p>
            <text:p text:style-name="P46">17</text:p>
            <text:p text:style-name="P46">18</text:p>
            <text:p text:style-name="P46">19</text:p>
            <text:p text:style-name="P46">20</text:p>
            <text:p text:style-name="P46">21</text:p>
            <text:p text:style-name="P46">22</text:p>
            <text:p text:style-name="P46">23</text:p>
            <text:p text:style-name="P47">24</text:p>
          </table:table-cell>
        </table:table-row>
      </table:table>
      <text:p text:style-name="P5"/>
      <text:p text:style-name="Standard"/>
      <text:p text:style-name="P9"/>
      <text:p text:style-name="P2"/>
      <text:p text:style-name="P2"/>
      <text:p text:style-name="P2"/>
      <text:p text:style-name="P4"><draw:custom-shape text:anchor-type="paragraph" draw:z-index="87" draw:name="Forme1" draw:style-name="gr4" draw:text-style-name="P54" svg:width="16.885cm" svg:height="17.079cm" svg:x="-0.533cm" svg:y="3.799cm"><text:p text:style-name="P20"><text:span text:style-name="T12"/></text:p><text:p text:style-name="P39"><text:span text:style-name="T20">Au 27 avril, ce sont 21 millions d’euros qui ont été attribués à la Mayenne sur le volet </text:span><text:span text:style-name="T23">Écologie</text:span><text:span text:style-name="T20"> de France Relance</text:span></text:p><text:p text:style-name="P45"><text:span text:style-name="T12"/></text:p><text:p text:style-name="P45"><text:span text:style-name="T12"/></text:p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5" draw:name="Forme2" draw:style-name="gr2" draw:text-style-name="P53" svg:width="20.905cm" svg:height="0.385cm" svg:x="-2.438cm" svg:y="20.055cm"><text:p text:style-name="P21"><text:span text:style-name="T14">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Volet : </text:span><text:span text:style-name="T2">Écologie</text:span></text:p>
      <text:p text:style-name="Standard"/>
      <text:p text:style-name="P10"><text:span text:style-name="T5">Ma Prime Rénov'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Montant total des primes versées : 1.0 M€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 table:number-columns-repeated="2"/>
        <table:table-row table:style-name="Tableau2.1">
          <table:table-cell table:style-name="Tableau2.A1" table:number-columns-spanned="5" office:value-type="string">
            <text:p text:style-name="P1"><text:span text:style-name="T29"><text:s/></text:span><text:span text:style-name="T30">Niveau Nation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2.A2" office:value-type="string">
            <text:p text:style-name="P12"><text:span text:style-name="T7"><text:s text:c="9"/></text:span></text:p>
            <text:p text:style-name="P12"><text:span text:style-name="T31">Montant total des primes versées</text:span></text:p>
          </table:table-cell>
          <table:table-cell table:style-name="Tableau2.A2" office:value-type="string">
            <text:p text:style-name="P12"><text:span text:style-name="T7"><text:s text:c="9"/></text:span></text:p>
            <text:p text:style-name="P12"><text:span text:style-name="T31">Montant total des travaux</text:span></text:p>
          </table:table-cell>
          <table:table-cell table:style-name="Tableau2.A2" office:value-type="string">
            <text:p text:style-name="P12"><text:span text:style-name="T7"><text:s text:c="9"/></text:span></text:p>
            <text:p text:style-name="P12"><text:span text:style-name="T31">Nombre de bénéficiaires</text:span></text:p>
          </table:table-cell>
          <table:table-cell table:style-name="Tableau2.A2" office:value-type="string">
            <text:p text:style-name="P12"><text:span text:style-name="T7"><text:s text:c="9"/></text:span></text:p>
            <text:p text:style-name="P12"><text:span text:style-name="T31">Nombre de dossiers payés</text:span></text:p>
          </table:table-cell>
        </table:table-row>
        <table:table-row table:style-name="Tableau2.3">
          <table:table-cell table:style-name="Tableau2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2.B3" office:value-type="string">
            <text:p text:style-name="P12"/>
            <text:p text:style-name="P12"><text:span text:style-name="T7">190.4 M€ <text:s/></text:span></text:p>
          </table:table-cell>
          <table:table-cell table:style-name="Tableau2.A3" office:value-type="string">
            <text:p text:style-name="P12"/>
            <text:p text:style-name="P12"><text:span text:style-name="T7">1142.1 M€ <text:s/></text:span></text:p>
          </table:table-cell>
          <table:table-cell table:style-name="Tableau2.B3" office:value-type="string">
            <text:p text:style-name="P12"/>
            <text:p text:style-name="P12"><text:span text:style-name="T7">116692 <text:s/></text:span></text:p>
          </table:table-cell>
          <table:table-cell table:style-name="Tableau2.A3" office:value-type="string">
            <text:p text:style-name="P12"/>
            <text:p text:style-name="P12"><text:span text:style-name="T7">56759 <text:s/></text:span></text:p>
          </table:table-cell>
        </table:table-row>
        <table:table-row table:style-name="Tableau2.3">
          <table:table-cell table:style-name="Tableau2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2.B3" office:value-type="string">
            <text:p text:style-name="P12"/>
            <text:p text:style-name="P12"><text:span text:style-name="T7">113.2 M€ <text:s/></text:span></text:p>
          </table:table-cell>
          <table:table-cell table:style-name="Tableau2.A3" office:value-type="string">
            <text:p text:style-name="P12"/>
            <text:p text:style-name="P12"><text:span text:style-name="T7">700.8 M€ <text:s/></text:span></text:p>
          </table:table-cell>
          <table:table-cell table:style-name="Tableau2.B3" office:value-type="string">
            <text:p text:style-name="P12"/>
            <text:p text:style-name="P12"><text:span text:style-name="T7">70944 <text:s/></text:span></text:p>
          </table:table-cell>
          <table:table-cell table:style-name="Tableau2.A3" office:value-type="string">
            <text:p text:style-name="P12"/>
            <text:p text:style-name="P12"><text:span text:style-name="T7">30743 <text:s/></text:span></text:p>
          </table:table-cell>
        </table:table-row>
        <table:table-row table:style-name="Tableau2.3">
          <table:table-cell table:style-name="Tableau2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2.B3" office:value-type="string">
            <text:p text:style-name="P12"/>
            <text:p text:style-name="P12"><text:span text:style-name="T7">53.7 M€ <text:s/></text:span></text:p>
          </table:table-cell>
          <table:table-cell table:style-name="Tableau2.A3" office:value-type="string">
            <text:p text:style-name="P12"/>
            <text:p text:style-name="P12"><text:span text:style-name="T7">337.9 M€ <text:s/></text:span></text:p>
          </table:table-cell>
          <table:table-cell table:style-name="Tableau2.B3" office:value-type="string">
            <text:p text:style-name="P12"/>
            <text:p text:style-name="P12"><text:span text:style-name="T7">- <text:s/></text:span></text:p>
          </table:table-cell>
          <table:table-cell table:style-name="Tableau2.A3" office:value-type="string">
            <text:p text:style-name="P12"/>
            <text:p text:style-name="P12"><text:span text:style-name="T7">12462 <text:s/></text:span></text:p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2"/>
        <table:table-row table:style-name="Tableau3.1">
          <table:table-cell table:style-name="Tableau3.A1" table:number-columns-spanned="5" office:value-type="string">
            <text:p text:style-name="P1"><text:span text:style-name="T29"><text:s/></text:span><text:span text:style-name="T30">Niveau Régional </text:span><text:bookmark-start text:name="__DdeLink__225_3614400758"/><text:span text:style-name="T30">: Pays de la Loire</text:span><text:bookmark-end text:name="__DdeLink__225_3614400758"/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3.A2" office:value-type="string">
            <text:p text:style-name="P12"><text:span text:style-name="T7"><text:s text:c="3"/></text:span></text:p>
            <text:p text:style-name="P12"><text:span text:style-name="T31">Montant total des primes versées</text:span></text:p>
          </table:table-cell>
          <table:table-cell table:style-name="Tableau3.A2" office:value-type="string">
            <text:p text:style-name="P12"><text:span text:style-name="T7"><text:s text:c="3"/></text:span></text:p>
            <text:p text:style-name="P12"><text:span text:style-name="T31">Montant total des travaux</text:span></text:p>
          </table:table-cell>
          <table:table-cell table:style-name="Tableau3.A2" office:value-type="string">
            <text:p text:style-name="P12"><text:span text:style-name="T7"><text:s text:c="3"/></text:span></text:p>
            <text:p text:style-name="P12"><text:span text:style-name="T31">Nombre de bénéficiaires</text:span></text:p>
          </table:table-cell>
          <table:table-cell table:style-name="Tableau3.A2" office:value-type="string">
            <text:p text:style-name="P12"><text:span text:style-name="T7"><text:s text:c="3"/></text:span></text:p>
            <text:p text:style-name="P12"><text:span text:style-name="T31">Nombre de dossiers payés</text:span></text:p>
          </table:table-cell>
        </table:table-row>
        <table:table-row table:style-name="Tableau3.3">
          <table:table-cell table:style-name="Tableau3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3.B3" office:value-type="string">
            <text:p text:style-name="P12"/>
            <text:p text:style-name="P12"><text:span text:style-name="Source_20_Text"><text:span text:style-name="T7">11.0 M€ <text:s/></text:span></text:span></text:p>
          </table:table-cell>
          <table:table-cell table:style-name="Tableau3.A3" office:value-type="string">
            <text:p text:style-name="P12"/>
            <text:p text:style-name="P12"><text:span text:style-name="Source_20_Text"><text:span text:style-name="T7">83.0 M€ <text:s/></text:span></text:span></text:p>
          </table:table-cell>
          <table:table-cell table:style-name="Tableau3.B3" office:value-type="string">
            <text:p text:style-name="P12"/>
            <text:p text:style-name="P12"><text:span text:style-name="Source_20_Text"><text:span text:style-name="T7">9217 <text:s/></text:span></text:span></text:p>
          </table:table-cell>
          <table:table-cell table:style-name="Tableau3.A3" office:value-type="string">
            <text:p text:style-name="P12"/>
            <text:p text:style-name="P12"><text:span text:style-name="Source_20_Text"><text:span text:style-name="T7">4126 <text:s/></text:span></text:span></text:p>
          </table:table-cell>
        </table:table-row>
        <table:table-row table:style-name="Tableau3.3">
          <table:table-cell table:style-name="Tableau3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3.B3" office:value-type="string">
            <text:p text:style-name="P12"/>
            <text:p text:style-name="P12"><text:span text:style-name="Source_20_Text"><text:span text:style-name="T7">6.2 M€ <text:s/></text:span></text:span></text:p>
          </table:table-cell>
          <table:table-cell table:style-name="Tableau3.A3" office:value-type="string">
            <text:p text:style-name="P12"/>
            <text:p text:style-name="P12"><text:span text:style-name="Source_20_Text"><text:span text:style-name="T7">49.8 M€ <text:s/></text:span></text:span></text:p>
          </table:table-cell>
          <table:table-cell table:style-name="Tableau3.B3" office:value-type="string">
            <text:p text:style-name="P12"/>
            <text:p text:style-name="P12"><text:span text:style-name="Source_20_Text"><text:span text:style-name="T7">5556 <text:s/></text:span></text:span></text:p>
          </table:table-cell>
          <table:table-cell table:style-name="Tableau3.A3" office:value-type="string">
            <text:p text:style-name="P12"/>
            <text:p text:style-name="P12"><text:span text:style-name="Source_20_Text"><text:span text:style-name="T7">2179 <text:s/></text:span></text:span></text:p>
          </table:table-cell>
        </table:table-row>
        <table:table-row table:style-name="Tableau3.3">
          <table:table-cell table:style-name="Tableau3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3.B3" office:value-type="string">
            <text:p text:style-name="P12"/>
            <text:p text:style-name="P12"><text:span text:style-name="Source_20_Text"><text:span text:style-name="T7">2.8 M€ <text:s/></text:span></text:span></text:p>
          </table:table-cell>
          <table:table-cell table:style-name="Tableau3.A3" office:value-type="string">
            <text:p text:style-name="P12"/>
            <text:p text:style-name="P12"><text:span text:style-name="Source_20_Text"><text:span text:style-name="T7">21.7 M€ <text:s/></text:span></text:span></text:p>
          </table:table-cell>
          <table:table-cell table:style-name="Tableau3.B3" office:value-type="string">
            <text:p text:style-name="P12"/>
            <text:p text:style-name="P12"><text:span text:style-name="Source_20_Text"><text:span text:style-name="T7">- <text:s/></text:span></text:span></text:p>
          </table:table-cell>
          <table:table-cell table:style-name="Tableau3.A3" office:value-type="string">
            <text:p text:style-name="P12"/>
            <text:p text:style-name="P12"><text:span text:style-name="Source_20_Text"><text:span text:style-name="T7">865 <text:s/></text:span></text:span></text:p>
          </table:table-cell>
        </table:table-row>
      </table:table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 table:number-columns-repeated="2"/>
        <table:table-row table:style-name="Tableau4.1">
          <table:table-cell table:style-name="Tableau4.A1" table:number-columns-spanned="5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2" office:value-type="string">
            <text:p text:style-name="P13"/>
            <text:p text:style-name="P12"><text:span text:style-name="T31">Date</text:span></text:p>
          </table:table-cell>
          <table:table-cell table:style-name="Tableau4.A2" office:value-type="string">
            <text:p text:style-name="P13"/>
            <text:p text:style-name="P12"><text:span text:style-name="T31">Montant total des primes versées</text:span></text:p>
          </table:table-cell>
          <table:table-cell table:style-name="Tableau4.A2" office:value-type="string">
            <text:p text:style-name="P13"/>
            <text:p text:style-name="P12"><text:span text:style-name="T31">Montant total des travaux</text:span></text:p>
          </table:table-cell>
          <table:table-cell table:style-name="Tableau4.A2" office:value-type="string">
            <text:p text:style-name="P13"/>
            <text:p text:style-name="P12"><text:span text:style-name="T31">Nombre de bénéficiaires</text:span></text:p>
          </table:table-cell>
          <table:table-cell table:style-name="Tableau4.A2" office:value-type="string">
            <text:p text:style-name="P13"/>
            <text:p text:style-name="P12"><text:span text:style-name="T31">Nombre de dossiers payés</text:span></text:p>
          </table:table-cell>
        </table:table-row>
        <table:table-row table:style-name="Tableau4.3">
          <table:table-cell table:style-name="Tableau4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4.B3" office:value-type="string">
            <text:p text:style-name="P12"/>
            <text:p text:style-name="P12"><text:span text:style-name="T7">1.0 M€ <text:s/></text:span></text:p>
          </table:table-cell>
          <table:table-cell table:style-name="Tableau4.A3" office:value-type="string">
            <text:p text:style-name="P12"/>
            <text:p text:style-name="P12"><text:span text:style-name="T7">7.8 M€ <text:s/></text:span></text:p>
          </table:table-cell>
          <table:table-cell table:style-name="Tableau4.B3" office:value-type="string">
            <text:p text:style-name="P12"/>
            <text:p text:style-name="P12"><text:span text:style-name="T7">788 <text:s/></text:span></text:p>
          </table:table-cell>
          <table:table-cell table:style-name="Tableau4.A3" office:value-type="string">
            <text:p text:style-name="P12"/>
            <text:p text:style-name="P12"><text:span text:style-name="T7">329 <text:s/></text:span></text:p>
          </table:table-cell>
        </table:table-row>
        <table:table-row table:style-name="Tableau4.3">
          <table:table-cell table:style-name="Tableau4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4.B3" office:value-type="string">
            <text:p text:style-name="P12"/>
            <text:p text:style-name="P12"><text:span text:style-name="T7">558.8 k€ <text:s/></text:span></text:p>
          </table:table-cell>
          <table:table-cell table:style-name="Tableau4.A3" office:value-type="string">
            <text:p text:style-name="P12"/>
            <text:p text:style-name="P12"><text:span text:style-name="T7">4.6 M€ <text:s/></text:span></text:p>
          </table:table-cell>
          <table:table-cell table:style-name="Tableau4.B3" office:value-type="string">
            <text:p text:style-name="P12"/>
            <text:p text:style-name="P12"><text:span text:style-name="T7">467 <text:s/></text:span></text:p>
          </table:table-cell>
          <table:table-cell table:style-name="Tableau4.A3" office:value-type="string">
            <text:p text:style-name="P12"/>
            <text:p text:style-name="P12"><text:span text:style-name="T7">170 <text:s/></text:span></text:p>
          </table:table-cell>
        </table:table-row>
        <table:table-row table:style-name="Tableau4.3">
          <table:table-cell table:style-name="Tableau4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4.B3" office:value-type="string">
            <text:p text:style-name="P12"/>
            <text:p text:style-name="P12"><text:span text:style-name="T7">284.1 k€ <text:s/></text:span></text:p>
          </table:table-cell>
          <table:table-cell table:style-name="Tableau4.A3" office:value-type="string">
            <text:p text:style-name="P12"/>
            <text:p text:style-name="P12"><text:span text:style-name="T7">1.9 M€ <text:s/></text:span></text:p>
          </table:table-cell>
          <table:table-cell table:style-name="Tableau4.B3" office:value-type="string">
            <text:p text:style-name="P12"/>
            <text:p text:style-name="P12"><text:span text:style-name="T7">- <text:s/></text:span></text:p>
          </table:table-cell>
          <table:table-cell table:style-name="Tableau4.A3" office:value-type="string">
            <text:p text:style-name="P12"/>
            <text:p text:style-name="P12"><text:span text:style-name="T7">78 <text:s/></text:span></text:p>
          </table:table-cell>
        </table:table-row>
      </table:table>
      <text:p text:style-name="P8"><draw:custom-shape text:anchor-type="paragraph" draw:z-index="19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4" draw:name="Forme1" draw:style-name="gr2" draw:text-style-name="P54" svg:width="20.965cm" svg:height="0.385cm" svg:x="-2.508cm" svg:y="7.16cm"><text:p text:style-name="P22"><text:span text:style-name="T16"><text:s/>3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6" draw:name="Cadre1" draw:style-name="gr3" draw:text-style-name="P53" svg:width="16.592cm" svg:height="7.361cm" svg:x="0cm" svg:y="0.079cm"><text:p text:style-name="P20"><text:span text:style-name="T17"/></text:p><text:p text:style-name="P41"><text:span text:style-name="T20">Le plan de relance soutien</text:span><text:span text:style-name="T21">t</text:span><text:span text:style-name="T20"> également la rénovation énergétique des bâtiments publics.</text:span></text:p><text:p text:style-name="P41"><text:span text:style-name="T20"/></text:p><text:p text:style-name="P41"><text:span text:style-name="T20">Concernant les bâtiments de l’État, </text:span><text:span text:style-name="T21">une enveloppe de 3,64M€ va permettre des rénovation à la cité administrative, à l’IUT ou encore à la Caserne Mayan.</text:span></text:p><text:p text:style-name="P41"><text:span text:style-name="T21"/></text:p><text:p text:style-name="P42"><text:span text:style-name="T20">Concernant les bâtiments des collectivités territoriales, en 2021 le Département bénéficie d’une enveloppe de 2,47M€ et les communes de 3,47M€. La 2</text:span><text:span text:style-name="T19">e</text:span><text:span text:style-name="T20"> partie des enveloppe (40%) sera attribuée en 2022. </text:span></text:p><text:p text:style-name="P37"><text:span text:style-name="T18"/></text:p><text:p text:style-name="P37"><text:span text:style-name="T18"/></text:p><text:p text:style-name="P37"><text:span text:style-name="T17"/></text:p><text:p text:style-name="P37"><text:span text:style-name="T17"/></text:p><text:p text:style-name="P23"/><text:p text:style-name="P23"/><text:p text:style-name="P23"/><text:p text:style-name="P23"/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Bonus électrique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Nombre de bonus octroyés à des véhicules électriques : 514</text:span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5.2">
          <table:table-cell table:style-name="Tableau5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5.A2" office:value-type="string">
            <text:p text:style-name="P12"><text:span text:style-name="T7"><text:s text:c="9"/></text:span></text:p>
            <text:p text:style-name="P12"><text:span text:style-name="T31">Nombre de bonus octroyés à des véhicules électriques</text:span></text:p>
          </table:table-cell>
        </table:table-row>
        <table:table-row table:style-name="Tableau5.3">
          <table:table-cell table:style-name="Tableau5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5.B3" office:value-type="string">
            <text:p text:style-name="P12"/>
            <text:p text:style-name="P12"><text:span text:style-name="T7">135585 <text:s/></text:span></text:p>
          </table:table-cell>
        </table:table-row>
        <table:table-row table:style-name="Tableau5.3">
          <table:table-cell table:style-name="Tableau5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5.B3" office:value-type="string">
            <text:p text:style-name="P12"/>
            <text:p text:style-name="P12"><text:span text:style-name="T7">116916 <text:s/></text:span></text:p>
          </table:table-cell>
        </table:table-row>
        <table:table-row table:style-name="Tableau5.3">
          <table:table-cell table:style-name="Tableau5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5.B3" office:value-type="string">
            <text:p text:style-name="P12"/>
            <text:p text:style-name="P12"><text:span text:style-name="T7">100882 <text:s/></text:span></text:p>
          </table:table-cell>
        </table:table-row>
      </table:table>
      <text:p text:style-name="P3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1"/><text:span text:style-name="T30">: Pays de la Loire</text:span><text:bookmark-end text:name="__DdeLink__225_36144007581"/></text:p>
          </table:table-cell>
          <table:covered-table-cell/>
        </table:table-row>
        <table:table-row table:style-name="Tableau6.2">
          <table:table-cell table:style-name="Tableau6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6.A2" office:value-type="string">
            <text:p text:style-name="P12"><text:span text:style-name="T7"><text:s text:c="3"/></text:span></text:p>
            <text:p text:style-name="P12"><text:span text:style-name="T31">Nombre de bonus octroyés à des véhicules électriques</text:span></text:p>
          </table:table-cell>
        </table:table-row>
        <table:table-row table:style-name="Tableau6.3">
          <table:table-cell table:style-name="Tableau6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6.B3" office:value-type="string">
            <text:p text:style-name="P12"/>
            <text:p text:style-name="P12"><text:span text:style-name="Source_20_Text"><text:span text:style-name="T7">6940 <text:s/></text:span></text:span></text:p>
          </table:table-cell>
        </table:table-row>
        <table:table-row table:style-name="Tableau6.3">
          <table:table-cell table:style-name="Tableau6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6.B3" office:value-type="string">
            <text:p text:style-name="P12"/>
            <text:p text:style-name="P12"><text:span text:style-name="Source_20_Text"><text:span text:style-name="T7">5944 <text:s/></text:span></text:span></text:p>
          </table:table-cell>
        </table:table-row>
        <table:table-row table:style-name="Tableau6.3">
          <table:table-cell table:style-name="Tableau6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6.B3" office:value-type="string">
            <text:p text:style-name="P12"/>
            <text:p text:style-name="P12"><text:span text:style-name="Source_20_Text"><text:span text:style-name="T7">3829 <text:s/></text:span></text:span></text:p>
          </table:table-cell>
        </table:table-row>
      </table:table>
      <text:p text:style-name="P3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7.2">
          <table:table-cell table:style-name="Tableau7.A2" office:value-type="string">
            <text:p text:style-name="P13"/>
            <text:p text:style-name="P12"><text:span text:style-name="T31">Date</text:span></text:p>
          </table:table-cell>
          <table:table-cell table:style-name="Tableau7.A2" office:value-type="string">
            <text:p text:style-name="P13"/>
            <text:p text:style-name="P12"><text:span text:style-name="T31">Nombre de bonus octroyés à des véhicules électriques</text:span></text:p>
          </table:table-cell>
        </table:table-row>
        <table:table-row table:style-name="Tableau7.3">
          <table:table-cell table:style-name="Tableau7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7.B3" office:value-type="string">
            <text:p text:style-name="P12"/>
            <text:p text:style-name="P12"><text:span text:style-name="T7">514 <text:s/></text:span></text:p>
          </table:table-cell>
        </table:table-row>
        <table:table-row table:style-name="Tableau7.3">
          <table:table-cell table:style-name="Tableau7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7.B3" office:value-type="string">
            <text:p text:style-name="P12"/>
            <text:p text:style-name="P12"><text:span text:style-name="T7">453 <text:s/></text:span></text:p>
          </table:table-cell>
        </table:table-row>
        <table:table-row table:style-name="Tableau7.3">
          <table:table-cell table:style-name="Tableau7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7.B3" office:value-type="string">
            <text:p text:style-name="P12"/>
            <text:p text:style-name="P12"><text:span text:style-name="T7">401 <text:s/></text:span></text:p>
          </table:table-cell>
        </table:table-row>
      </table:table>
      <text:p text:style-name="P8"><draw:custom-shape text:anchor-type="paragraph" draw:z-index="18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3" draw:name="Forme1" draw:style-name="gr2" draw:text-style-name="P54" svg:width="20.965cm" svg:height="0.385cm" svg:x="-2.508cm" svg:y="7.16cm"><text:p text:style-name="P22"><text:span text:style-name="T16"><text:s/>4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5" draw:name="Cadre1" draw:style-name="gr3" draw:text-style-name="P53" svg:width="16.592cm" svg:height="7.361cm" svg:x="0cm" svg:y="0.079cm"><text:p text:style-name="P20"><text:span text:style-name="T17"><text:s/></text:span></text:p><text:p text:style-name="P23"/><text:p text:style-name="P23"/><text:p text:style-name="P23"/><text:p text:style-name="P23"/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AAP Efficacité énergétique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Nombre d'entreprises ayant reçu l'aide : 0</text:span></text:p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8.2">
          <table:table-cell table:style-name="Tableau8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8.A2" office:value-type="string">
            <text:p text:style-name="P12"><text:span text:style-name="T7"><text:s text:c="9"/></text:span></text:p>
            <text:p text:style-name="P12"><text:span text:style-name="T31">Nombre d'entreprises ayant reçu l'aide</text:span></text:p>
          </table:table-cell>
        </table:table-row>
        <table:table-row table:style-name="Tableau8.3">
          <table:table-cell table:style-name="Tableau8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8.B3" office:value-type="string">
            <text:p text:style-name="P12"/>
            <text:p text:style-name="P12"><text:span text:style-name="T7">13 <text:s/></text:span></text:p>
          </table:table-cell>
        </table:table-row>
        <table:table-row table:style-name="Tableau8.3">
          <table:table-cell table:style-name="Tableau8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8.B3" office:value-type="string">
            <text:p text:style-name="P12"/>
            <text:p text:style-name="P12"><text:span text:style-name="T7">12 <text:s/></text:span></text:p>
          </table:table-cell>
        </table:table-row>
        <table:table-row table:style-name="Tableau8.3">
          <table:table-cell table:style-name="Tableau8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8.B3" office:value-type="string">
            <text:p text:style-name="P12"/>
            <text:p text:style-name="P12"><text:span text:style-name="T7">12 <text:s/></text:span></text:p>
          </table:table-cell>
        </table:table-row>
      </table:table>
      <text:p text:style-name="P3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2"/><text:span text:style-name="T30">: Pays de la Loire</text:span><text:bookmark-end text:name="__DdeLink__225_36144007582"/></text:p>
          </table:table-cell>
          <table:covered-table-cell/>
        </table:table-row>
        <table:table-row table:style-name="Tableau9.2">
          <table:table-cell table:style-name="Tableau9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9.A2" office:value-type="string">
            <text:p text:style-name="P12"><text:span text:style-name="T7"><text:s text:c="3"/></text:span></text:p>
            <text:p text:style-name="P12"><text:span text:style-name="T31">Nombre d'entreprises ayant reçu l'aide</text:span></text:p>
          </table:table-cell>
        </table:table-row>
        <table:table-row table:style-name="Tableau9.3">
          <table:table-cell table:style-name="Tableau9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9.B3" office:value-type="string">
            <text:p text:style-name="P12"/>
            <text:p text:style-name="P12"><text:span text:style-name="Source_20_Text"><text:span text:style-name="T7">1 <text:s/></text:span></text:span></text:p>
          </table:table-cell>
        </table:table-row>
        <table:table-row table:style-name="Tableau9.3">
          <table:table-cell table:style-name="Tableau9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9.B3" office:value-type="string">
            <text:p text:style-name="P12"/>
            <text:p text:style-name="P12"><text:span text:style-name="Source_20_Text"><text:span text:style-name="T7">1 <text:s/></text:span></text:span></text:p>
          </table:table-cell>
        </table:table-row>
        <table:table-row table:style-name="Tableau9.3">
          <table:table-cell table:style-name="Tableau9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9.B3" office:value-type="string">
            <text:p text:style-name="P12"/>
            <text:p text:style-name="P12"><text:span text:style-name="Source_20_Text"><text:span text:style-name="T7">1 <text:s/></text:span></text:span></text:p>
          </table:table-cell>
        </table:table-row>
      </table:table>
      <text:p text:style-name="P3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10.2">
          <table:table-cell table:style-name="Tableau10.A2" office:value-type="string">
            <text:p text:style-name="P13"/>
            <text:p text:style-name="P12"><text:span text:style-name="T31">Date</text:span></text:p>
          </table:table-cell>
          <table:table-cell table:style-name="Tableau10.A2" office:value-type="string">
            <text:p text:style-name="P13"/>
            <text:p text:style-name="P12"><text:span text:style-name="T31">Nombre d'entreprises ayant reçu l'aide</text:span></text:p>
          </table:table-cell>
        </table:table-row>
        <table:table-row table:style-name="Tableau10.3">
          <table:table-cell table:style-name="Tableau10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10.B3" office:value-type="string">
            <text:p text:style-name="P12"/>
            <text:p text:style-name="P12"><text:span text:style-name="T7">0 <text:s/></text:span></text:p>
          </table:table-cell>
        </table:table-row>
        <table:table-row table:style-name="Tableau10.3">
          <table:table-cell table:style-name="Tableau10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10.B3" office:value-type="string">
            <text:p text:style-name="P12"/>
            <text:p text:style-name="P12"><text:span text:style-name="T7">0 <text:s/></text:span></text:p>
          </table:table-cell>
        </table:table-row>
        <table:table-row table:style-name="Tableau10.3">
          <table:table-cell table:style-name="Tableau10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10.B3" office:value-type="string">
            <text:p text:style-name="P12"/>
            <text:p text:style-name="P12"><text:span text:style-name="T7">0 <text:s/></text:span></text:p>
          </table:table-cell>
        </table:table-row>
      </table:table>
      <text:p text:style-name="P8"><draw:custom-shape text:anchor-type="paragraph" draw:z-index="17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2" draw:name="Forme1" draw:style-name="gr2" draw:text-style-name="P54" svg:width="20.965cm" svg:height="0.385cm" svg:x="-2.508cm" svg:y="7.16cm"><text:p text:style-name="P22"><text:span text:style-name="T16"><text:s/>5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4" draw:name="Cadre1" draw:style-name="gr3" draw:text-style-name="P53" svg:width="16.592cm" svg:height="7.361cm" svg:x="0cm" svg:y="0.079cm"><text:p text:style-name="P20"><text:span text:style-name="T17"/></text:p><text:p text:style-name="P34">Pas de lauréat sur l’appel à projet « EEE » mais <text:span text:style-name="T38">d</text:span>eux entreprises mayennaises bénéficie<text:span text:style-name="T38">nt</text:span> d’une aide à la décarbonation de l’industrie (appel à projets « Chaleur Biomasse » de l’ADEME).</text:p><text:p text:style-name="P34"/><text:p text:style-name="P34">Il s’agit du groupe BEL (projet porté par IDEX) et du groupe DIANA FOOD (projet porté par ENGIE), pour un total de 4,5M€ d’aide d’État.</text:p><text:p text:style-name="P34"/><text:p text:style-name="P44"><text:span text:style-name="T21">DIANA FOOD produit des extraits de jus à partir de plusieurs matières premières (betterave, carotte, pomme, oignon). ENGIE porte l’investissement d’une</text:span><text:span text:style-name="T34"> chaufferie biomasse vapeur de 3,6MW </text:span><text:span text:style-name="T35">qui alimentera</text:span><text:span text:style-name="T34"> en vapeur les procédés de transformation du site en substitution du fioul lourd. </text:span><text:span text:style-name="T35">Le projet permettra de répondre aux objectifs de décarbonation du groupe et de pérenniser l’activité du site en renforçant les liens avec la filières forêt-bois du territoire. L’installation biomasse permettra d’éviter les émissions de 3600 tonnes de CO2 d’origine fossile par an. </text:span><text:span text:style-name="T34"><text:s/></text:span></text:p><text:p text:style-name="P14"/><text:p text:style-name="P23"/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AAP industrie : Modernisation des filières auto et aéro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Nombre de PME : 1</text:span></text:p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11.2">
          <table:table-cell table:style-name="Tableau11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11.A2" office:value-type="string">
            <text:p text:style-name="P12"><text:span text:style-name="T7"><text:s text:c="9"/></text:span></text:p>
            <text:p text:style-name="P12"><text:span text:style-name="T31">Nombre de PME</text:span></text:p>
          </table:table-cell>
        </table:table-row>
        <table:table-row table:style-name="Tableau11.3">
          <table:table-cell table:style-name="Tableau11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11.B3" office:value-type="string">
            <text:p text:style-name="P12"/>
            <text:p text:style-name="P12"><text:span text:style-name="T7">299 <text:s/></text:span></text:p>
          </table:table-cell>
        </table:table-row>
        <table:table-row table:style-name="Tableau11.3">
          <table:table-cell table:style-name="Tableau11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11.B3" office:value-type="string">
            <text:p text:style-name="P12"/>
            <text:p text:style-name="P12"><text:span text:style-name="T7">299 <text:s/></text:span></text:p>
          </table:table-cell>
        </table:table-row>
        <table:table-row table:style-name="Tableau11.3">
          <table:table-cell table:style-name="Tableau11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11.B3" office:value-type="string">
            <text:p text:style-name="P12"/>
            <text:p text:style-name="P12"><text:span text:style-name="T7">299 <text:s/></text:span></text:p>
          </table:table-cell>
        </table:table-row>
      </table:table>
      <text:p text:style-name="P3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3"/><text:span text:style-name="T30">: Pays de la Loire</text:span><text:bookmark-end text:name="__DdeLink__225_36144007583"/></text:p>
          </table:table-cell>
          <table:covered-table-cell/>
        </table:table-row>
        <table:table-row table:style-name="Tableau12.2">
          <table:table-cell table:style-name="Tableau12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12.A2" office:value-type="string">
            <text:p text:style-name="P12"><text:span text:style-name="T7"><text:s text:c="3"/></text:span></text:p>
            <text:p text:style-name="P12"><text:span text:style-name="T31">Nombre de PME</text:span></text:p>
          </table:table-cell>
        </table:table-row>
        <table:table-row table:style-name="Tableau12.3">
          <table:table-cell table:style-name="Tableau12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12.B3" office:value-type="string">
            <text:p text:style-name="P12"/>
            <text:p text:style-name="P12"><text:span text:style-name="Source_20_Text"><text:span text:style-name="T7">21 <text:s/></text:span></text:span></text:p>
          </table:table-cell>
        </table:table-row>
        <table:table-row table:style-name="Tableau12.3">
          <table:table-cell table:style-name="Tableau12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12.B3" office:value-type="string">
            <text:p text:style-name="P12"/>
            <text:p text:style-name="P12"><text:span text:style-name="Source_20_Text"><text:span text:style-name="T7">21 <text:s/></text:span></text:span></text:p>
          </table:table-cell>
        </table:table-row>
        <table:table-row table:style-name="Tableau12.3">
          <table:table-cell table:style-name="Tableau12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12.B3" office:value-type="string">
            <text:p text:style-name="P12"/>
            <text:p text:style-name="P12"><text:span text:style-name="Source_20_Text"><text:span text:style-name="T7">21 <text:s/></text:span></text:span></text:p>
          </table:table-cell>
        </table:table-row>
      </table:table>
      <text:p text:style-name="P3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13.2">
          <table:table-cell table:style-name="Tableau13.A2" office:value-type="string">
            <text:p text:style-name="P13"/>
            <text:p text:style-name="P12"><text:span text:style-name="T31">Date</text:span></text:p>
          </table:table-cell>
          <table:table-cell table:style-name="Tableau13.A2" office:value-type="string">
            <text:p text:style-name="P13"/>
            <text:p text:style-name="P12"><text:span text:style-name="T31">Nombre de PME</text:span></text:p>
          </table:table-cell>
        </table:table-row>
        <table:table-row table:style-name="Tableau13.3">
          <table:table-cell table:style-name="Tableau13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13.B3" office:value-type="string">
            <text:p text:style-name="P12"/>
            <text:p text:style-name="P12"><text:span text:style-name="T7">1 <text:s/></text:span></text:p>
          </table:table-cell>
        </table:table-row>
        <table:table-row table:style-name="Tableau13.3">
          <table:table-cell table:style-name="Tableau13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13.B3" office:value-type="string">
            <text:p text:style-name="P12"/>
            <text:p text:style-name="P12"><text:span text:style-name="T7">1 <text:s/></text:span></text:p>
          </table:table-cell>
        </table:table-row>
        <table:table-row table:style-name="Tableau13.3">
          <table:table-cell table:style-name="Tableau13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13.B3" office:value-type="string">
            <text:p text:style-name="P12"/>
            <text:p text:style-name="P12"><text:span text:style-name="T7">1 <text:s/></text:span></text:p>
          </table:table-cell>
        </table:table-row>
      </table:table>
      <text:p text:style-name="P8"><draw:custom-shape text:anchor-type="paragraph" draw:z-index="16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1" draw:name="Forme1" draw:style-name="gr2" draw:text-style-name="P54" svg:width="20.965cm" svg:height="0.385cm" svg:x="-2.508cm" svg:y="7.16cm"><text:p text:style-name="P22"><text:span text:style-name="T16"><text:s/>6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3" draw:name="Cadre1" draw:style-name="gr3" draw:text-style-name="P53" svg:width="16.592cm" svg:height="7.361cm" svg:x="0cm" svg:y="0.079cm"><text:p text:style-name="P20"><text:span text:style-name="T17"><text:s/></text:span></text:p><text:p text:style-name="P25">En Mayenne, une entreprise est lauréate du fonds de modernisation de la filière aéronautique. Il s’agit de l’entreprise SELHA qui a reçu 621k€. Un second lauréat sera annoncé prochainement. </text:p><text:p text:style-name="P25"/><text:p text:style-name="P25">Cinq entreprises sont lauréates du fonds de modernisation de la filière automobile : SUMCA, AIMM, SPPP, SAINT JEAN INDUSTRIE et MANN HUMMEL, pour un total de 3,88M€. Un 6<text:span text:style-name="T33">e</text:span> lauréat sera annoncé prochainement. </text:p><text:p text:style-name="P32"/><text:p text:style-name="P17"><text:span text:style-name="T36">SELHA (430 salariés/100M de CA en 2019) est spécialisé dans la fabrication de carte électronique et circuits imprimés destinés à l'industrie aéronautique civile et militaire (SAFRAN, Thalès, Dassault) ainsi que spatiale. Fournisseur stratégique et critique d'Airbus, l'entreprise tend à se diversifier dans l'industrie médicale. Le projet consiste investir dans la modernisation du site et la digitalisation des postes de travail.</text:span></text:p><text:p text:style-name="P16"><text:span text:style-name="T36"/></text:p><text:p text:style-name="P15"/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Prime à la conversion des véhicules légers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Nombre de primes à la conversion : 905</text:span></text:p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14.2">
          <table:table-cell table:style-name="Tableau14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14.A2" office:value-type="string">
            <text:p text:style-name="P12"><text:span text:style-name="T7"><text:s text:c="9"/></text:span></text:p>
            <text:p text:style-name="P12"><text:span text:style-name="T31">Nombre de primes à la conversion</text:span></text:p>
          </table:table-cell>
        </table:table-row>
        <table:table-row table:style-name="Tableau14.3">
          <table:table-cell table:style-name="Tableau14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14.B3" office:value-type="string">
            <text:p text:style-name="P12"/>
            <text:p text:style-name="P12"><text:span text:style-name="T7">170850 <text:s/></text:span></text:p>
          </table:table-cell>
        </table:table-row>
        <table:table-row table:style-name="Tableau14.3">
          <table:table-cell table:style-name="Tableau14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14.B3" office:value-type="string">
            <text:p text:style-name="P12"/>
            <text:p text:style-name="P12"><text:span text:style-name="T7">159795 <text:s/></text:span></text:p>
          </table:table-cell>
        </table:table-row>
        <table:table-row table:style-name="Tableau14.3">
          <table:table-cell table:style-name="Tableau14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14.B3" office:value-type="string">
            <text:p text:style-name="P12"/>
            <text:p text:style-name="P12"><text:span text:style-name="T7">150045 <text:s/></text:span></text:p>
          </table:table-cell>
        </table:table-row>
      </table:table>
      <text:p text:style-name="P3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4"/><text:span text:style-name="T30">: Pays de la Loire</text:span><text:bookmark-end text:name="__DdeLink__225_36144007584"/></text:p>
          </table:table-cell>
          <table:covered-table-cell/>
        </table:table-row>
        <table:table-row table:style-name="Tableau15.2">
          <table:table-cell table:style-name="Tableau15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15.A2" office:value-type="string">
            <text:p text:style-name="P12"><text:span text:style-name="T7"><text:s text:c="3"/></text:span></text:p>
            <text:p text:style-name="P12"><text:span text:style-name="T31">Nombre de primes à la conversion</text:span></text:p>
          </table:table-cell>
        </table:table-row>
        <table:table-row table:style-name="Tableau15.3">
          <table:table-cell table:style-name="Tableau15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15.B3" office:value-type="string">
            <text:p text:style-name="P12"/>
            <text:p text:style-name="P12"><text:span text:style-name="Source_20_Text"><text:span text:style-name="T7">11209 <text:s/></text:span></text:span></text:p>
          </table:table-cell>
        </table:table-row>
        <table:table-row table:style-name="Tableau15.3">
          <table:table-cell table:style-name="Tableau15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15.B3" office:value-type="string">
            <text:p text:style-name="P12"/>
            <text:p text:style-name="P12"><text:span text:style-name="Source_20_Text"><text:span text:style-name="T7">10508 <text:s/></text:span></text:span></text:p>
          </table:table-cell>
        </table:table-row>
        <table:table-row table:style-name="Tableau15.3">
          <table:table-cell table:style-name="Tableau15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15.B3" office:value-type="string">
            <text:p text:style-name="P12"/>
            <text:p text:style-name="P12"><text:span text:style-name="Source_20_Text"><text:span text:style-name="T7">7618 <text:s/></text:span></text:span></text:p>
          </table:table-cell>
        </table:table-row>
      </table:table>
      <text:p text:style-name="P3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16.2">
          <table:table-cell table:style-name="Tableau16.A2" office:value-type="string">
            <text:p text:style-name="P13"/>
            <text:p text:style-name="P12"><text:span text:style-name="T31">Date</text:span></text:p>
          </table:table-cell>
          <table:table-cell table:style-name="Tableau16.A2" office:value-type="string">
            <text:p text:style-name="P13"/>
            <text:p text:style-name="P12"><text:span text:style-name="T31">Nombre de primes à la conversion</text:span></text:p>
          </table:table-cell>
        </table:table-row>
        <table:table-row table:style-name="Tableau16.3">
          <table:table-cell table:style-name="Tableau16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16.B3" office:value-type="string">
            <text:p text:style-name="P12"/>
            <text:p text:style-name="P12"><text:span text:style-name="T7">905 <text:s/></text:span></text:p>
          </table:table-cell>
        </table:table-row>
        <table:table-row table:style-name="Tableau16.3">
          <table:table-cell table:style-name="Tableau16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16.B3" office:value-type="string">
            <text:p text:style-name="P12"/>
            <text:p text:style-name="P12"><text:span text:style-name="T7">852 <text:s/></text:span></text:p>
          </table:table-cell>
        </table:table-row>
        <table:table-row table:style-name="Tableau16.3">
          <table:table-cell table:style-name="Tableau16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16.B3" office:value-type="string">
            <text:p text:style-name="P12"/>
            <text:p text:style-name="P12"><text:span text:style-name="T7">815 <text:s/></text:span></text:p>
          </table:table-cell>
        </table:table-row>
      </table:table>
      <text:p text:style-name="P8"><draw:custom-shape text:anchor-type="paragraph" draw:z-index="15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0" draw:name="Forme1" draw:style-name="gr2" draw:text-style-name="P54" svg:width="20.965cm" svg:height="0.385cm" svg:x="-2.508cm" svg:y="7.16cm"><text:p text:style-name="P22"><text:span text:style-name="T16"><text:s/>7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2" draw:name="Cadre1" draw:style-name="gr3" draw:text-style-name="P53" svg:width="16.592cm" svg:height="7.361cm" svg:x="0cm" svg:y="0.079cm"><text:p text:style-name="P20"><text:span text:style-name="T17"><text:s/></text:span></text:p><text:p text:style-name="P23"/><text:p text:style-name="P23"/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Soutien recherche aéronautique civil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Nombre de projets soutenus : 0</text:span></text:p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17.2">
          <table:table-cell table:style-name="Tableau17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17.A2" office:value-type="string">
            <text:p text:style-name="P12"><text:span text:style-name="T7"><text:s text:c="9"/></text:span></text:p>
            <text:p text:style-name="P12"><text:span text:style-name="T31">Nombre de projets soutenus</text:span></text:p>
          </table:table-cell>
        </table:table-row>
        <table:table-row table:style-name="Tableau17.3">
          <table:table-cell table:style-name="Tableau17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17.B3" office:value-type="string">
            <text:p text:style-name="P12"/>
            <text:p text:style-name="P12"><text:span text:style-name="T7">234 <text:s/></text:span></text:p>
          </table:table-cell>
        </table:table-row>
        <table:table-row table:style-name="Tableau17.3">
          <table:table-cell table:style-name="Tableau17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17.B3" office:value-type="string">
            <text:p text:style-name="P12"/>
            <text:p text:style-name="P12"><text:span text:style-name="T7">198 <text:s/></text:span></text:p>
          </table:table-cell>
        </table:table-row>
        <table:table-row table:style-name="Tableau17.3">
          <table:table-cell table:style-name="Tableau17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17.B3" office:value-type="string">
            <text:p text:style-name="P12"/>
            <text:p text:style-name="P12"><text:span text:style-name="T7">198 <text:s/></text:span></text:p>
          </table:table-cell>
        </table:table-row>
      </table:table>
      <text:p text:style-name="P3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5"/><text:span text:style-name="T30">: Pays de la Loire</text:span><text:bookmark-end text:name="__DdeLink__225_36144007585"/></text:p>
          </table:table-cell>
          <table:covered-table-cell/>
        </table:table-row>
        <table:table-row table:style-name="Tableau18.2">
          <table:table-cell table:style-name="Tableau18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18.A2" office:value-type="string">
            <text:p text:style-name="P12"><text:span text:style-name="T7"><text:s text:c="3"/></text:span></text:p>
            <text:p text:style-name="P12"><text:span text:style-name="T31">Nombre de projets soutenus</text:span></text:p>
          </table:table-cell>
        </table:table-row>
        <table:table-row table:style-name="Tableau18.3">
          <table:table-cell table:style-name="Tableau18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18.B3" office:value-type="string">
            <text:p text:style-name="P12"/>
            <text:p text:style-name="P12"><text:span text:style-name="Source_20_Text"><text:span text:style-name="T7">5 <text:s/></text:span></text:span></text:p>
          </table:table-cell>
        </table:table-row>
        <table:table-row table:style-name="Tableau18.3">
          <table:table-cell table:style-name="Tableau18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18.B3" office:value-type="string">
            <text:p text:style-name="P12"/>
            <text:p text:style-name="P12"><text:span text:style-name="Source_20_Text"><text:span text:style-name="T7">5 <text:s/></text:span></text:span></text:p>
          </table:table-cell>
        </table:table-row>
        <table:table-row table:style-name="Tableau18.3">
          <table:table-cell table:style-name="Tableau18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18.B3" office:value-type="string">
            <text:p text:style-name="P12"/>
            <text:p text:style-name="P12"><text:span text:style-name="Source_20_Text"><text:span text:style-name="T7">5 <text:s/></text:span></text:span></text:p>
          </table:table-cell>
        </table:table-row>
      </table:table>
      <text:p text:style-name="P3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19.2">
          <table:table-cell table:style-name="Tableau19.A2" office:value-type="string">
            <text:p text:style-name="P13"/>
            <text:p text:style-name="P12"><text:span text:style-name="T31">Date</text:span></text:p>
          </table:table-cell>
          <table:table-cell table:style-name="Tableau19.A2" office:value-type="string">
            <text:p text:style-name="P13"/>
            <text:p text:style-name="P12"><text:span text:style-name="T31">Nombre de projets soutenus</text:span></text:p>
          </table:table-cell>
        </table:table-row>
        <table:table-row table:style-name="Tableau19.3">
          <table:table-cell table:style-name="Tableau19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19.B3" office:value-type="string">
            <text:p text:style-name="P12"/>
            <text:p text:style-name="P12"><text:span text:style-name="T7">0 <text:s/></text:span></text:p>
          </table:table-cell>
        </table:table-row>
        <table:table-row table:style-name="Tableau19.3">
          <table:table-cell table:style-name="Tableau19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19.B3" office:value-type="string">
            <text:p text:style-name="P12"/>
            <text:p text:style-name="P12"><text:span text:style-name="T7">0 <text:s/></text:span></text:p>
          </table:table-cell>
        </table:table-row>
        <table:table-row table:style-name="Tableau19.3">
          <table:table-cell table:style-name="Tableau19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19.B3" office:value-type="string">
            <text:p text:style-name="P12"/>
            <text:p text:style-name="P12"><text:span text:style-name="T7">0 <text:s/></text:span></text:p>
          </table:table-cell>
        </table:table-row>
      </table:table>
      <text:p text:style-name="P8"><draw:custom-shape text:anchor-type="paragraph" draw:z-index="14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9" draw:name="Forme1" draw:style-name="gr2" draw:text-style-name="P54" svg:width="20.965cm" svg:height="0.385cm" svg:x="-2.508cm" svg:y="7.16cm"><text:p text:style-name="P22"><text:span text:style-name="T16"><text:s/>8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1" draw:name="Cadre1" draw:style-name="gr3" draw:text-style-name="P53" svg:width="16.592cm" svg:height="7.361cm" svg:x="0cm" svg:y="0.079cm"><text:p text:style-name="P20"><text:span text:style-name="T17"><text:s/></text:span></text:p><text:p text:style-name="P26"/><text:p text:style-name="P30"/><text:p text:style-name="P24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Rénovation des bâtiments Etats (marchés notifiés)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Nombre de bâtiments dont le marché de rénovation est notifié : 1</text:span></text:p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20.2">
          <table:table-cell table:style-name="Tableau20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20.A2" office:value-type="string">
            <text:p text:style-name="P12"><text:span text:style-name="T7"><text:s text:c="9"/></text:span></text:p>
            <text:p text:style-name="P12"><text:span text:style-name="T31">Nombre de bâtiments dont le marché de rénovation est notifié</text:span></text:p>
          </table:table-cell>
        </table:table-row>
        <table:table-row table:style-name="Tableau20.3">
          <table:table-cell table:style-name="Tableau20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20.B3" office:value-type="string">
            <text:p text:style-name="P12"/>
            <text:p text:style-name="P12"><text:span text:style-name="T7">587 <text:s/></text:span></text:p>
          </table:table-cell>
        </table:table-row>
        <table:table-row table:style-name="Tableau20.3">
          <table:table-cell table:style-name="Tableau20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20.B3" office:value-type="string">
            <text:p text:style-name="P12"/>
            <text:p text:style-name="P12"><text:span text:style-name="T7">296 <text:s/></text:span></text:p>
          </table:table-cell>
        </table:table-row>
        <table:table-row table:style-name="Tableau20.3">
          <table:table-cell table:style-name="Tableau20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20.B3" office:value-type="string">
            <text:p text:style-name="P12"/>
            <text:p text:style-name="P12"><text:span text:style-name="T7">107 <text:s/></text:span></text:p>
          </table:table-cell>
        </table:table-row>
      </table:table>
      <text:p text:style-name="P3"/>
      <table:table table:name="Tableau21" table:style-name="Tableau21">
        <table:table-column table:style-name="Tableau21.A"/>
        <table:table-column table:style-name="Tableau21.B"/>
        <table:table-row table:style-name="Tableau21.1">
          <table:table-cell table:style-name="Tableau21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6"/><text:span text:style-name="T30">: Pays de la Loire</text:span><text:bookmark-end text:name="__DdeLink__225_36144007586"/></text:p>
          </table:table-cell>
          <table:covered-table-cell/>
        </table:table-row>
        <table:table-row table:style-name="Tableau21.2">
          <table:table-cell table:style-name="Tableau21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21.A2" office:value-type="string">
            <text:p text:style-name="P12"><text:span text:style-name="T7"><text:s text:c="3"/></text:span></text:p>
            <text:p text:style-name="P12"><text:span text:style-name="T31">Nombre de bâtiments dont le marché de rénovation est notifié</text:span></text:p>
          </table:table-cell>
        </table:table-row>
        <table:table-row table:style-name="Tableau21.3">
          <table:table-cell table:style-name="Tableau21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21.B3" office:value-type="string">
            <text:p text:style-name="P12"/>
            <text:p text:style-name="P12"><text:span text:style-name="Source_20_Text"><text:span text:style-name="T7">32 <text:s/></text:span></text:span></text:p>
          </table:table-cell>
        </table:table-row>
        <table:table-row table:style-name="Tableau21.3">
          <table:table-cell table:style-name="Tableau21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21.B3" office:value-type="string">
            <text:p text:style-name="P12"/>
            <text:p text:style-name="P12"><text:span text:style-name="Source_20_Text"><text:span text:style-name="T7">9 <text:s/></text:span></text:span></text:p>
          </table:table-cell>
        </table:table-row>
        <table:table-row table:style-name="Tableau21.3">
          <table:table-cell table:style-name="Tableau21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21.B3" office:value-type="string">
            <text:p text:style-name="P12"/>
            <text:p text:style-name="P12"><text:span text:style-name="Source_20_Text"><text:span text:style-name="T7">1 <text:s/></text:span></text:span></text:p>
          </table:table-cell>
        </table:table-row>
      </table:table>
      <text:p text:style-name="P3"/>
      <table:table table:name="Tableau22" table:style-name="Tableau22">
        <table:table-column table:style-name="Tableau22.A"/>
        <table:table-column table:style-name="Tableau22.B"/>
        <table:table-row table:style-name="Tableau22.1">
          <table:table-cell table:style-name="Tableau22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22.2">
          <table:table-cell table:style-name="Tableau22.A2" office:value-type="string">
            <text:p text:style-name="P13"/>
            <text:p text:style-name="P12"><text:span text:style-name="T31">Date</text:span></text:p>
          </table:table-cell>
          <table:table-cell table:style-name="Tableau22.A2" office:value-type="string">
            <text:p text:style-name="P13"/>
            <text:p text:style-name="P12"><text:span text:style-name="T31">Nombre de bâtiments dont le marché de rénovation est notifié</text:span></text:p>
          </table:table-cell>
        </table:table-row>
        <table:table-row table:style-name="Tableau22.3">
          <table:table-cell table:style-name="Tableau22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22.B3" office:value-type="string">
            <text:p text:style-name="P12"/>
            <text:p text:style-name="P12"><text:span text:style-name="T7">1 <text:s/></text:span></text:p>
          </table:table-cell>
        </table:table-row>
        <table:table-row table:style-name="Tableau22.3">
          <table:table-cell table:style-name="Tableau22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22.B3" office:value-type="string">
            <text:p text:style-name="P12"/>
            <text:p text:style-name="P12"><text:span text:style-name="T7">0 <text:s/></text:span></text:p>
          </table:table-cell>
        </table:table-row>
        <table:table-row table:style-name="Tableau22.3">
          <table:table-cell table:style-name="Tableau22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22.B3" office:value-type="string">
            <text:p text:style-name="P12"/>
            <text:p text:style-name="P12"><text:span text:style-name="T7">0 <text:s/></text:span></text:p>
          </table:table-cell>
        </table:table-row>
      </table:table>
      <text:p text:style-name="P8"><draw:custom-shape text:anchor-type="paragraph" draw:z-index="13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8" draw:name="Forme1" draw:style-name="gr2" draw:text-style-name="P54" svg:width="20.965cm" svg:height="0.385cm" svg:x="-2.508cm" svg:y="7.16cm"><text:p text:style-name="P22"><text:span text:style-name="T16"><text:s/>9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0" draw:name="Cadre1" draw:style-name="gr3" draw:text-style-name="P53" svg:width="16.592cm" svg:height="7.361cm" svg:x="0cm" svg:y="0.079cm"><text:p text:style-name="P20"><text:span text:style-name="T17"><text:s/></text:span></text:p><text:p text:style-name="P51">France Relance c<text:span text:style-name="T40">e sont 3,64</text:span> M€ mobilisés pour <text:span text:style-name="T41">des</text:span> projets de rénovation <text:span text:style-name="T41">sur</text:span> <text:span text:style-name="T41">7</text:span> bâtiments de <text:span text:style-name="T39">l’État</text:span>, pour un meilleur confort des agents et des usagers, <text:span text:style-name="T42">mais également pour l’installation de bornes de recharge pour véhicules électriques </text:span>:</text:p><text:list xml:id="list2142253458" text:style-name="WWNum1"><text:list-item><text:p text:style-name="P48">La cité administrative de Laval</text:p></text:list-item><text:list-item><text:p text:style-name="P49">L<text:span text:style-name="T39">a caserne Mayan de l’escadron de gendarmerie mobile de Mayenne</text:span></text:p></text:list-item><text:list-item><text:p text:style-name="P48">La préfecture de Laval</text:p></text:list-item><text:list-item><text:p text:style-name="P48">La sous-préfecture de Mayenne</text:p></text:list-item><text:list-item><text:p text:style-name="P49">L’<text:span text:style-name="T39">IUT Laval (Le Mans Université)</text:span></text:p></text:list-item><text:list-item><text:p text:style-name="P49">Le <text:span text:style-name="T39">Palais de Justice de Laval</text:span></text:p><text:p text:style-name="P50"><text:span text:style-name="T26"/></text:p></text:list-item></text:list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9"/>
      <text:p text:style-name="P2"/>
      <text:p text:style-name="P2"/>
      <text:p text:style-name="P2"/>
      <text:p text:style-name="P4"><draw:custom-shape text:anchor-type="paragraph" draw:z-index="114" draw:name="Forme2" draw:style-name="gr2" draw:text-style-name="P53" svg:width="20.905cm" svg:height="0.385cm" svg:x="-2.438cm" svg:y="20.055cm"><text:p text:style-name="P21"><text:span text:style-name="T14">1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9" draw:name="Forme1" draw:style-name="gr4" draw:text-style-name="P54" svg:width="16.885cm" svg:height="15.184cm" svg:x="-0.533cm" svg:y="3.799cm"><text:p text:style-name="P20"><text:span text:style-name="T12"><text:s/></text:span></text:p><text:p text:style-name="P39"><text:span text:style-name="T20">Au 27 avril, ce sont 70 millions d’euros qui ont été attribués à la Mayenne sur le volet Compétitivité de France Relance (hors activité partielle)</text:span></text:p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Volet : Compétitivité</text:span></text:p>
      <text:p text:style-name="Standard"/>
      <text:p text:style-name="P10"><text:span text:style-name="T5">Assurance prospection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Nombre de TPE,PME,ETI bénéficiaires : 4</text:span></text:p>
      <table:table table:name="Tableau23" table:style-name="Tableau23">
        <table:table-column table:style-name="Tableau23.A"/>
        <table:table-column table:style-name="Tableau23.B"/>
        <table:table-row table:style-name="Tableau23.1">
          <table:table-cell table:style-name="Tableau23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23.2">
          <table:table-cell table:style-name="Tableau23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23.A2" office:value-type="string">
            <text:p text:style-name="P12"><text:span text:style-name="T7"><text:s text:c="9"/></text:span></text:p>
            <text:p text:style-name="P12"><text:span text:style-name="T31">Nombre de TPE,PME,ETI bénéficiaires</text:span></text:p>
          </table:table-cell>
        </table:table-row>
        <table:table-row table:style-name="Tableau23.3">
          <table:table-cell table:style-name="Tableau23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23.B3" office:value-type="string">
            <text:p text:style-name="P12"/>
            <text:p text:style-name="P12"><text:span text:style-name="T7">562 <text:s/></text:span></text:p>
          </table:table-cell>
        </table:table-row>
        <table:table-row table:style-name="Tableau23.3">
          <table:table-cell table:style-name="Tableau23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23.B3" office:value-type="string">
            <text:p text:style-name="P12"/>
            <text:p text:style-name="P12"><text:span text:style-name="T7">444 <text:s/></text:span></text:p>
          </table:table-cell>
        </table:table-row>
        <table:table-row table:style-name="Tableau23.3">
          <table:table-cell table:style-name="Tableau23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23.B3" office:value-type="string">
            <text:p text:style-name="P12"/>
            <text:p text:style-name="P12"><text:span text:style-name="T7">358 <text:s/></text:span></text:p>
          </table:table-cell>
        </table:table-row>
      </table:table>
      <text:p text:style-name="P3"/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7"/><text:span text:style-name="T30">: Pays de la Loire</text:span><text:bookmark-end text:name="__DdeLink__225_36144007587"/></text:p>
          </table:table-cell>
          <table:covered-table-cell/>
        </table:table-row>
        <table:table-row table:style-name="Tableau24.2">
          <table:table-cell table:style-name="Tableau24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24.A2" office:value-type="string">
            <text:p text:style-name="P12"><text:span text:style-name="T7"><text:s text:c="3"/></text:span></text:p>
            <text:p text:style-name="P12"><text:span text:style-name="T31">Nombre de TPE,PME,ETI bénéficiaires</text:span></text:p>
          </table:table-cell>
        </table:table-row>
        <table:table-row table:style-name="Tableau24.3">
          <table:table-cell table:style-name="Tableau24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24.B3" office:value-type="string">
            <text:p text:style-name="P12"/>
            <text:p text:style-name="P12"><text:span text:style-name="Source_20_Text"><text:span text:style-name="T7">36 <text:s/></text:span></text:span></text:p>
          </table:table-cell>
        </table:table-row>
        <table:table-row table:style-name="Tableau24.3">
          <table:table-cell table:style-name="Tableau24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24.B3" office:value-type="string">
            <text:p text:style-name="P12"/>
            <text:p text:style-name="P12"><text:span text:style-name="Source_20_Text"><text:span text:style-name="T7">28 <text:s/></text:span></text:span></text:p>
          </table:table-cell>
        </table:table-row>
        <table:table-row table:style-name="Tableau24.3">
          <table:table-cell table:style-name="Tableau24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24.B3" office:value-type="string">
            <text:p text:style-name="P12"/>
            <text:p text:style-name="P12"><text:span text:style-name="Source_20_Text"><text:span text:style-name="T7">23 <text:s/></text:span></text:span></text:p>
          </table:table-cell>
        </table:table-row>
      </table:table>
      <text:p text:style-name="P3"/>
      <table:table table:name="Tableau25" table:style-name="Tableau25">
        <table:table-column table:style-name="Tableau25.A"/>
        <table:table-column table:style-name="Tableau25.B"/>
        <table:table-row table:style-name="Tableau25.1">
          <table:table-cell table:style-name="Tableau25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25.2">
          <table:table-cell table:style-name="Tableau25.A2" office:value-type="string">
            <text:p text:style-name="P13"/>
            <text:p text:style-name="P12"><text:span text:style-name="T31">Date</text:span></text:p>
          </table:table-cell>
          <table:table-cell table:style-name="Tableau25.A2" office:value-type="string">
            <text:p text:style-name="P13"/>
            <text:p text:style-name="P12"><text:span text:style-name="T31">Nombre de TPE,PME,ETI bénéficiaires</text:span></text:p>
          </table:table-cell>
        </table:table-row>
        <table:table-row table:style-name="Tableau25.3">
          <table:table-cell table:style-name="Tableau25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25.B3" office:value-type="string">
            <text:p text:style-name="P12"/>
            <text:p text:style-name="P12"><text:span text:style-name="T7">4 <text:s/></text:span></text:p>
          </table:table-cell>
        </table:table-row>
        <table:table-row table:style-name="Tableau25.3">
          <table:table-cell table:style-name="Tableau25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25.B3" office:value-type="string">
            <text:p text:style-name="P12"/>
            <text:p text:style-name="P12"><text:span text:style-name="T7">2 <text:s/></text:span></text:p>
          </table:table-cell>
        </table:table-row>
        <table:table-row table:style-name="Tableau25.3">
          <table:table-cell table:style-name="Tableau25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25.B3" office:value-type="string">
            <text:p text:style-name="P12"/>
            <text:p text:style-name="P12"><text:span text:style-name="T7">2 <text:s/></text:span></text:p>
          </table:table-cell>
        </table:table-row>
      </table:table>
      <text:p text:style-name="P8"><draw:custom-shape text:anchor-type="paragraph" draw:z-index="12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7" draw:name="Forme1" draw:style-name="gr2" draw:text-style-name="P54" svg:width="20.965cm" svg:height="0.385cm" svg:x="-2.508cm" svg:y="7.16cm"><text:p text:style-name="P22"><text:span text:style-name="T16"><text:s/>1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8" draw:name="Cadre1" draw:style-name="gr3" draw:text-style-name="P53" svg:width="16.592cm" svg:height="7.361cm" svg:x="0cm" svg:y="0.079cm"><text:p text:style-name="P20"><text:span text:style-name="T17"><text:s/>Exemples de lauréats :</text:span></text:p><text:p text:style-name="P33"/><text:p text:style-name="P35">La SERAP a bénéficié d’une assurance prospection fin 2020 pour l’accompagner dans ses démarches à l’international. Le groupe <text:s/>mobilise de nombreux dispositifs qui lui permettent de conforter son statut de 1<text:span text:style-name="T27">er constructeur mondial </text:span><text:span text:style-name="T28">de</text:span><text:span text:style-name="T27"> refroidisseurs de lait. Le groupe réalise 50 % de son chiffre d’affaire à l’export dans 80 pays. </text:span></text:p><text:p text:style-name="P36"/><text:p text:style-name="P43"><text:span text:style-name="T24">L’assurance prospection est complété par d’autres dispositifs France Relance qui accompagnent également les entreprises de la Mayenne dans leur démarches vers l’export. </text:span><text:span text:style-name="T25">Le chèque export a bénéficié à 7 entreprises et 2 ont eu recours au chèque VIE. </text:span></text:p><text:p text:style-name="P52">L’entreprise EXTHA, spécialisée dans la protection passive contre l’incendie, <text:span text:style-name="T43">a également bénéficié d’une subvention. «EXTHA se donne les moyens de se développer à l’export et cette aide nous a été profitable. Elle a contribué au développement de notre site internet dédié à l’export et au financement commercial de nos démarches au Sénégal et en Côte d’Ivoire », a témoigné l’entreprise. </text:span></text:p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France Num : aide à la numérisation des TPE,PME,ETI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Nombre d'accompagnements dispensés : 120</text:span></text:p>
      <table:table table:name="Tableau26" table:style-name="Tableau26">
        <table:table-column table:style-name="Tableau26.A"/>
        <table:table-column table:style-name="Tableau26.B"/>
        <table:table-row table:style-name="Tableau26.1">
          <table:table-cell table:style-name="Tableau26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26.2">
          <table:table-cell table:style-name="Tableau26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26.A2" office:value-type="string">
            <text:p text:style-name="P12"><text:span text:style-name="T7"><text:s text:c="9"/></text:span></text:p>
            <text:p text:style-name="P12"><text:span text:style-name="T31">Nombre d'accompagnements dispensés</text:span></text:p>
          </table:table-cell>
        </table:table-row>
        <table:table-row table:style-name="Tableau26.3">
          <table:table-cell table:style-name="Tableau26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26.B3" office:value-type="string">
            <text:p text:style-name="P12"/>
            <text:p text:style-name="P12"><text:span text:style-name="T7">27991 <text:s/></text:span></text:p>
          </table:table-cell>
        </table:table-row>
        <table:table-row table:style-name="Tableau26.3">
          <table:table-cell table:style-name="Tableau26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26.B3" office:value-type="string">
            <text:p text:style-name="P12"/>
            <text:p text:style-name="P12"><text:span text:style-name="T7">11866 <text:s/></text:span></text:p>
          </table:table-cell>
        </table:table-row>
        <table:table-row table:style-name="Tableau26.3">
          <table:table-cell table:style-name="Tableau26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26.B3" office:value-type="string">
            <text:p text:style-name="P12"/>
            <text:p text:style-name="P12"><text:span text:style-name="T7">4106 <text:s/></text:span></text:p>
          </table:table-cell>
        </table:table-row>
      </table:table>
      <text:p text:style-name="P3"/>
      <table:table table:name="Tableau27" table:style-name="Tableau27">
        <table:table-column table:style-name="Tableau27.A"/>
        <table:table-column table:style-name="Tableau27.B"/>
        <table:table-row table:style-name="Tableau27.1">
          <table:table-cell table:style-name="Tableau27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8"/><text:span text:style-name="T30">: Pays de la Loire</text:span><text:bookmark-end text:name="__DdeLink__225_36144007588"/></text:p>
          </table:table-cell>
          <table:covered-table-cell/>
        </table:table-row>
        <table:table-row table:style-name="Tableau27.2">
          <table:table-cell table:style-name="Tableau27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27.A2" office:value-type="string">
            <text:p text:style-name="P12"><text:span text:style-name="T7"><text:s text:c="3"/></text:span></text:p>
            <text:p text:style-name="P12"><text:span text:style-name="T31">Nombre d'accompagnements dispensés</text:span></text:p>
          </table:table-cell>
        </table:table-row>
        <table:table-row table:style-name="Tableau27.3">
          <table:table-cell table:style-name="Tableau27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27.B3" office:value-type="string">
            <text:p text:style-name="P12"/>
            <text:p text:style-name="P12"><text:span text:style-name="Source_20_Text"><text:span text:style-name="T7">1718 <text:s/></text:span></text:span></text:p>
          </table:table-cell>
        </table:table-row>
        <table:table-row table:style-name="Tableau27.3">
          <table:table-cell table:style-name="Tableau27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27.B3" office:value-type="string">
            <text:p text:style-name="P12"/>
            <text:p text:style-name="P12"><text:span text:style-name="Source_20_Text"><text:span text:style-name="T7">716 <text:s/></text:span></text:span></text:p>
          </table:table-cell>
        </table:table-row>
        <table:table-row table:style-name="Tableau27.3">
          <table:table-cell table:style-name="Tableau27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27.B3" office:value-type="string">
            <text:p text:style-name="P12"/>
            <text:p text:style-name="P12"><text:span text:style-name="Source_20_Text"><text:span text:style-name="T7">287 <text:s/></text:span></text:span></text:p>
          </table:table-cell>
        </table:table-row>
      </table:table>
      <text:p text:style-name="P3"/>
      <table:table table:name="Tableau28" table:style-name="Tableau28">
        <table:table-column table:style-name="Tableau28.A"/>
        <table:table-column table:style-name="Tableau28.B"/>
        <table:table-row table:style-name="Tableau28.1">
          <table:table-cell table:style-name="Tableau28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28.2">
          <table:table-cell table:style-name="Tableau28.A2" office:value-type="string">
            <text:p text:style-name="P13"/>
            <text:p text:style-name="P12"><text:span text:style-name="T31">Date</text:span></text:p>
          </table:table-cell>
          <table:table-cell table:style-name="Tableau28.A2" office:value-type="string">
            <text:p text:style-name="P13"/>
            <text:p text:style-name="P12"><text:span text:style-name="T31">Nombre d'accompagnements dispensés</text:span></text:p>
          </table:table-cell>
        </table:table-row>
        <table:table-row table:style-name="Tableau28.3">
          <table:table-cell table:style-name="Tableau28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28.B3" office:value-type="string">
            <text:p text:style-name="P12"/>
            <text:p text:style-name="P12"><text:span text:style-name="T7">120 <text:s/></text:span></text:p>
          </table:table-cell>
        </table:table-row>
        <table:table-row table:style-name="Tableau28.3">
          <table:table-cell table:style-name="Tableau28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28.B3" office:value-type="string">
            <text:p text:style-name="P12"/>
            <text:p text:style-name="P12"><text:span text:style-name="T7">67 <text:s/></text:span></text:p>
          </table:table-cell>
        </table:table-row>
        <table:table-row table:style-name="Tableau28.3">
          <table:table-cell table:style-name="Tableau28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28.B3" office:value-type="string">
            <text:p text:style-name="P12"/>
            <text:p text:style-name="P12"><text:span text:style-name="T7">42 <text:s/></text:span></text:p>
          </table:table-cell>
        </table:table-row>
      </table:table>
      <text:p text:style-name="P8"><draw:custom-shape text:anchor-type="paragraph" draw:z-index="11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6" draw:name="Forme1" draw:style-name="gr2" draw:text-style-name="P54" svg:width="20.965cm" svg:height="0.385cm" svg:x="-2.508cm" svg:y="7.16cm"><text:p text:style-name="P22"><text:span text:style-name="T16"><text:s/>12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7" draw:name="Cadre1" draw:style-name="gr3" draw:text-style-name="P53" svg:width="16.592cm" svg:height="7.361cm" svg:x="0cm" svg:y="0.079cm"><text:p text:style-name="P20"><text:span text:style-name="T17"/></text:p><text:p text:style-name="P23"/><text:p text:style-name="P28">FranceNum <text:span text:style-name="T44">c’est également </text:span>un chèque de 500€ <text:span text:style-name="T44">destiné aux </text:span>entreprises fermé<text:span text:style-name="T44">e</text:span>s pendant le confinement pour <text:span text:style-name="T44">couvrir des dépenses de numérisation. </text:span></text:p><text:p text:style-name="P28"/><text:p text:style-name="P31">En Mayenne, ce sont 28 entreprises qui en ont bénéficié à ce jour : coiffeurs, institut de beauté, commerce de détail mais également des activités d’hébergement touristique. </text:p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AAP Industrie : Soutien aux projets industriels territoires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Nombre de TPE,PME,ETI bénéficiaires : 11</text:span></text:p>
      <table:table table:name="Tableau29" table:style-name="Tableau29">
        <table:table-column table:style-name="Tableau29.A"/>
        <table:table-column table:style-name="Tableau29.B"/>
        <table:table-row table:style-name="Tableau29.1">
          <table:table-cell table:style-name="Tableau29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29.2">
          <table:table-cell table:style-name="Tableau29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29.A2" office:value-type="string">
            <text:p text:style-name="P12"><text:span text:style-name="T7"><text:s text:c="9"/></text:span></text:p>
            <text:p text:style-name="P12"><text:span text:style-name="T31">Nombre de TPE,PME,ETI bénéficiaires</text:span></text:p>
          </table:table-cell>
        </table:table-row>
        <table:table-row table:style-name="Tableau29.3">
          <table:table-cell table:style-name="Tableau29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29.B3" office:value-type="string">
            <text:p text:style-name="P12"/>
            <text:p text:style-name="P12"><text:span text:style-name="T7">507 <text:s/></text:span></text:p>
          </table:table-cell>
        </table:table-row>
        <table:table-row table:style-name="Tableau29.3">
          <table:table-cell table:style-name="Tableau29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29.B3" office:value-type="string">
            <text:p text:style-name="P12"/>
            <text:p text:style-name="P12"><text:span text:style-name="T7">473 <text:s/></text:span></text:p>
          </table:table-cell>
        </table:table-row>
        <table:table-row table:style-name="Tableau29.3">
          <table:table-cell table:style-name="Tableau29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29.B3" office:value-type="string">
            <text:p text:style-name="P12"/>
            <text:p text:style-name="P12"><text:span text:style-name="T7">425 <text:s/></text:span></text:p>
          </table:table-cell>
        </table:table-row>
      </table:table>
      <text:p text:style-name="P3"/>
      <table:table table:name="Tableau30" table:style-name="Tableau30">
        <table:table-column table:style-name="Tableau30.A"/>
        <table:table-column table:style-name="Tableau30.B"/>
        <table:table-row table:style-name="Tableau30.1">
          <table:table-cell table:style-name="Tableau30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9"/><text:span text:style-name="T30">: Pays de la Loire</text:span><text:bookmark-end text:name="__DdeLink__225_36144007589"/></text:p>
          </table:table-cell>
          <table:covered-table-cell/>
        </table:table-row>
        <table:table-row table:style-name="Tableau30.2">
          <table:table-cell table:style-name="Tableau30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30.A2" office:value-type="string">
            <text:p text:style-name="P12"><text:span text:style-name="T7"><text:s text:c="3"/></text:span></text:p>
            <text:p text:style-name="P12"><text:span text:style-name="T31">Nombre de TPE,PME,ETI bénéficiaires</text:span></text:p>
          </table:table-cell>
        </table:table-row>
        <table:table-row table:style-name="Tableau30.3">
          <table:table-cell table:style-name="Tableau30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30.B3" office:value-type="string">
            <text:p text:style-name="P12"/>
            <text:p text:style-name="P12"><text:span text:style-name="Source_20_Text"><text:span text:style-name="T7">55 <text:s/></text:span></text:span></text:p>
          </table:table-cell>
        </table:table-row>
        <table:table-row table:style-name="Tableau30.3">
          <table:table-cell table:style-name="Tableau30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30.B3" office:value-type="string">
            <text:p text:style-name="P12"/>
            <text:p text:style-name="P12"><text:span text:style-name="Source_20_Text"><text:span text:style-name="T7">48 <text:s/></text:span></text:span></text:p>
          </table:table-cell>
        </table:table-row>
        <table:table-row table:style-name="Tableau30.3">
          <table:table-cell table:style-name="Tableau30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30.B3" office:value-type="string">
            <text:p text:style-name="P12"/>
            <text:p text:style-name="P12"><text:span text:style-name="Source_20_Text"><text:span text:style-name="T7">44 <text:s/></text:span></text:span></text:p>
          </table:table-cell>
        </table:table-row>
      </table:table>
      <text:p text:style-name="P3"/>
      <table:table table:name="Tableau31" table:style-name="Tableau31">
        <table:table-column table:style-name="Tableau31.A"/>
        <table:table-column table:style-name="Tableau31.B"/>
        <table:table-row table:style-name="Tableau31.1">
          <table:table-cell table:style-name="Tableau31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31.2">
          <table:table-cell table:style-name="Tableau31.A2" office:value-type="string">
            <text:p text:style-name="P13"/>
            <text:p text:style-name="P12"><text:span text:style-name="T31">Date</text:span></text:p>
          </table:table-cell>
          <table:table-cell table:style-name="Tableau31.A2" office:value-type="string">
            <text:p text:style-name="P13"/>
            <text:p text:style-name="P12"><text:span text:style-name="T31">Nombre de TPE,PME,ETI bénéficiaires</text:span></text:p>
          </table:table-cell>
        </table:table-row>
        <table:table-row table:style-name="Tableau31.3">
          <table:table-cell table:style-name="Tableau31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31.B3" office:value-type="string">
            <text:p text:style-name="P12"/>
            <text:p text:style-name="P12"><text:span text:style-name="T7">11 <text:s/></text:span></text:p>
          </table:table-cell>
        </table:table-row>
        <table:table-row table:style-name="Tableau31.3">
          <table:table-cell table:style-name="Tableau31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31.B3" office:value-type="string">
            <text:p text:style-name="P12"/>
            <text:p text:style-name="P12"><text:span text:style-name="T7">10 <text:s/></text:span></text:p>
          </table:table-cell>
        </table:table-row>
        <table:table-row table:style-name="Tableau31.3">
          <table:table-cell table:style-name="Tableau31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31.B3" office:value-type="string">
            <text:p text:style-name="P12"/>
            <text:p text:style-name="P12"><text:span text:style-name="T7">9 <text:s/></text:span></text:p>
          </table:table-cell>
        </table:table-row>
      </table:table>
      <text:p text:style-name="P8"><draw:custom-shape text:anchor-type="paragraph" draw:z-index="10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5" draw:name="Forme1" draw:style-name="gr2" draw:text-style-name="P54" svg:width="20.965cm" svg:height="0.385cm" svg:x="-2.508cm" svg:y="7.16cm"><text:p text:style-name="P22"><text:span text:style-name="T16"><text:s/>13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6" draw:name="Cadre1" draw:style-name="gr3" draw:text-style-name="P53" svg:width="16.592cm" svg:height="7.361cm" svg:x="0cm" svg:y="0.079cm"><text:p text:style-name="P38"><text:span text:style-name="T15">En Mayenne, ce sont déjà 14 entreprises qui sont lauréates du Fonds de soutien à l’investissement industriel dans les territoires pour 7,2M€ de subvention attribués.</text:span></text:p><text:p text:style-name="P18"/><text:p text:style-name="P17"><text:span text:style-name="T36">ERMO spécialisée dans la conception et la fabrication de moules d'injection de haute précision de l'industrie plastique, mène </text:span><text:span text:style-name="T37">un</text:span><text:span text:style-name="T36"> projet d’extension, modernisation, développement et d’innovation. Ce projet doit lui permettre de conforter son positionnement et rebond en s’appuyant sur ses 2 principaux vecteurs de développement et de différentiation : l’innovation et l’export. </text:span><text:span text:style-name="T37"><text:s/>L’entreprise a reçu une subvention de 800k € pour </text:span><text:span text:style-name="T36">5M€ </text:span><text:span text:style-name="T37">d’investissement prévu</text:span><text:span text:style-name="T36">. </text:span></text:p><text:p text:style-name="P16"/><text:p text:style-name="P16"><text:span text:style-name="T36">SERAP </text:span><text:span text:style-name="T37">est le</text:span><text:span text:style-name="T36"> n°1 mondial du refroidisseur de lait, située à Gorron (Mayenne), porte ce projet de modernisation 4.0, améliorations environnemental, énergétique et des conditions de travail. Il vise à industrialiser une nouvelle gamme de refroidisseur de lait (réduction de de 60 à 80 % de la consommation électrique pour les éleveurs, brevet 2020). Il confortera l'efficience de l'entreprise, son statut de leader mondial sur son secteur d’activité, ses capacités d’innovation. </text:span><text:span text:style-name="T37">L’entreprise a reçu 700k €.</text:span></text:p><text:p text:style-name="P15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AAP Industrie : Sécurisation approvisionnements critiques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Nombre de TPE,PME,ETI bénéficiaires : 0</text:span></text:p>
      <table:table table:name="Tableau32" table:style-name="Tableau32">
        <table:table-column table:style-name="Tableau32.A"/>
        <table:table-column table:style-name="Tableau32.B"/>
        <table:table-row table:style-name="Tableau32.1">
          <table:table-cell table:style-name="Tableau32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32.2">
          <table:table-cell table:style-name="Tableau32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32.A2" office:value-type="string">
            <text:p text:style-name="P12"><text:span text:style-name="T7"><text:s text:c="9"/></text:span></text:p>
            <text:p text:style-name="P12"><text:span text:style-name="T31">Nombre de TPE,PME,ETI bénéficiaires</text:span></text:p>
          </table:table-cell>
        </table:table-row>
        <table:table-row table:style-name="Tableau32.3">
          <table:table-cell table:style-name="Tableau32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32.B3" office:value-type="string">
            <text:p text:style-name="P12"/>
            <text:p text:style-name="P12"><text:span text:style-name="T7">211 <text:s/></text:span></text:p>
          </table:table-cell>
        </table:table-row>
        <table:table-row table:style-name="Tableau32.3">
          <table:table-cell table:style-name="Tableau32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32.B3" office:value-type="string">
            <text:p text:style-name="P12"/>
            <text:p text:style-name="P12"><text:span text:style-name="T7">127 <text:s/></text:span></text:p>
          </table:table-cell>
        </table:table-row>
        <table:table-row table:style-name="Tableau32.3">
          <table:table-cell table:style-name="Tableau32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32.B3" office:value-type="string">
            <text:p text:style-name="P12"/>
            <text:p text:style-name="P12"><text:span text:style-name="T7">46 <text:s/></text:span></text:p>
          </table:table-cell>
        </table:table-row>
      </table:table>
      <text:p text:style-name="P3"/>
      <table:table table:name="Tableau33" table:style-name="Tableau33">
        <table:table-column table:style-name="Tableau33.A"/>
        <table:table-column table:style-name="Tableau33.B"/>
        <table:table-row table:style-name="Tableau33.1">
          <table:table-cell table:style-name="Tableau33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10"/><text:span text:style-name="T30">: Pays de la Loire</text:span><text:bookmark-end text:name="__DdeLink__225_361440075810"/></text:p>
          </table:table-cell>
          <table:covered-table-cell/>
        </table:table-row>
        <table:table-row table:style-name="Tableau33.2">
          <table:table-cell table:style-name="Tableau33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33.A2" office:value-type="string">
            <text:p text:style-name="P12"><text:span text:style-name="T7"><text:s text:c="3"/></text:span></text:p>
            <text:p text:style-name="P12"><text:span text:style-name="T31">Nombre de TPE,PME,ETI bénéficiaires</text:span></text:p>
          </table:table-cell>
        </table:table-row>
        <table:table-row table:style-name="Tableau33.3">
          <table:table-cell table:style-name="Tableau33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33.B3" office:value-type="string">
            <text:p text:style-name="P12"/>
            <text:p text:style-name="P12"><text:span text:style-name="Source_20_Text"><text:span text:style-name="T7">20 <text:s/></text:span></text:span></text:p>
          </table:table-cell>
        </table:table-row>
        <table:table-row table:style-name="Tableau33.3">
          <table:table-cell table:style-name="Tableau33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33.B3" office:value-type="string">
            <text:p text:style-name="P12"/>
            <text:p text:style-name="P12"><text:span text:style-name="Source_20_Text"><text:span text:style-name="T7">12 <text:s/></text:span></text:span></text:p>
          </table:table-cell>
        </table:table-row>
        <table:table-row table:style-name="Tableau33.3">
          <table:table-cell table:style-name="Tableau33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33.B3" office:value-type="string">
            <text:p text:style-name="P12"/>
            <text:p text:style-name="P12"><text:span text:style-name="Source_20_Text"><text:span text:style-name="T7">4 <text:s/></text:span></text:span></text:p>
          </table:table-cell>
        </table:table-row>
      </table:table>
      <text:p text:style-name="P3"/>
      <table:table table:name="Tableau34" table:style-name="Tableau34">
        <table:table-column table:style-name="Tableau34.A"/>
        <table:table-column table:style-name="Tableau34.B"/>
        <table:table-row table:style-name="Tableau34.1">
          <table:table-cell table:style-name="Tableau34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34.2">
          <table:table-cell table:style-name="Tableau34.A2" office:value-type="string">
            <text:p text:style-name="P13"/>
            <text:p text:style-name="P12"><text:span text:style-name="T31">Date</text:span></text:p>
          </table:table-cell>
          <table:table-cell table:style-name="Tableau34.A2" office:value-type="string">
            <text:p text:style-name="P13"/>
            <text:p text:style-name="P12"><text:span text:style-name="T31">Nombre de TPE,PME,ETI bénéficiaires</text:span></text:p>
          </table:table-cell>
        </table:table-row>
        <table:table-row table:style-name="Tableau34.3">
          <table:table-cell table:style-name="Tableau34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34.B3" office:value-type="string">
            <text:p text:style-name="P12"/>
            <text:p text:style-name="P12"><text:span text:style-name="T7">0 <text:s/></text:span></text:p>
          </table:table-cell>
        </table:table-row>
        <table:table-row table:style-name="Tableau34.3">
          <table:table-cell table:style-name="Tableau34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34.B3" office:value-type="string">
            <text:p text:style-name="P12"/>
            <text:p text:style-name="P12"><text:span text:style-name="T7">0 <text:s/></text:span></text:p>
          </table:table-cell>
        </table:table-row>
        <table:table-row table:style-name="Tableau34.3">
          <table:table-cell table:style-name="Tableau34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34.B3" office:value-type="string">
            <text:p text:style-name="P12"/>
            <text:p text:style-name="P12"><text:span text:style-name="T7">0 <text:s/></text:span></text:p>
          </table:table-cell>
        </table:table-row>
      </table:table>
      <text:p text:style-name="P8"><draw:custom-shape text:anchor-type="paragraph" draw:z-index="9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4" draw:name="Forme1" draw:style-name="gr2" draw:text-style-name="P54" svg:width="20.965cm" svg:height="0.385cm" svg:x="-2.508cm" svg:y="7.16cm"><text:p text:style-name="P22"><text:span text:style-name="T16"><text:s/>14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5" draw:name="Cadre1" draw:style-name="gr3" draw:text-style-name="P53" svg:width="16.592cm" svg:height="7.361cm" svg:x="0cm" svg:y="0.079cm"><text:p text:style-name="P20"><text:span text:style-name="T17"><text:s/></text:span></text:p><text:p text:style-name="P23"/><text:p text:style-name="P23"/><text:p text:style-name="P23"/><text:p text:style-name="P23"/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Renforcement subventions Business France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Nombre d'entreprises bénéficiaires : 7</text:span></text:p>
      <table:table table:name="Tableau35" table:style-name="Tableau35">
        <table:table-column table:style-name="Tableau35.A"/>
        <table:table-column table:style-name="Tableau35.B"/>
        <table:table-column table:style-name="Tableau35.C"/>
        <table:table-row table:style-name="Tableau35.1">
          <table:table-cell table:style-name="Tableau35.A1" table:number-columns-spanned="3" office:value-type="string">
            <text:p text:style-name="P1"><text:span text:style-name="T29"><text:s/></text:span><text:span text:style-name="T30">Niveau National</text:span></text:p>
          </table:table-cell>
          <table:covered-table-cell/>
          <table:covered-table-cell/>
        </table:table-row>
        <table:table-row table:style-name="Tableau35.2">
          <table:table-cell table:style-name="Tableau35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35.A2" office:value-type="string">
            <text:p text:style-name="P12"><text:span text:style-name="T7"><text:s text:c="9"/></text:span></text:p>
            <text:p text:style-name="P12"><text:span text:style-name="T31">Nombre d'entreprises bénéficiaires</text:span></text:p>
          </table:table-cell>
          <table:table-cell table:style-name="Tableau35.A2" office:value-type="string">
            <text:p text:style-name="P12"><text:span text:style-name="T7"><text:s text:c="9"/></text:span></text:p>
            <text:p text:style-name="P12"><text:span text:style-name="T31">Nombre de TPE,PME,ETI bénéficiaires</text:span></text:p>
          </table:table-cell>
        </table:table-row>
        <table:table-row table:style-name="Tableau35.3">
          <table:table-cell table:style-name="Tableau35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35.B3" office:value-type="string">
            <text:p text:style-name="P12"/>
            <text:p text:style-name="P12"><text:span text:style-name="T7">2525 <text:s/></text:span></text:p>
          </table:table-cell>
          <table:table-cell table:style-name="Tableau35.A3" office:value-type="string">
            <text:p text:style-name="P12"/>
            <text:p text:style-name="P12"><text:span text:style-name="T7">2518 <text:s/></text:span></text:p>
          </table:table-cell>
        </table:table-row>
        <table:table-row table:style-name="Tableau35.3">
          <table:table-cell table:style-name="Tableau35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35.B3" office:value-type="string">
            <text:p text:style-name="P12"/>
            <text:p text:style-name="P12"><text:span text:style-name="T7">2057 <text:s/></text:span></text:p>
          </table:table-cell>
          <table:table-cell table:style-name="Tableau35.A3" office:value-type="string">
            <text:p text:style-name="P12"/>
            <text:p text:style-name="P12"><text:span text:style-name="T7">2054 <text:s/></text:span></text:p>
          </table:table-cell>
        </table:table-row>
        <table:table-row table:style-name="Tableau35.3">
          <table:table-cell table:style-name="Tableau35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35.B3" office:value-type="string">
            <text:p text:style-name="P12"/>
            <text:p text:style-name="P12"><text:span text:style-name="T7">1647 <text:s/></text:span></text:p>
          </table:table-cell>
          <table:table-cell table:style-name="Tableau35.A3" office:value-type="string">
            <text:p text:style-name="P12"/>
            <text:p text:style-name="P12"><text:span text:style-name="T7">1645 <text:s/></text:span></text:p>
          </table:table-cell>
        </table:table-row>
      </table:table>
      <text:p text:style-name="P3"/>
      <table:table table:name="Tableau36" table:style-name="Tableau36">
        <table:table-column table:style-name="Tableau36.A"/>
        <table:table-column table:style-name="Tableau36.B"/>
        <table:table-column table:style-name="Tableau36.C"/>
        <table:table-row table:style-name="Tableau36.1">
          <table:table-cell table:style-name="Tableau36.A1" table:number-columns-spanned="3" office:value-type="string">
            <text:p text:style-name="P1"><text:span text:style-name="T29"><text:s/></text:span><text:span text:style-name="T30">Niveau Régional </text:span><text:bookmark-start text:name="__DdeLink__225_361440075811"/><text:span text:style-name="T30">: Pays de la Loire</text:span><text:bookmark-end text:name="__DdeLink__225_361440075811"/></text:p>
          </table:table-cell>
          <table:covered-table-cell/>
          <table:covered-table-cell/>
        </table:table-row>
        <table:table-row table:style-name="Tableau36.2">
          <table:table-cell table:style-name="Tableau36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36.A2" office:value-type="string">
            <text:p text:style-name="P12"><text:span text:style-name="T7"><text:s text:c="3"/></text:span></text:p>
            <text:p text:style-name="P12"><text:span text:style-name="T31">Nombre d'entreprises bénéficiaires</text:span></text:p>
          </table:table-cell>
          <table:table-cell table:style-name="Tableau36.A2" office:value-type="string">
            <text:p text:style-name="P12"><text:span text:style-name="T7"><text:s text:c="3"/></text:span></text:p>
            <text:p text:style-name="P12"><text:span text:style-name="T31">Nombre de TPE,PME,ETI bénéficiaires</text:span></text:p>
          </table:table-cell>
        </table:table-row>
        <table:table-row table:style-name="Tableau36.3">
          <table:table-cell table:style-name="Tableau36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36.B3" office:value-type="string">
            <text:p text:style-name="P12"/>
            <text:p text:style-name="P12"><text:span text:style-name="Source_20_Text"><text:span text:style-name="T7">158 <text:s/></text:span></text:span></text:p>
          </table:table-cell>
          <table:table-cell table:style-name="Tableau36.A3" office:value-type="string">
            <text:p text:style-name="P12"/>
            <text:p text:style-name="P12"><text:span text:style-name="Source_20_Text"><text:span text:style-name="T7">158 <text:s/></text:span></text:span></text:p>
          </table:table-cell>
        </table:table-row>
        <table:table-row table:style-name="Tableau36.3">
          <table:table-cell table:style-name="Tableau36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36.B3" office:value-type="string">
            <text:p text:style-name="P12"/>
            <text:p text:style-name="P12"><text:span text:style-name="Source_20_Text"><text:span text:style-name="T7">131 <text:s/></text:span></text:span></text:p>
          </table:table-cell>
          <table:table-cell table:style-name="Tableau36.A3" office:value-type="string">
            <text:p text:style-name="P12"/>
            <text:p text:style-name="P12"><text:span text:style-name="Source_20_Text"><text:span text:style-name="T7">131 <text:s/></text:span></text:span></text:p>
          </table:table-cell>
        </table:table-row>
        <table:table-row table:style-name="Tableau36.3">
          <table:table-cell table:style-name="Tableau36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36.B3" office:value-type="string">
            <text:p text:style-name="P12"/>
            <text:p text:style-name="P12"><text:span text:style-name="Source_20_Text"><text:span text:style-name="T7">112 <text:s/></text:span></text:span></text:p>
          </table:table-cell>
          <table:table-cell table:style-name="Tableau36.A3" office:value-type="string">
            <text:p text:style-name="P12"/>
            <text:p text:style-name="P12"><text:span text:style-name="Source_20_Text"><text:span text:style-name="T7">112 <text:s/></text:span></text:span></text:p>
          </table:table-cell>
        </table:table-row>
      </table:table>
      <text:p text:style-name="P3"/>
      <table:table table:name="Tableau37" table:style-name="Tableau37">
        <table:table-column table:style-name="Tableau37.A"/>
        <table:table-column table:style-name="Tableau37.B"/>
        <table:table-column table:style-name="Tableau37.C"/>
        <table:table-row table:style-name="Tableau37.1">
          <table:table-cell table:style-name="Tableau37.A1" table:number-columns-spanned="3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  <table:covered-table-cell/>
        </table:table-row>
        <table:table-row table:style-name="Tableau37.2">
          <table:table-cell table:style-name="Tableau37.A2" office:value-type="string">
            <text:p text:style-name="P13"/>
            <text:p text:style-name="P12"><text:span text:style-name="T31">Date</text:span></text:p>
          </table:table-cell>
          <table:table-cell table:style-name="Tableau37.A2" office:value-type="string">
            <text:p text:style-name="P13"/>
            <text:p text:style-name="P12"><text:span text:style-name="T31">Nombre d'entreprises bénéficiaires</text:span></text:p>
          </table:table-cell>
          <table:table-cell table:style-name="Tableau37.A2" office:value-type="string">
            <text:p text:style-name="P13"/>
            <text:p text:style-name="P12"><text:span text:style-name="T31">Nombre de TPE,PME,ETI bénéficiaires</text:span></text:p>
          </table:table-cell>
        </table:table-row>
        <table:table-row table:style-name="Tableau37.3">
          <table:table-cell table:style-name="Tableau37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37.B3" office:value-type="string">
            <text:p text:style-name="P12"/>
            <text:p text:style-name="P12"><text:span text:style-name="T7">7 <text:s/></text:span></text:p>
          </table:table-cell>
          <table:table-cell table:style-name="Tableau37.A3" office:value-type="string">
            <text:p text:style-name="P12"/>
            <text:p text:style-name="P12"><text:span text:style-name="T7">7 <text:s/></text:span></text:p>
          </table:table-cell>
        </table:table-row>
        <table:table-row table:style-name="Tableau37.3">
          <table:table-cell table:style-name="Tableau37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37.B3" office:value-type="string">
            <text:p text:style-name="P12"/>
            <text:p text:style-name="P12"><text:span text:style-name="T7">7 <text:s/></text:span></text:p>
          </table:table-cell>
          <table:table-cell table:style-name="Tableau37.A3" office:value-type="string">
            <text:p text:style-name="P12"/>
            <text:p text:style-name="P12"><text:span text:style-name="T7">7 <text:s/></text:span></text:p>
          </table:table-cell>
        </table:table-row>
        <table:table-row table:style-name="Tableau37.3">
          <table:table-cell table:style-name="Tableau37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37.B3" office:value-type="string">
            <text:p text:style-name="P12"/>
            <text:p text:style-name="P12"><text:span text:style-name="T7">6 <text:s/></text:span></text:p>
          </table:table-cell>
          <table:table-cell table:style-name="Tableau37.A3" office:value-type="string">
            <text:p text:style-name="P12"/>
            <text:p text:style-name="P12"><text:span text:style-name="T7">6 <text:s/></text:span></text:p>
          </table:table-cell>
        </table:table-row>
      </table:table>
      <text:p text:style-name="P8"><draw:custom-shape text:anchor-type="paragraph" draw:z-index="8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3" draw:name="Forme1" draw:style-name="gr2" draw:text-style-name="P54" svg:width="20.965cm" svg:height="0.385cm" svg:x="-2.508cm" svg:y="7.16cm"><text:p text:style-name="P22"><text:span text:style-name="T16"><text:s/>15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4" draw:name="Cadre1" draw:style-name="gr3" draw:text-style-name="P53" svg:width="16.592cm" svg:height="7.361cm" svg:x="0cm" svg:y="0.079cm"><text:p text:style-name="P20"><text:span text:style-name="T17"><text:s/></text:span></text:p><text:p text:style-name="P23"/><text:p text:style-name="P23"/><text:p text:style-name="P23"/><text:p text:style-name="P23"/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9"/>
      <text:p text:style-name="P2"/>
      <text:p text:style-name="P2"/>
      <text:p text:style-name="P2"/>
      <text:p text:style-name="P4"><draw:custom-shape text:anchor-type="paragraph" draw:z-index="73" draw:name="Forme1" draw:style-name="gr4" draw:text-style-name="P54" svg:width="16.885cm" svg:height="14.706cm" svg:x="-0.533cm" svg:y="3.799cm"><text:p text:style-name="P40"><text:span text:style-name="T20"/></text:p><text:p text:style-name="P40"><text:span text:style-name="T20">Au 27 avril, ce sont </text:span><text:span text:style-name="T23">27</text:span><text:span text:style-name="T20"> millions d’euros qui ont été attribués à la Mayenne sur le volet </text:span><text:span text:style-name="T23">Cohésion</text:span><text:span text:style-name="T20"> de France Relance </text:span><text:span text:style-name="T23">(dont 18M€ estimés sur le plan #1jeune1solution)</text:span></text:p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3" draw:name="Forme2" draw:style-name="gr2" draw:text-style-name="P53" svg:width="20.905cm" svg:height="0.385cm" svg:x="-2.438cm" svg:y="20.055cm"><text:p text:style-name="P21"><text:span text:style-name="T14">1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Volet : Cohésion</text:span></text:p>
      <text:p text:style-name="Standard"/>
      <text:p text:style-name="P10"><text:span text:style-name="T5">Apprentissage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Nombre de contrats d’apprentissage : 2324</text:span></text:p>
      <table:table table:name="Tableau38" table:style-name="Tableau38">
        <table:table-column table:style-name="Tableau38.A"/>
        <table:table-column table:style-name="Tableau38.B"/>
        <table:table-row table:style-name="Tableau38.1">
          <table:table-cell table:style-name="Tableau38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38.2">
          <table:table-cell table:style-name="Tableau38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38.A2" office:value-type="string">
            <text:p text:style-name="P12"><text:span text:style-name="T7"><text:s text:c="9"/></text:span></text:p>
            <text:p text:style-name="P12"><text:span text:style-name="T31">Nombre de contrats d’apprentissage</text:span></text:p>
          </table:table-cell>
        </table:table-row>
        <table:table-row table:style-name="Tableau38.3">
          <table:table-cell table:style-name="Tableau38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38.B3" office:value-type="string">
            <text:p text:style-name="P12"/>
            <text:p text:style-name="P12"><text:span text:style-name="T7">396156 <text:s/></text:span></text:p>
          </table:table-cell>
        </table:table-row>
        <table:table-row table:style-name="Tableau38.3">
          <table:table-cell table:style-name="Tableau38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38.B3" office:value-type="string">
            <text:p text:style-name="P12"/>
            <text:p text:style-name="P12"><text:span text:style-name="T7">345720 <text:s/></text:span></text:p>
          </table:table-cell>
        </table:table-row>
        <table:table-row table:style-name="Tableau38.3">
          <table:table-cell table:style-name="Tableau38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38.B3" office:value-type="string">
            <text:p text:style-name="P12"/>
            <text:p text:style-name="P12"><text:span text:style-name="T7">273520 <text:s/></text:span></text:p>
          </table:table-cell>
        </table:table-row>
      </table:table>
      <text:p text:style-name="P3"/>
      <table:table table:name="Tableau39" table:style-name="Tableau39">
        <table:table-column table:style-name="Tableau39.A"/>
        <table:table-column table:style-name="Tableau39.B"/>
        <table:table-row table:style-name="Tableau39.1">
          <table:table-cell table:style-name="Tableau39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12"/><text:span text:style-name="T30">: Pays de la Loire</text:span><text:bookmark-end text:name="__DdeLink__225_361440075812"/></text:p>
          </table:table-cell>
          <table:covered-table-cell/>
        </table:table-row>
        <table:table-row table:style-name="Tableau39.2">
          <table:table-cell table:style-name="Tableau39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39.A2" office:value-type="string">
            <text:p text:style-name="P12"><text:span text:style-name="T7"><text:s text:c="3"/></text:span></text:p>
            <text:p text:style-name="P12"><text:span text:style-name="T31">Nombre de contrats d’apprentissage</text:span></text:p>
          </table:table-cell>
        </table:table-row>
        <table:table-row table:style-name="Tableau39.3">
          <table:table-cell table:style-name="Tableau39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39.B3" office:value-type="string">
            <text:p text:style-name="P12"/>
            <text:p text:style-name="P12"><text:span text:style-name="Source_20_Text"><text:span text:style-name="T7">27283 <text:s/></text:span></text:span></text:p>
          </table:table-cell>
        </table:table-row>
        <table:table-row table:style-name="Tableau39.3">
          <table:table-cell table:style-name="Tableau39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39.B3" office:value-type="string">
            <text:p text:style-name="P12"/>
            <text:p text:style-name="P12"><text:span text:style-name="Source_20_Text"><text:span text:style-name="T7">25536 <text:s/></text:span></text:span></text:p>
          </table:table-cell>
        </table:table-row>
        <table:table-row table:style-name="Tableau39.3">
          <table:table-cell table:style-name="Tableau39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39.B3" office:value-type="string">
            <text:p text:style-name="P12"/>
            <text:p text:style-name="P12"><text:span text:style-name="Source_20_Text"><text:span text:style-name="T7">20422 <text:s/></text:span></text:span></text:p>
          </table:table-cell>
        </table:table-row>
      </table:table>
      <text:p text:style-name="P3"/>
      <table:table table:name="Tableau40" table:style-name="Tableau40">
        <table:table-column table:style-name="Tableau40.A"/>
        <table:table-column table:style-name="Tableau40.B"/>
        <table:table-row table:style-name="Tableau40.1">
          <table:table-cell table:style-name="Tableau40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40.2">
          <table:table-cell table:style-name="Tableau40.A2" office:value-type="string">
            <text:p text:style-name="P13"/>
            <text:p text:style-name="P12"><text:span text:style-name="T31">Date</text:span></text:p>
          </table:table-cell>
          <table:table-cell table:style-name="Tableau40.A2" office:value-type="string">
            <text:p text:style-name="P13"/>
            <text:p text:style-name="P12"><text:span text:style-name="T31">Nombre de contrats d’apprentissage</text:span></text:p>
          </table:table-cell>
        </table:table-row>
        <table:table-row table:style-name="Tableau40.3">
          <table:table-cell table:style-name="Tableau40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40.B3" office:value-type="string">
            <text:p text:style-name="P12"/>
            <text:p text:style-name="P12"><text:span text:style-name="T7">2324 <text:s/></text:span></text:p>
          </table:table-cell>
        </table:table-row>
        <table:table-row table:style-name="Tableau40.3">
          <table:table-cell table:style-name="Tableau40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40.B3" office:value-type="string">
            <text:p text:style-name="P12"/>
            <text:p text:style-name="P12"><text:span text:style-name="T7">2193 <text:s/></text:span></text:p>
          </table:table-cell>
        </table:table-row>
        <table:table-row table:style-name="Tableau40.3">
          <table:table-cell table:style-name="Tableau40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40.B3" office:value-type="string">
            <text:p text:style-name="P12"/>
            <text:p text:style-name="P12"><text:span text:style-name="T7">1727 <text:s/></text:span></text:p>
          </table:table-cell>
        </table:table-row>
      </table:table>
      <text:p text:style-name="P8"><draw:custom-shape text:anchor-type="paragraph" draw:z-index="7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2" draw:name="Forme1" draw:style-name="gr2" draw:text-style-name="P54" svg:width="20.965cm" svg:height="0.385cm" svg:x="-2.508cm" svg:y="7.16cm"><text:p text:style-name="P22"><text:span text:style-name="T16"><text:s/>17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2" draw:name="Cadre1" draw:style-name="gr3" draw:text-style-name="P53" svg:width="16.592cm" svg:height="7.361cm" svg:x="0cm" svg:y="0.079cm"><text:p text:style-name="P20"><text:span text:style-name="T17"/></text:p><text:p text:style-name="P23"/><text:p text:style-name="P23"/><text:p text:style-name="P23"/><text:p text:style-name="P23"/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Prime à l'embauche des jeunes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Nombre d'aides à l'embauche des jeunes : 1490</text:span></text:p>
      <table:table table:name="Tableau41" table:style-name="Tableau41">
        <table:table-column table:style-name="Tableau41.A"/>
        <table:table-column table:style-name="Tableau41.B"/>
        <table:table-row table:style-name="Tableau41.1">
          <table:table-cell table:style-name="Tableau41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41.2">
          <table:table-cell table:style-name="Tableau41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41.A2" office:value-type="string">
            <text:p text:style-name="P12"><text:span text:style-name="T7"><text:s text:c="9"/></text:span></text:p>
            <text:p text:style-name="P12"><text:span text:style-name="T31">Nombre d'aides à l'embauche des jeunes</text:span></text:p>
          </table:table-cell>
        </table:table-row>
        <table:table-row table:style-name="Tableau41.3">
          <table:table-cell table:style-name="Tableau41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41.B3" office:value-type="string">
            <text:p text:style-name="P12"/>
            <text:p text:style-name="P12"><text:span text:style-name="T7">275636 <text:s/></text:span></text:p>
          </table:table-cell>
        </table:table-row>
        <table:table-row table:style-name="Tableau41.3">
          <table:table-cell table:style-name="Tableau41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41.B3" office:value-type="string">
            <text:p text:style-name="P12"/>
            <text:p text:style-name="P12"><text:span text:style-name="T7">209998 <text:s/></text:span></text:p>
          </table:table-cell>
        </table:table-row>
        <table:table-row table:style-name="Tableau41.3">
          <table:table-cell table:style-name="Tableau41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41.B3" office:value-type="string">
            <text:p text:style-name="P12"/>
            <text:p text:style-name="P12"><text:span text:style-name="T7">98036 <text:s/></text:span></text:p>
          </table:table-cell>
        </table:table-row>
      </table:table>
      <text:p text:style-name="P3"/>
      <table:table table:name="Tableau42" table:style-name="Tableau42">
        <table:table-column table:style-name="Tableau42.A"/>
        <table:table-column table:style-name="Tableau42.B"/>
        <table:table-row table:style-name="Tableau42.1">
          <table:table-cell table:style-name="Tableau42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13"/><text:span text:style-name="T30">: Pays de la Loire</text:span><text:bookmark-end text:name="__DdeLink__225_361440075813"/></text:p>
          </table:table-cell>
          <table:covered-table-cell/>
        </table:table-row>
        <table:table-row table:style-name="Tableau42.2">
          <table:table-cell table:style-name="Tableau42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42.A2" office:value-type="string">
            <text:p text:style-name="P12"><text:span text:style-name="T7"><text:s text:c="3"/></text:span></text:p>
            <text:p text:style-name="P12"><text:span text:style-name="T31">Nombre d'aides à l'embauche des jeunes</text:span></text:p>
          </table:table-cell>
        </table:table-row>
        <table:table-row table:style-name="Tableau42.3">
          <table:table-cell table:style-name="Tableau42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42.B3" office:value-type="string">
            <text:p text:style-name="P12"/>
            <text:p text:style-name="P12"><text:span text:style-name="Source_20_Text"><text:span text:style-name="T7">20887 <text:s/></text:span></text:span></text:p>
          </table:table-cell>
        </table:table-row>
        <table:table-row table:style-name="Tableau42.3">
          <table:table-cell table:style-name="Tableau42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42.B3" office:value-type="string">
            <text:p text:style-name="P12"/>
            <text:p text:style-name="P12"><text:span text:style-name="Source_20_Text"><text:span text:style-name="T7">16476 <text:s/></text:span></text:span></text:p>
          </table:table-cell>
        </table:table-row>
        <table:table-row table:style-name="Tableau42.3">
          <table:table-cell table:style-name="Tableau42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42.B3" office:value-type="string">
            <text:p text:style-name="P12"/>
            <text:p text:style-name="P12"><text:span text:style-name="Source_20_Text"><text:span text:style-name="T7">7838 <text:s/></text:span></text:span></text:p>
          </table:table-cell>
        </table:table-row>
      </table:table>
      <text:p text:style-name="P3"/>
      <table:table table:name="Tableau43" table:style-name="Tableau43">
        <table:table-column table:style-name="Tableau43.A"/>
        <table:table-column table:style-name="Tableau43.B"/>
        <table:table-row table:style-name="Tableau43.1">
          <table:table-cell table:style-name="Tableau43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43.2">
          <table:table-cell table:style-name="Tableau43.A2" office:value-type="string">
            <text:p text:style-name="P13"/>
            <text:p text:style-name="P12"><text:span text:style-name="T31">Date</text:span></text:p>
          </table:table-cell>
          <table:table-cell table:style-name="Tableau43.A2" office:value-type="string">
            <text:p text:style-name="P13"/>
            <text:p text:style-name="P12"><text:span text:style-name="T31">Nombre d'aides à l'embauche des jeunes</text:span></text:p>
          </table:table-cell>
        </table:table-row>
        <table:table-row table:style-name="Tableau43.3">
          <table:table-cell table:style-name="Tableau43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43.B3" office:value-type="string">
            <text:p text:style-name="P12"/>
            <text:p text:style-name="P12"><text:span text:style-name="T7">1490 <text:s/></text:span></text:p>
          </table:table-cell>
        </table:table-row>
        <table:table-row table:style-name="Tableau43.3">
          <table:table-cell table:style-name="Tableau43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43.B3" office:value-type="string">
            <text:p text:style-name="P12"/>
            <text:p text:style-name="P12"><text:span text:style-name="T7">1179 <text:s/></text:span></text:p>
          </table:table-cell>
        </table:table-row>
        <table:table-row table:style-name="Tableau43.3">
          <table:table-cell table:style-name="Tableau43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43.B3" office:value-type="string">
            <text:p text:style-name="P12"/>
            <text:p text:style-name="P12"><text:span text:style-name="T7">552 <text:s/></text:span></text:p>
          </table:table-cell>
        </table:table-row>
      </table:table>
      <text:p text:style-name="P8"><draw:custom-shape text:anchor-type="paragraph" draw:z-index="6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1" draw:name="Forme1" draw:style-name="gr2" draw:text-style-name="P54" svg:width="20.965cm" svg:height="0.385cm" svg:x="-2.508cm" svg:y="7.16cm"><text:p text:style-name="P22"><text:span text:style-name="T16"><text:s/>18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1" draw:name="Cadre1" draw:style-name="gr3" draw:text-style-name="P53" svg:width="16.592cm" svg:height="7.361cm" svg:x="0cm" svg:y="0.079cm"><text:p text:style-name="P23"><text:span text:style-name="T17"/></text:p><text:p text:style-name="P23"/><text:p text:style-name="P29">Données départementales : </text:p><text:p text:style-name="P29"/><text:p text:style-name="P29">1153 primes à l’embauche des jeunes en 2020</text:p><text:p text:style-name="P29">1033 primes à l’embauche des jeunes en 2021 à ce jour</text:p><text:p text:style-name="P26"/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Prime à l'embauche pour les travailleurs handicapés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Nombre d'aides à l'embauche des travailleurs handicapés : 53</text:span></text:p>
      <table:table table:name="Tableau44" table:style-name="Tableau44">
        <table:table-column table:style-name="Tableau44.A"/>
        <table:table-column table:style-name="Tableau44.B"/>
        <table:table-row table:style-name="Tableau44.1">
          <table:table-cell table:style-name="Tableau44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44.2">
          <table:table-cell table:style-name="Tableau44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44.A2" office:value-type="string">
            <text:p text:style-name="P12"><text:span text:style-name="T7"><text:s text:c="9"/></text:span></text:p>
            <text:p text:style-name="P12"><text:span text:style-name="T31">Nombre d'aides à l'embauche des travailleurs handicapés</text:span></text:p>
          </table:table-cell>
        </table:table-row>
        <table:table-row table:style-name="Tableau44.3">
          <table:table-cell table:style-name="Tableau44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44.B3" office:value-type="string">
            <text:p text:style-name="P12"/>
            <text:p text:style-name="P12"><text:span text:style-name="T7">8498 <text:s/></text:span></text:p>
          </table:table-cell>
        </table:table-row>
        <table:table-row table:style-name="Tableau44.3">
          <table:table-cell table:style-name="Tableau44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44.B3" office:value-type="string">
            <text:p text:style-name="P12"/>
            <text:p text:style-name="P12"><text:span text:style-name="T7">5745 <text:s/></text:span></text:p>
          </table:table-cell>
        </table:table-row>
        <table:table-row table:style-name="Tableau44.3">
          <table:table-cell table:style-name="Tableau44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44.B3" office:value-type="string">
            <text:p text:style-name="P12"/>
            <text:p text:style-name="P12"><text:span text:style-name="T7">2624 <text:s/></text:span></text:p>
          </table:table-cell>
        </table:table-row>
      </table:table>
      <text:p text:style-name="P3"/>
      <table:table table:name="Tableau45" table:style-name="Tableau45">
        <table:table-column table:style-name="Tableau45.A"/>
        <table:table-column table:style-name="Tableau45.B"/>
        <table:table-row table:style-name="Tableau45.1">
          <table:table-cell table:style-name="Tableau45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14"/><text:span text:style-name="T30">: Pays de la Loire</text:span><text:bookmark-end text:name="__DdeLink__225_361440075814"/></text:p>
          </table:table-cell>
          <table:covered-table-cell/>
        </table:table-row>
        <table:table-row table:style-name="Tableau45.2">
          <table:table-cell table:style-name="Tableau45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45.A2" office:value-type="string">
            <text:p text:style-name="P12"><text:span text:style-name="T7"><text:s text:c="3"/></text:span></text:p>
            <text:p text:style-name="P12"><text:span text:style-name="T31">Nombre d'aides à l'embauche des travailleurs handicapés</text:span></text:p>
          </table:table-cell>
        </table:table-row>
        <table:table-row table:style-name="Tableau45.3">
          <table:table-cell table:style-name="Tableau45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45.B3" office:value-type="string">
            <text:p text:style-name="P12"/>
            <text:p text:style-name="P12"><text:span text:style-name="Source_20_Text"><text:span text:style-name="T7">681 <text:s/></text:span></text:span></text:p>
          </table:table-cell>
        </table:table-row>
        <table:table-row table:style-name="Tableau45.3">
          <table:table-cell table:style-name="Tableau45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45.B3" office:value-type="string">
            <text:p text:style-name="P12"/>
            <text:p text:style-name="P12"><text:span text:style-name="Source_20_Text"><text:span text:style-name="T7">483 <text:s/></text:span></text:span></text:p>
          </table:table-cell>
        </table:table-row>
        <table:table-row table:style-name="Tableau45.3">
          <table:table-cell table:style-name="Tableau45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45.B3" office:value-type="string">
            <text:p text:style-name="P12"/>
            <text:p text:style-name="P12"><text:span text:style-name="Source_20_Text"><text:span text:style-name="T7">229 <text:s/></text:span></text:span></text:p>
          </table:table-cell>
        </table:table-row>
      </table:table>
      <text:p text:style-name="P3"/>
      <table:table table:name="Tableau46" table:style-name="Tableau46">
        <table:table-column table:style-name="Tableau46.A"/>
        <table:table-column table:style-name="Tableau46.B"/>
        <table:table-row table:style-name="Tableau46.1">
          <table:table-cell table:style-name="Tableau46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46.2">
          <table:table-cell table:style-name="Tableau46.A2" office:value-type="string">
            <text:p text:style-name="P13"/>
            <text:p text:style-name="P12"><text:span text:style-name="T31">Date</text:span></text:p>
          </table:table-cell>
          <table:table-cell table:style-name="Tableau46.A2" office:value-type="string">
            <text:p text:style-name="P13"/>
            <text:p text:style-name="P12"><text:span text:style-name="T31">Nombre d'aides à l'embauche des travailleurs handicapés</text:span></text:p>
          </table:table-cell>
        </table:table-row>
        <table:table-row table:style-name="Tableau46.3">
          <table:table-cell table:style-name="Tableau46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46.B3" office:value-type="string">
            <text:p text:style-name="P12"/>
            <text:p text:style-name="P12"><text:span text:style-name="T7">53 <text:s/></text:span></text:p>
          </table:table-cell>
        </table:table-row>
        <table:table-row table:style-name="Tableau46.3">
          <table:table-cell table:style-name="Tableau46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46.B3" office:value-type="string">
            <text:p text:style-name="P12"/>
            <text:p text:style-name="P12"><text:span text:style-name="T7">37 <text:s/></text:span></text:p>
          </table:table-cell>
        </table:table-row>
        <table:table-row table:style-name="Tableau46.3">
          <table:table-cell table:style-name="Tableau46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46.B3" office:value-type="string">
            <text:p text:style-name="P12"/>
            <text:p text:style-name="P12"><text:span text:style-name="T7">17 <text:s/></text:span></text:p>
          </table:table-cell>
        </table:table-row>
      </table:table>
      <text:p text:style-name="P8"><draw:custom-shape text:anchor-type="paragraph" draw:z-index="5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0" draw:name="Forme1" draw:style-name="gr2" draw:text-style-name="P54" svg:width="20.965cm" svg:height="0.385cm" svg:x="-2.508cm" svg:y="7.16cm"><text:p text:style-name="P22"><text:span text:style-name="T16"><text:s/>19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0" draw:name="Cadre1" draw:style-name="gr3" draw:text-style-name="P53" svg:width="16.592cm" svg:height="7.361cm" svg:x="0cm" svg:y="0.079cm"><text:p text:style-name="P20"><text:span text:style-name="T17"><text:s/></text:span></text:p><text:p text:style-name="P23"/><text:p text:style-name="P23"/><text:p text:style-name="P23"/><text:p text:style-name="P23"/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Contrats Initiatives Emploi (CIE) Jeunes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Entrées de jeunes en CIE : 115</text:span></text:p>
      <table:table table:name="Tableau47" table:style-name="Tableau47">
        <table:table-column table:style-name="Tableau47.A"/>
        <table:table-column table:style-name="Tableau47.B"/>
        <table:table-row table:style-name="Tableau47.1">
          <table:table-cell table:style-name="Tableau47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47.2">
          <table:table-cell table:style-name="Tableau47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47.A2" office:value-type="string">
            <text:p text:style-name="P12"><text:span text:style-name="T7"><text:s text:c="9"/></text:span></text:p>
            <text:p text:style-name="P12"><text:span text:style-name="T31">Entrées de jeunes en CIE</text:span></text:p>
          </table:table-cell>
        </table:table-row>
        <table:table-row table:style-name="Tableau47.3">
          <table:table-cell table:style-name="Tableau47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47.B3" office:value-type="string">
            <text:p text:style-name="P12"/>
            <text:p text:style-name="P12"><text:span text:style-name="T7">9805 <text:s/></text:span></text:p>
          </table:table-cell>
        </table:table-row>
        <table:table-row table:style-name="Tableau47.3">
          <table:table-cell table:style-name="Tableau47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47.B3" office:value-type="string">
            <text:p text:style-name="P12"/>
            <text:p text:style-name="P12"><text:span text:style-name="T7">5619 <text:s/></text:span></text:p>
          </table:table-cell>
        </table:table-row>
        <table:table-row table:style-name="Tableau47.3">
          <table:table-cell table:style-name="Tableau47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47.B3" office:value-type="string">
            <text:p text:style-name="P12"/>
            <text:p text:style-name="P12"><text:span text:style-name="T7">2955 <text:s/></text:span></text:p>
          </table:table-cell>
        </table:table-row>
      </table:table>
      <text:p text:style-name="P3"/>
      <table:table table:name="Tableau48" table:style-name="Tableau48">
        <table:table-column table:style-name="Tableau48.A"/>
        <table:table-column table:style-name="Tableau48.B"/>
        <table:table-row table:style-name="Tableau48.1">
          <table:table-cell table:style-name="Tableau48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15"/><text:span text:style-name="T30">: Pays de la Loire</text:span><text:bookmark-end text:name="__DdeLink__225_361440075815"/></text:p>
          </table:table-cell>
          <table:covered-table-cell/>
        </table:table-row>
        <table:table-row table:style-name="Tableau48.2">
          <table:table-cell table:style-name="Tableau48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48.A2" office:value-type="string">
            <text:p text:style-name="P12"><text:span text:style-name="T7"><text:s text:c="3"/></text:span></text:p>
            <text:p text:style-name="P12"><text:span text:style-name="T31">Entrées de jeunes en CIE</text:span></text:p>
          </table:table-cell>
        </table:table-row>
        <table:table-row table:style-name="Tableau48.3">
          <table:table-cell table:style-name="Tableau48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48.B3" office:value-type="string">
            <text:p text:style-name="P12"/>
            <text:p text:style-name="P12"><text:span text:style-name="Source_20_Text"><text:span text:style-name="T7">832 <text:s/></text:span></text:span></text:p>
          </table:table-cell>
        </table:table-row>
        <table:table-row table:style-name="Tableau48.3">
          <table:table-cell table:style-name="Tableau48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48.B3" office:value-type="string">
            <text:p text:style-name="P12"/>
            <text:p text:style-name="P12"><text:span text:style-name="Source_20_Text"><text:span text:style-name="T7">496 <text:s/></text:span></text:span></text:p>
          </table:table-cell>
        </table:table-row>
        <table:table-row table:style-name="Tableau48.3">
          <table:table-cell table:style-name="Tableau48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48.B3" office:value-type="string">
            <text:p text:style-name="P12"/>
            <text:p text:style-name="P12"><text:span text:style-name="Source_20_Text"><text:span text:style-name="T7">253 <text:s/></text:span></text:span></text:p>
          </table:table-cell>
        </table:table-row>
      </table:table>
      <text:p text:style-name="P3"/>
      <table:table table:name="Tableau49" table:style-name="Tableau49">
        <table:table-column table:style-name="Tableau49.A"/>
        <table:table-column table:style-name="Tableau49.B"/>
        <table:table-row table:style-name="Tableau49.1">
          <table:table-cell table:style-name="Tableau49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49.2">
          <table:table-cell table:style-name="Tableau49.A2" office:value-type="string">
            <text:p text:style-name="P13"/>
            <text:p text:style-name="P12"><text:span text:style-name="T31">Date</text:span></text:p>
          </table:table-cell>
          <table:table-cell table:style-name="Tableau49.A2" office:value-type="string">
            <text:p text:style-name="P13"/>
            <text:p text:style-name="P12"><text:span text:style-name="T31">Entrées de jeunes en CIE</text:span></text:p>
          </table:table-cell>
        </table:table-row>
        <table:table-row table:style-name="Tableau49.3">
          <table:table-cell table:style-name="Tableau49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49.B3" office:value-type="string">
            <text:p text:style-name="P12"/>
            <text:p text:style-name="P12"><text:span text:style-name="T7">115 <text:s/></text:span></text:p>
          </table:table-cell>
        </table:table-row>
        <table:table-row table:style-name="Tableau49.3">
          <table:table-cell table:style-name="Tableau49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49.B3" office:value-type="string">
            <text:p text:style-name="P12"/>
            <text:p text:style-name="P12"><text:span text:style-name="T7">83 <text:s/></text:span></text:p>
          </table:table-cell>
        </table:table-row>
        <table:table-row table:style-name="Tableau49.3">
          <table:table-cell table:style-name="Tableau49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49.B3" office:value-type="string">
            <text:p text:style-name="P12"/>
            <text:p text:style-name="P12"><text:span text:style-name="T7">48 <text:s/></text:span></text:p>
          </table:table-cell>
        </table:table-row>
      </table:table>
      <text:p text:style-name="P8"><draw:custom-shape text:anchor-type="paragraph" draw:z-index="4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9" draw:name="Forme1" draw:style-name="gr2" draw:text-style-name="P54" svg:width="20.965cm" svg:height="0.385cm" svg:x="-2.508cm" svg:y="7.16cm"><text:p text:style-name="P22"><text:span text:style-name="T16"><text:s/>2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9" draw:name="Cadre1" draw:style-name="gr3" draw:text-style-name="P53" svg:width="16.592cm" svg:height="7.361cm" svg:x="0cm" svg:y="0.079cm"><text:p text:style-name="P20"><text:span text:style-name="T17"/></text:p><text:p text:style-name="P23"/><text:p text:style-name="P23"/><text:p text:style-name="P23"/><text:p text:style-name="P23"/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Contrats de professionnalisation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Nombre de contrats de professionnalisation : 127</text:span></text:p>
      <table:table table:name="Tableau50" table:style-name="Tableau50">
        <table:table-column table:style-name="Tableau50.A"/>
        <table:table-column table:style-name="Tableau50.B"/>
        <table:table-row table:style-name="Tableau50.1">
          <table:table-cell table:style-name="Tableau50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50.2">
          <table:table-cell table:style-name="Tableau50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50.A2" office:value-type="string">
            <text:p text:style-name="P12"><text:span text:style-name="T7"><text:s text:c="9"/></text:span></text:p>
            <text:p text:style-name="P12"><text:span text:style-name="T31">Nombre de contrats de professionnalisation</text:span></text:p>
          </table:table-cell>
        </table:table-row>
        <table:table-row table:style-name="Tableau50.3">
          <table:table-cell table:style-name="Tableau50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50.B3" office:value-type="string">
            <text:p text:style-name="P12"/>
            <text:p text:style-name="P12"><text:span text:style-name="T7">38193 <text:s/></text:span></text:p>
          </table:table-cell>
        </table:table-row>
        <table:table-row table:style-name="Tableau50.3">
          <table:table-cell table:style-name="Tableau50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50.B3" office:value-type="string">
            <text:p text:style-name="P12"/>
            <text:p text:style-name="P12"><text:span text:style-name="T7">30459 <text:s/></text:span></text:p>
          </table:table-cell>
        </table:table-row>
        <table:table-row table:style-name="Tableau50.3">
          <table:table-cell table:style-name="Tableau50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50.B3" office:value-type="string">
            <text:p text:style-name="P12"/>
            <text:p text:style-name="P12"><text:span text:style-name="T7">23517 <text:s/></text:span></text:p>
          </table:table-cell>
        </table:table-row>
      </table:table>
      <text:p text:style-name="P3"/>
      <table:table table:name="Tableau51" table:style-name="Tableau51">
        <table:table-column table:style-name="Tableau51.A"/>
        <table:table-column table:style-name="Tableau51.B"/>
        <table:table-row table:style-name="Tableau51.1">
          <table:table-cell table:style-name="Tableau51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16"/><text:span text:style-name="T30">: Pays de la Loire</text:span><text:bookmark-end text:name="__DdeLink__225_361440075816"/></text:p>
          </table:table-cell>
          <table:covered-table-cell/>
        </table:table-row>
        <table:table-row table:style-name="Tableau51.2">
          <table:table-cell table:style-name="Tableau51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51.A2" office:value-type="string">
            <text:p text:style-name="P12"><text:span text:style-name="T7"><text:s text:c="3"/></text:span></text:p>
            <text:p text:style-name="P12"><text:span text:style-name="T31">Nombre de contrats de professionnalisation</text:span></text:p>
          </table:table-cell>
        </table:table-row>
        <table:table-row table:style-name="Tableau51.3">
          <table:table-cell table:style-name="Tableau51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51.B3" office:value-type="string">
            <text:p text:style-name="P12"/>
            <text:p text:style-name="P12"><text:span text:style-name="Source_20_Text"><text:span text:style-name="T7">2502 <text:s/></text:span></text:span></text:p>
          </table:table-cell>
        </table:table-row>
        <table:table-row table:style-name="Tableau51.3">
          <table:table-cell table:style-name="Tableau51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51.B3" office:value-type="string">
            <text:p text:style-name="P12"/>
            <text:p text:style-name="P12"><text:span text:style-name="Source_20_Text"><text:span text:style-name="T7">2144 <text:s/></text:span></text:span></text:p>
          </table:table-cell>
        </table:table-row>
        <table:table-row table:style-name="Tableau51.3">
          <table:table-cell table:style-name="Tableau51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51.B3" office:value-type="string">
            <text:p text:style-name="P12"/>
            <text:p text:style-name="P12"><text:span text:style-name="Source_20_Text"><text:span text:style-name="T7">1749 <text:s/></text:span></text:span></text:p>
          </table:table-cell>
        </table:table-row>
      </table:table>
      <text:p text:style-name="P3"/>
      <table:table table:name="Tableau52" table:style-name="Tableau52">
        <table:table-column table:style-name="Tableau52.A"/>
        <table:table-column table:style-name="Tableau52.B"/>
        <table:table-row table:style-name="Tableau52.1">
          <table:table-cell table:style-name="Tableau52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52.2">
          <table:table-cell table:style-name="Tableau52.A2" office:value-type="string">
            <text:p text:style-name="P13"/>
            <text:p text:style-name="P12"><text:span text:style-name="T31">Date</text:span></text:p>
          </table:table-cell>
          <table:table-cell table:style-name="Tableau52.A2" office:value-type="string">
            <text:p text:style-name="P13"/>
            <text:p text:style-name="P12"><text:span text:style-name="T31">Nombre de contrats de professionnalisation</text:span></text:p>
          </table:table-cell>
        </table:table-row>
        <table:table-row table:style-name="Tableau52.3">
          <table:table-cell table:style-name="Tableau52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52.B3" office:value-type="string">
            <text:p text:style-name="P12"/>
            <text:p text:style-name="P12"><text:span text:style-name="T7">127 <text:s/></text:span></text:p>
          </table:table-cell>
        </table:table-row>
        <table:table-row table:style-name="Tableau52.3">
          <table:table-cell table:style-name="Tableau52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52.B3" office:value-type="string">
            <text:p text:style-name="P12"/>
            <text:p text:style-name="P12"><text:span text:style-name="T7">110 <text:s/></text:span></text:p>
          </table:table-cell>
        </table:table-row>
        <table:table-row table:style-name="Tableau52.3">
          <table:table-cell table:style-name="Tableau52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52.B3" office:value-type="string">
            <text:p text:style-name="P12"/>
            <text:p text:style-name="P12"><text:span text:style-name="T7">96 <text:s/></text:span></text:p>
          </table:table-cell>
        </table:table-row>
      </table:table>
      <text:p text:style-name="P8"><draw:custom-shape text:anchor-type="paragraph" draw:z-index="3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8" draw:name="Forme1" draw:style-name="gr2" draw:text-style-name="P54" svg:width="20.965cm" svg:height="0.385cm" svg:x="-2.508cm" svg:y="7.16cm"><text:p text:style-name="P22"><text:span text:style-name="T16"><text:s/>2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8" draw:name="Cadre1" draw:style-name="gr3" draw:text-style-name="P53" svg:width="16.592cm" svg:height="7.361cm" svg:x="0cm" svg:y="0.079cm"><text:p text:style-name="P23"><text:span text:style-name="T17"/></text:p><text:p text:style-name="P23"/><text:p text:style-name="P23"/><text:p text:style-name="P23"/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Garantie jeunes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Entrées en garanties jeunes : 352</text:span></text:p>
      <table:table table:name="Tableau53" table:style-name="Tableau53">
        <table:table-column table:style-name="Tableau53.A"/>
        <table:table-column table:style-name="Tableau53.B"/>
        <table:table-row table:style-name="Tableau53.1">
          <table:table-cell table:style-name="Tableau53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53.2">
          <table:table-cell table:style-name="Tableau53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53.A2" office:value-type="string">
            <text:p text:style-name="P12"><text:span text:style-name="T7"><text:s text:c="9"/></text:span></text:p>
            <text:p text:style-name="P12"><text:span text:style-name="T31">Entrées en garanties jeunes</text:span></text:p>
          </table:table-cell>
        </table:table-row>
        <table:table-row table:style-name="Tableau53.3">
          <table:table-cell table:style-name="Tableau53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53.B3" office:value-type="string">
            <text:p text:style-name="P12"/>
            <text:p text:style-name="P12"><text:span text:style-name="T7">127822 <text:s/></text:span></text:p>
          </table:table-cell>
        </table:table-row>
        <table:table-row table:style-name="Tableau53.3">
          <table:table-cell table:style-name="Tableau53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53.B3" office:value-type="string">
            <text:p text:style-name="P12"/>
            <text:p text:style-name="P12"><text:span text:style-name="T7">112356 <text:s/></text:span></text:p>
          </table:table-cell>
        </table:table-row>
        <table:table-row table:style-name="Tableau53.3">
          <table:table-cell table:style-name="Tableau53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53.B3" office:value-type="string">
            <text:p text:style-name="P12"/>
            <text:p text:style-name="P12"><text:span text:style-name="T7">100904 <text:s/></text:span></text:p>
          </table:table-cell>
        </table:table-row>
      </table:table>
      <text:p text:style-name="P3"/>
      <table:table table:name="Tableau54" table:style-name="Tableau54">
        <table:table-column table:style-name="Tableau54.A"/>
        <table:table-column table:style-name="Tableau54.B"/>
        <table:table-row table:style-name="Tableau54.1">
          <table:table-cell table:style-name="Tableau54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17"/><text:span text:style-name="T30">: Pays de la Loire</text:span><text:bookmark-end text:name="__DdeLink__225_361440075817"/></text:p>
          </table:table-cell>
          <table:covered-table-cell/>
        </table:table-row>
        <table:table-row table:style-name="Tableau54.2">
          <table:table-cell table:style-name="Tableau54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54.A2" office:value-type="string">
            <text:p text:style-name="P12"><text:span text:style-name="T7"><text:s text:c="3"/></text:span></text:p>
            <text:p text:style-name="P12"><text:span text:style-name="T31">Entrées en garanties jeunes</text:span></text:p>
          </table:table-cell>
        </table:table-row>
        <table:table-row table:style-name="Tableau54.3">
          <table:table-cell table:style-name="Tableau54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54.B3" office:value-type="string">
            <text:p text:style-name="P12"/>
            <text:p text:style-name="P12"><text:span text:style-name="Source_20_Text"><text:span text:style-name="T7">4673 <text:s/></text:span></text:span></text:p>
          </table:table-cell>
        </table:table-row>
        <table:table-row table:style-name="Tableau54.3">
          <table:table-cell table:style-name="Tableau54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54.B3" office:value-type="string">
            <text:p text:style-name="P12"/>
            <text:p text:style-name="P12"><text:span text:style-name="Source_20_Text"><text:span text:style-name="T7">4088 <text:s/></text:span></text:span></text:p>
          </table:table-cell>
        </table:table-row>
        <table:table-row table:style-name="Tableau54.3">
          <table:table-cell table:style-name="Tableau54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54.B3" office:value-type="string">
            <text:p text:style-name="P12"/>
            <text:p text:style-name="P12"><text:span text:style-name="Source_20_Text"><text:span text:style-name="T7">3639 <text:s/></text:span></text:span></text:p>
          </table:table-cell>
        </table:table-row>
      </table:table>
      <text:p text:style-name="P3"/>
      <table:table table:name="Tableau55" table:style-name="Tableau55">
        <table:table-column table:style-name="Tableau55.A"/>
        <table:table-column table:style-name="Tableau55.B"/>
        <table:table-row table:style-name="Tableau55.1">
          <table:table-cell table:style-name="Tableau55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55.2">
          <table:table-cell table:style-name="Tableau55.A2" office:value-type="string">
            <text:p text:style-name="P13"/>
            <text:p text:style-name="P12"><text:span text:style-name="T31">Date</text:span></text:p>
          </table:table-cell>
          <table:table-cell table:style-name="Tableau55.A2" office:value-type="string">
            <text:p text:style-name="P13"/>
            <text:p text:style-name="P12"><text:span text:style-name="T31">Entrées en garanties jeunes</text:span></text:p>
          </table:table-cell>
        </table:table-row>
        <table:table-row table:style-name="Tableau55.3">
          <table:table-cell table:style-name="Tableau55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55.B3" office:value-type="string">
            <text:p text:style-name="P12"/>
            <text:p text:style-name="P12"><text:span text:style-name="T7">352 <text:s/></text:span></text:p>
          </table:table-cell>
        </table:table-row>
        <table:table-row table:style-name="Tableau55.3">
          <table:table-cell table:style-name="Tableau55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55.B3" office:value-type="string">
            <text:p text:style-name="P12"/>
            <text:p text:style-name="P12"><text:span text:style-name="T7">310 <text:s/></text:span></text:p>
          </table:table-cell>
        </table:table-row>
        <table:table-row table:style-name="Tableau55.3">
          <table:table-cell table:style-name="Tableau55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55.B3" office:value-type="string">
            <text:p text:style-name="P12"/>
            <text:p text:style-name="P12"><text:span text:style-name="T7">280 <text:s/></text:span></text:p>
          </table:table-cell>
        </table:table-row>
      </table:table>
      <text:p text:style-name="P8"><draw:custom-shape text:anchor-type="paragraph" draw:z-index="2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7" draw:name="Forme1" draw:style-name="gr2" draw:text-style-name="P54" svg:width="20.965cm" svg:height="0.385cm" svg:x="-2.508cm" svg:y="7.16cm"><text:p text:style-name="P22"><text:span text:style-name="T16"><text:s/>22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7" draw:name="Cadre1" draw:style-name="gr3" draw:text-style-name="P53" svg:width="16.592cm" svg:height="7.361cm" svg:x="0cm" svg:y="0.079cm"><text:p text:style-name="P20"><text:span text:style-name="T17"><text:s/></text:span></text:p><text:p text:style-name="P23"/><text:p text:style-name="P23"/><text:p text:style-name="P23"/><text:p text:style-name="P23"/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Parcours emploi compétences (PEC) Jeunes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Entrées de jeunes en PEC : 59</text:span></text:p>
      <table:table table:name="Tableau56" table:style-name="Tableau56">
        <table:table-column table:style-name="Tableau56.A"/>
        <table:table-column table:style-name="Tableau56.B"/>
        <table:table-row table:style-name="Tableau56.1">
          <table:table-cell table:style-name="Tableau56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56.2">
          <table:table-cell table:style-name="Tableau56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56.A2" office:value-type="string">
            <text:p text:style-name="P12"><text:span text:style-name="T7"><text:s text:c="9"/></text:span></text:p>
            <text:p text:style-name="P12"><text:span text:style-name="T31">Entrées de jeunes en PEC</text:span></text:p>
          </table:table-cell>
        </table:table-row>
        <table:table-row table:style-name="Tableau56.3">
          <table:table-cell table:style-name="Tableau56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56.B3" office:value-type="string">
            <text:p text:style-name="P12"/>
            <text:p text:style-name="P12"><text:span text:style-name="T7">24788 <text:s/></text:span></text:p>
          </table:table-cell>
        </table:table-row>
        <table:table-row table:style-name="Tableau56.3">
          <table:table-cell table:style-name="Tableau56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56.B3" office:value-type="string">
            <text:p text:style-name="P12"/>
            <text:p text:style-name="P12"><text:span text:style-name="T7">21782 <text:s/></text:span></text:p>
          </table:table-cell>
        </table:table-row>
        <table:table-row table:style-name="Tableau56.3">
          <table:table-cell table:style-name="Tableau56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56.B3" office:value-type="string">
            <text:p text:style-name="P12"/>
            <text:p text:style-name="P12"><text:span text:style-name="T7">19248 <text:s/></text:span></text:p>
          </table:table-cell>
        </table:table-row>
      </table:table>
      <text:p text:style-name="P3"/>
      <table:table table:name="Tableau57" table:style-name="Tableau57">
        <table:table-column table:style-name="Tableau57.A"/>
        <table:table-column table:style-name="Tableau57.B"/>
        <table:table-row table:style-name="Tableau57.1">
          <table:table-cell table:style-name="Tableau57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18"/><text:span text:style-name="T30">: Pays de la Loire</text:span><text:bookmark-end text:name="__DdeLink__225_361440075818"/></text:p>
          </table:table-cell>
          <table:covered-table-cell/>
        </table:table-row>
        <table:table-row table:style-name="Tableau57.2">
          <table:table-cell table:style-name="Tableau57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57.A2" office:value-type="string">
            <text:p text:style-name="P12"><text:span text:style-name="T7"><text:s text:c="3"/></text:span></text:p>
            <text:p text:style-name="P12"><text:span text:style-name="T31">Entrées de jeunes en PEC</text:span></text:p>
          </table:table-cell>
        </table:table-row>
        <table:table-row table:style-name="Tableau57.3">
          <table:table-cell table:style-name="Tableau57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57.B3" office:value-type="string">
            <text:p text:style-name="P12"/>
            <text:p text:style-name="P12"><text:span text:style-name="Source_20_Text"><text:span text:style-name="T7">756 <text:s/></text:span></text:span></text:p>
          </table:table-cell>
        </table:table-row>
        <table:table-row table:style-name="Tableau57.3">
          <table:table-cell table:style-name="Tableau57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57.B3" office:value-type="string">
            <text:p text:style-name="P12"/>
            <text:p text:style-name="P12"><text:span text:style-name="Source_20_Text"><text:span text:style-name="T7">653 <text:s/></text:span></text:span></text:p>
          </table:table-cell>
        </table:table-row>
        <table:table-row table:style-name="Tableau57.3">
          <table:table-cell table:style-name="Tableau57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57.B3" office:value-type="string">
            <text:p text:style-name="P12"/>
            <text:p text:style-name="P12"><text:span text:style-name="Source_20_Text"><text:span text:style-name="T7">561 <text:s/></text:span></text:span></text:p>
          </table:table-cell>
        </table:table-row>
      </table:table>
      <text:p text:style-name="P3"/>
      <table:table table:name="Tableau58" table:style-name="Tableau58">
        <table:table-column table:style-name="Tableau58.A"/>
        <table:table-column table:style-name="Tableau58.B"/>
        <table:table-row table:style-name="Tableau58.1">
          <table:table-cell table:style-name="Tableau58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58.2">
          <table:table-cell table:style-name="Tableau58.A2" office:value-type="string">
            <text:p text:style-name="P13"/>
            <text:p text:style-name="P12"><text:span text:style-name="T31">Date</text:span></text:p>
          </table:table-cell>
          <table:table-cell table:style-name="Tableau58.A2" office:value-type="string">
            <text:p text:style-name="P13"/>
            <text:p text:style-name="P12"><text:span text:style-name="T31">Entrées de jeunes en PEC</text:span></text:p>
          </table:table-cell>
        </table:table-row>
        <table:table-row table:style-name="Tableau58.3">
          <table:table-cell table:style-name="Tableau58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58.B3" office:value-type="string">
            <text:p text:style-name="P12"/>
            <text:p text:style-name="P12"><text:span text:style-name="T7">59 <text:s/></text:span></text:p>
          </table:table-cell>
        </table:table-row>
        <table:table-row table:style-name="Tableau58.3">
          <table:table-cell table:style-name="Tableau58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58.B3" office:value-type="string">
            <text:p text:style-name="P12"/>
            <text:p text:style-name="P12"><text:span text:style-name="T7">53 <text:s/></text:span></text:p>
          </table:table-cell>
        </table:table-row>
        <table:table-row table:style-name="Tableau58.3">
          <table:table-cell table:style-name="Tableau58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58.B3" office:value-type="string">
            <text:p text:style-name="P12"/>
            <text:p text:style-name="P12"><text:span text:style-name="T7">43 <text:s/></text:span></text:p>
          </table:table-cell>
        </table:table-row>
      </table:table>
      <text:p text:style-name="P8"><draw:custom-shape text:anchor-type="paragraph" draw:z-index="1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6" draw:name="Forme1" draw:style-name="gr2" draw:text-style-name="P54" svg:width="20.965cm" svg:height="0.385cm" svg:x="-2.508cm" svg:y="7.16cm"><text:p text:style-name="P22"><text:span text:style-name="T16"><text:s/>23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6" draw:name="Cadre1" draw:style-name="gr3" draw:text-style-name="P53" svg:width="16.592cm" svg:height="7.361cm" svg:x="0cm" svg:y="0.079cm"><text:p text:style-name="P20"><text:span text:style-name="T17"><text:s/></text:span></text:p><text:p text:style-name="P23"/><text:p text:style-name="P23"/><text:p text:style-name="P23"/><text:p text:style-name="P23"/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<text:span text:style-name="T5">Service civique</text:span></text:p>
      <text:p text:style-name="P11"><text:span text:style-name="T6">Données cumulées depuis le début du financement de la mesure par le plan de relance</text:span></text:p>
      <text:p text:style-name="Standard"><text:span text:style-name="T7">Mars <text:s text:c="4"/>2021, Nombre d'entrées en service civique : 250</text:span></text:p>
      <table:table table:name="Tableau59" table:style-name="Tableau59">
        <table:table-column table:style-name="Tableau59.A"/>
        <table:table-column table:style-name="Tableau59.B"/>
        <table:table-row table:style-name="Tableau59.1">
          <table:table-cell table:style-name="Tableau59.A1" table:number-columns-spanned="2" office:value-type="string">
            <text:p text:style-name="P1"><text:span text:style-name="T29"><text:s/></text:span><text:span text:style-name="T30">Niveau National</text:span></text:p>
          </table:table-cell>
          <table:covered-table-cell/>
        </table:table-row>
        <table:table-row table:style-name="Tableau59.2">
          <table:table-cell table:style-name="Tableau59.A2" office:value-type="string">
            <text:p text:style-name="P12"><text:span text:style-name="T7"><text:s text:c="9"/></text:span></text:p>
            <text:p text:style-name="P12"><text:span text:style-name="T31">Date</text:span></text:p>
          </table:table-cell>
          <table:table-cell table:style-name="Tableau59.A2" office:value-type="string">
            <text:p text:style-name="P12"><text:span text:style-name="T7"><text:s text:c="9"/></text:span></text:p>
            <text:p text:style-name="P12"><text:span text:style-name="T31">Nombre d'entrées en service civique</text:span></text:p>
          </table:table-cell>
        </table:table-row>
        <table:table-row table:style-name="Tableau59.3">
          <table:table-cell table:style-name="Tableau59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59.B3" office:value-type="string">
            <text:p text:style-name="P12"/>
            <text:p text:style-name="P12"><text:span text:style-name="T7">71751 <text:s/></text:span></text:p>
          </table:table-cell>
        </table:table-row>
        <table:table-row table:style-name="Tableau59.3">
          <table:table-cell table:style-name="Tableau59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59.B3" office:value-type="string">
            <text:p text:style-name="P12"/>
            <text:p text:style-name="P12"><text:span text:style-name="T7">66881 <text:s/></text:span></text:p>
          </table:table-cell>
        </table:table-row>
        <table:table-row table:style-name="Tableau59.3">
          <table:table-cell table:style-name="Tableau59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59.B3" office:value-type="string">
            <text:p text:style-name="P12"/>
            <text:p text:style-name="P12"><text:span text:style-name="T7">63360 <text:s/></text:span></text:p>
          </table:table-cell>
        </table:table-row>
      </table:table>
      <text:p text:style-name="P3"/>
      <table:table table:name="Tableau60" table:style-name="Tableau60">
        <table:table-column table:style-name="Tableau60.A"/>
        <table:table-column table:style-name="Tableau60.B"/>
        <table:table-row table:style-name="Tableau60.1">
          <table:table-cell table:style-name="Tableau60.A1" table:number-columns-spanned="2" office:value-type="string">
            <text:p text:style-name="P1"><text:span text:style-name="T29"><text:s/></text:span><text:span text:style-name="T30">Niveau Régional </text:span><text:bookmark-start text:name="__DdeLink__225_361440075819"/><text:span text:style-name="T30">: Pays de la Loire</text:span><text:bookmark-end text:name="__DdeLink__225_361440075819"/></text:p>
          </table:table-cell>
          <table:covered-table-cell/>
        </table:table-row>
        <table:table-row table:style-name="Tableau60.2">
          <table:table-cell table:style-name="Tableau60.A2" office:value-type="string">
            <text:p text:style-name="P12"><text:span text:style-name="T7"><text:s text:c="3"/></text:span></text:p>
            <text:p text:style-name="P12"><text:span text:style-name="T31">Date</text:span></text:p>
          </table:table-cell>
          <table:table-cell table:style-name="Tableau60.A2" office:value-type="string">
            <text:p text:style-name="P12"><text:span text:style-name="T7"><text:s text:c="3"/></text:span></text:p>
            <text:p text:style-name="P12"><text:span text:style-name="T31">Nombre d'entrées en service civique</text:span></text:p>
          </table:table-cell>
        </table:table-row>
        <table:table-row table:style-name="Tableau60.3">
          <table:table-cell table:style-name="Tableau60.A3" office:value-type="string">
            <text:p text:style-name="P12"/>
            <text:p text:style-name="P12"><text:span text:style-name="Source_20_Text"><text:span text:style-name="T7">Mars <text:s text:c="4"/>2021 <text:s/></text:span></text:span></text:p>
          </table:table-cell>
          <table:table-cell table:style-name="Tableau60.B3" office:value-type="string">
            <text:p text:style-name="P12"/>
            <text:p text:style-name="P12"><text:span text:style-name="Source_20_Text"><text:span text:style-name="T7">3542 <text:s/></text:span></text:span></text:p>
          </table:table-cell>
        </table:table-row>
        <table:table-row table:style-name="Tableau60.3">
          <table:table-cell table:style-name="Tableau60.A3" office:value-type="string">
            <text:p text:style-name="P12"/>
            <text:p text:style-name="P12"><text:span text:style-name="Source_20_Text"><text:span text:style-name="T7">Février <text:s/>2021 <text:s/></text:span></text:span></text:p>
          </table:table-cell>
          <table:table-cell table:style-name="Tableau60.B3" office:value-type="string">
            <text:p text:style-name="P12"/>
            <text:p text:style-name="P12"><text:span text:style-name="Source_20_Text"><text:span text:style-name="T7">3346 <text:s/></text:span></text:span></text:p>
          </table:table-cell>
        </table:table-row>
        <table:table-row table:style-name="Tableau60.3">
          <table:table-cell table:style-name="Tableau60.A3" office:value-type="string">
            <text:p text:style-name="P12"/>
            <text:p text:style-name="P12"><text:span text:style-name="Source_20_Text"><text:span text:style-name="T7">Janvier <text:s text:c="2"/>2021 <text:s/></text:span></text:span></text:p>
          </table:table-cell>
          <table:table-cell table:style-name="Tableau60.B3" office:value-type="string">
            <text:p text:style-name="P12"/>
            <text:p text:style-name="P12"><text:span text:style-name="Source_20_Text"><text:span text:style-name="T7">3199 <text:s/></text:span></text:span></text:p>
          </table:table-cell>
        </table:table-row>
      </table:table>
      <text:p text:style-name="P3"/>
      <table:table table:name="Tableau61" table:style-name="Tableau61">
        <table:table-column table:style-name="Tableau61.A"/>
        <table:table-column table:style-name="Tableau61.B"/>
        <table:table-row table:style-name="Tableau61.1">
          <table:table-cell table:style-name="Tableau61.A1" table:number-columns-spanned="2" office:value-type="string">
            <text:p text:style-name="P1"><text:span text:style-name="T29"><text:s/></text:span><text:span text:style-name="T30">Niveau Départemental: Mayenne</text:span></text:p>
          </table:table-cell>
          <table:covered-table-cell/>
        </table:table-row>
        <table:table-row table:style-name="Tableau61.2">
          <table:table-cell table:style-name="Tableau61.A2" office:value-type="string">
            <text:p text:style-name="P13"/>
            <text:p text:style-name="P12"><text:span text:style-name="T31">Date</text:span></text:p>
          </table:table-cell>
          <table:table-cell table:style-name="Tableau61.A2" office:value-type="string">
            <text:p text:style-name="P13"/>
            <text:p text:style-name="P12"><text:span text:style-name="T31">Nombre d'entrées en service civique</text:span></text:p>
          </table:table-cell>
        </table:table-row>
        <table:table-row table:style-name="Tableau61.3">
          <table:table-cell table:style-name="Tableau61.A3" office:value-type="string">
            <text:p text:style-name="P12"/>
            <text:p text:style-name="P12"><text:span text:style-name="T7">Mars <text:s text:c="4"/>2021 <text:s/></text:span></text:p>
          </table:table-cell>
          <table:table-cell table:style-name="Tableau61.B3" office:value-type="string">
            <text:p text:style-name="P12"/>
            <text:p text:style-name="P12"><text:span text:style-name="T7">250 <text:s/></text:span></text:p>
          </table:table-cell>
        </table:table-row>
        <table:table-row table:style-name="Tableau61.3">
          <table:table-cell table:style-name="Tableau61.A3" office:value-type="string">
            <text:p text:style-name="P12"/>
            <text:p text:style-name="P12"><text:span text:style-name="T7">Février <text:s/>2021 <text:s/></text:span></text:p>
          </table:table-cell>
          <table:table-cell table:style-name="Tableau61.B3" office:value-type="string">
            <text:p text:style-name="P12"/>
            <text:p text:style-name="P12"><text:span text:style-name="T7">241 <text:s/></text:span></text:p>
          </table:table-cell>
        </table:table-row>
        <table:table-row table:style-name="Tableau61.3">
          <table:table-cell table:style-name="Tableau61.A3" office:value-type="string">
            <text:p text:style-name="P12"/>
            <text:p text:style-name="P12"><text:span text:style-name="T7">Janvier <text:s text:c="2"/>2021 <text:s/></text:span></text:p>
          </table:table-cell>
          <table:table-cell table:style-name="Tableau61.B3" office:value-type="string">
            <text:p text:style-name="P12"/>
            <text:p text:style-name="P12"><text:span text:style-name="T7">234 <text:s/></text:span></text:p>
          </table:table-cell>
        </table:table-row>
      </table:table>
      <text:p text:style-name="P8"><draw:custom-shape text:anchor-type="paragraph" draw:z-index="0" draw:name="Forme2" draw:style-name="gr1" draw:text-style-name="P53" svg:width="16.592cm" svg:height="6.734cm" svg:x="0cm" svg:y="0.0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5" draw:name="Forme1" draw:style-name="gr2" draw:text-style-name="P54" svg:width="20.965cm" svg:height="0.385cm" svg:x="-2.508cm" svg:y="7.16cm"><text:p text:style-name="P22"><text:span text:style-name="T16"><text:s/>24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5" draw:name="Cadre1" draw:style-name="gr3" draw:text-style-name="P53" svg:width="16.592cm" svg:height="7.361cm" svg:x="0cm" svg:y="0.079cm"><text:p text:style-name="P23"><text:span text:style-name="T17"/></text:p><text:p text:style-name="P23"/><text:p text:style-name="P23"/><text:p text:style-name="P23"/><text:p text:style-name="P23"/><text:p text:style-name="P23"/><text:p text:style-name="P23"/><text:p text:style-name="P20"/><text:p text:style-name="P20"/><text:p text:style-name="P20"/><text:p text:style-name="P20"/><text:p text:style-name="P20"/><text:p text:style-name="P20"/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1" svg:font-family="'Courier New'" style:font-adornments="Normal" style:font-family-generic="modern" style:font-pitch="fixed"/>
    <style:font-face style:name="Marianne1" svg:font-family="Marianne" style:font-family-generic="modern" style:font-pitch="variable"/>
    <style:font-face style:name="Marianne Light" svg:font-family="'Marianne Light'" style:font-family-generic="modern" style:font-pitch="variable"/>
    <style:font-face style:name="Marianne Light1" svg:font-family="'Marianne Light'" style:font-adornments="Light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Marianne" svg:font-family="Marianne" style:font-family-generic="roman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77cm" style:writing-mode="page"/>
      <style:text-properties style:use-window-font-color="true" style:font-name="Calibri" fo:font-size="11pt" fo:language="fr" fo:country="FR" style:letter-kerning="false" style:font-name-asian="Calibri2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Calibri2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Obsah_20_tabulky" style:display-name="Obsah tabulky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fo:font-size="12pt" style:font-size-asian="12pt" style:font-size-complex="12pt"/>
    </style:style>
    <style:style style:name="_30_3_5f_liste-tiret" style:display-name="03_liste-tiret" style:family="paragraph" style:parent-style-name="List_20_Paragraph" style:default-outline-level="">
      <style:paragraph-properties fo:margin-left="0.499cm" fo:margin-right="0cm" fo:line-height="0.494cm" fo:text-indent="-0.379cm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_30_3_5f_texte-courant" style:display-name="03_texte-courant" style:family="paragraph" style:parent-style-name="Standard" style:default-outline-level="">
      <style:paragraph-properties fo:margin-top="0cm" fo:margin-bottom="0.212cm" loext:contextual-spacing="false" fo:line-height="0.459cm" fo:text-align="justify" style:justify-single-word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weight-complex="bold"/>
    </style:style>
    <style:style style:name="_30_2_5f_inter_20_2" style:display-name="02_inter 2" style:family="paragraph" style:parent-style-name="_30_3_5f_texte-courant" style:default-outline-level="">
      <style:paragraph-properties fo:margin-top="0cm" fo:margin-bottom="0.106cm" loext:contextual-spacing="false" fo:line-height="0.529cm"/>
      <style:text-properties fo:color="#169b62" fo:font-size="12pt" style:font-size-asian="12pt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p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k" style:family="text" style:parent-style-name="Default_20_Paragraph_20_Fon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37" style:display-name="ListLabel 37" style:family="text">
      <style:text-properties style:font-name="Marianne" fo:font-family="Marianne" style:font-family-generic="roman" style:font-pitch="variable" fo:font-size="10.5pt" fo:font-weight="bold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 1" text:anchor-type="char" svg:x="-1.071cm" svg:y="-0.587cm" svg:width="3.02cm" svg:height="2.725cm" draw:z-index="44"><draw:image xlink:href="Pictures/10000000000004B00000043B4CE135F9CDA9D37C.png" xlink:type="simple" xlink:show="embed" xlink:actuate="onLoad" loext:mime-type="image/png"/><draw:contour-polygon svg:width="1177px" svg:height="1063px" svg:viewBox="0 0 1177 1063" draw:points="-9,0 -9,1063 1168,1063 1168,0" draw:recreate-on-edit="false"/></draw:frame><draw:frame draw:style-name="Mfr2" draw:name="Image 2" text:anchor-type="char" svg:x="13.19cm" svg:y="-0.958cm" svg:width="4.445cm" svg:height="2.963cm" draw:z-index="112"><draw:image xlink:href="Pictures/100000000000025800000190D0777EED08117D09.png" xlink:type="simple" xlink:show="embed" xlink:actuate="onLoad" loext:mime-type="image/png"/><draw:contour-polygon svg:width="592px" svg:height="383px" svg:viewBox="0 0 592 383" draw:points="-9,0 -9,383 583,383 583,0" draw:recreate-on-edit="false"/></draw:frame></text:p>
      </style:header>
      <style:footer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09:48:00</meta:creation-date>
    <meta:initial-creator>Yves TRAN</meta:initial-creator>
    <dc:language>fr-FR</dc:language>
    <dc:date>2021-05-03T14:45:19.420000000</dc:date>
    <meta:editing-cycles>24</meta:editing-cycles>
    <meta:editing-duration>PT2H25M50S</meta:editing-duration>
    <meta:generator>LibreOffice/6.1.6.3.M13$Windows_X86_64 LibreOffice_project/31671adeb09bb5a7234188d1a99bab8c62b9e233</meta:generator>
    <meta:document-statistic meta:table-count="61" meta:image-count="2" meta:object-count="0" meta:page-count="25" meta:paragraph-count="857" meta:word-count="2872" meta:character-count="19826" meta:non-whitespace-character-count="157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